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 style:family="paragraph">
      <style:paragraph-properties fo:text-align="start" fo:text-indent="0.4916in"/>
    </style:style>
    <style:style style:name="T3" style:parent-style-name="Absatz-Standardschriftart" style:family="text">
      <style:text-properties style:font-name="Times New Roman" fo:font-size="12pt" style:font-size-asian="12pt" style:font-size-complex="12pt" fo:language="en" fo:country="US"/>
    </style:style>
    <style:style style:name="P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 style:parent-style-name="Standard" style:family="paragraph">
      <style:paragraph-properties fo:text-align="start" fo:text-indent="0.4916in"/>
    </style:style>
    <style:style style:name="T6" style:parent-style-name="Absatz-Standardschriftart" style:family="text">
      <style:text-properties style:font-name="Times New Roman" fo:font-size="12pt" style:font-size-asian="12pt" style:font-size-complex="12pt" fo:language="en" fo:country="US"/>
    </style:style>
    <style:style style:name="T7" style:parent-style-name="Absatz-Standardschriftart" style:family="text">
      <style:text-properties style:font-name="Times New Roman" fo:font-size="12pt" style:font-size-asian="12pt" style:font-size-complex="12pt" fo:language="en" fo:country="US"/>
    </style:style>
    <style:style style:name="T8" style:parent-style-name="Absatz-Standardschriftart" style:family="text">
      <style:text-properties style:font-name="Times New Roman" fo:font-size="12pt" style:font-size-asian="12pt" style:font-size-complex="12pt"/>
    </style:style>
    <style:style style:name="T9" style:parent-style-name="Kommentarzeichen" style:family="text">
      <style:text-properties style:font-name="Times New Roman" fo:font-size="12pt" style:font-size-asian="12pt" style:font-size-complex="12pt"/>
    </style:style>
    <style:style style:name="T10" style:parent-style-name="Absatz-Standardschriftart" style:family="text">
      <style:text-properties style:font-name="Times New Roman" fo:font-size="12pt" style:font-size-asian="12pt" style:font-size-complex="12pt" fo:language="en" fo:country="US"/>
    </style:style>
    <style:style style:name="P11" style:parent-style-name="Standard" style:family="paragraph">
      <style:paragraph-properties fo:text-align="start" fo:text-indent="0.4916in"/>
    </style:style>
    <style:style style:name="T12" style:parent-style-name="Absatz-Standardschriftart" style:family="text">
      <style:text-properties style:font-name="Times New Roman" fo:font-size="12pt" style:font-size-asian="12pt" style:font-size-complex="12pt" fo:language="en" fo:country="US"/>
    </style:style>
    <style:style style:name="T13" style:parent-style-name="Absatz-Standardschriftart" style:family="text">
      <style:text-properties style:font-name="Times New Roman" fo:font-size="12pt" style:font-size-asian="12pt" style:font-size-complex="12pt" fo:language="en" fo:country="US"/>
    </style:style>
    <style:style style:name="T14" style:parent-style-name="Kommentarzeichen" style:family="text">
      <style:text-properties style:font-name="Times New Roman" fo:font-size="12pt" style:font-size-asian="12pt" style:font-size-complex="12pt"/>
    </style:style>
    <style:style style:name="T15" style:parent-style-name="Absatz-Standardschriftart" style:family="text">
      <style:text-properties style:font-name="Times New Roman" fo:font-size="12pt" style:font-size-asian="12pt" style:font-size-complex="12pt" fo:language="en" fo:country="US"/>
    </style:style>
    <style:style style:name="T16" style:parent-style-name="Absatz-Standardschriftart" style:family="text">
      <style:text-properties style:font-name="Times New Roman" fo:font-size="12pt" style:font-size-asian="12pt" style:font-size-complex="12pt" fo:language="en" fo:country="US"/>
    </style:style>
    <style:style style:name="P1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 style:parent-style-name="Standard" style:family="paragraph">
      <style:paragraph-properties fo:text-align="start" fo:text-indent="0.4916in"/>
    </style:style>
    <style:style style:name="T22" style:parent-style-name="Absatz-Standardschriftart" style:family="text">
      <style:text-properties style:font-name="Times New Roman" fo:font-size="12pt" style:font-size-asian="12pt" style:font-size-complex="12pt" fo:language="en" fo:country="US"/>
    </style:style>
    <style:style style:name="T23" style:parent-style-name="Absatz-Standardschriftart" style:family="text">
      <style:text-properties style:font-name="Times New Roman"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Absatz-Standardschriftart" style:family="text">
      <style:text-properties fo:language="en" fo:country="US"/>
    </style:style>
    <style:style style:name="T27" style:parent-style-name="CommentReference" style:family="text">
      <style:text-properties style:font-name="Times New Roman" fo:font-size="12pt" style:font-size-asian="12pt" style:font-size-complex="12pt"/>
    </style:style>
    <style:style style:name="T28" style:parent-style-name="Kommentarzeichen" style:family="text">
      <style:text-properties style:font-name="Times New Roman" fo:font-size="12pt" style:font-size-asian="12pt" style:font-size-complex="12pt"/>
    </style:style>
    <style:style style:name="T29" style:parent-style-name="Kommentarzeichen" style:family="text">
      <style:text-properties style:font-name="Times New Roman" fo:font-size="12pt" style:font-size-asian="12pt" style:font-size-complex="12pt"/>
    </style:style>
    <style:style style:name="P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 style:parent-style-name="Standard" style:family="paragraph">
      <style:paragraph-properties fo:text-align="start" fo:text-indent="0in"/>
    </style:style>
    <style:style style:name="T3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5" style:parent-style-name="CommentText" style:family="paragraph">
      <style:paragraph-properties fo:text-align="start" fo:text-indent="0in"/>
    </style:style>
    <style:style style:name="T36" style:parent-style-name="CommentReference" style:family="text">
      <style:text-properties style:font-name="Times New Roman" fo:font-size="12pt" style:font-size-asian="12pt" style:font-size-complex="12pt"/>
    </style:style>
    <style:style style:name="T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0" style:parent-style-name="Standard" style:family="paragraph">
      <style:paragraph-properties fo:text-align="start" fo:text-indent="0.4916in"/>
    </style:style>
    <style:style style:name="T4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43" style:parent-style-name="Absatz-Standardschriftart" style:family="text">
      <style:text-properties style:font-name="Times New Roman" fo:font-size="12pt" style:font-size-asian="12pt" style:font-size-complex="12pt" fo:language="en" fo:country="US"/>
    </style:style>
    <style:style style:name="T44" style:parent-style-name="Absatz-Standardschriftart" style:family="text">
      <style:text-properties style:font-name="Times New Roman" fo:font-size="12pt" style:font-size-asian="12pt" style:font-size-complex="12pt" fo:language="en" fo:country="US"/>
    </style:style>
    <style:style style:name="T45" style:parent-style-name="Absatz-Standardschriftart" style:family="text">
      <style:text-properties style:font-name="Times New Roman" style:letter-kerning="false" fo:font-size="12pt" style:font-size-asian="12pt" style:font-size-complex="12pt" fo:language="en" fo:country="US"/>
    </style:style>
    <style:style style:name="T46" style:parent-style-name="Absatz-Standardschriftart" style:family="text">
      <style:text-properties style:font-name="Times New Roman" fo:font-size="12pt" style:font-size-asian="12pt" style:font-size-complex="12pt" fo:language="en" fo:country="US"/>
    </style:style>
    <style:style style:name="T47" style:parent-style-name="Absatz-Standardschriftart" style:family="text">
      <style:text-properties style:font-name="Times New Roman" style:letter-kerning="false" fo:font-size="12pt" style:font-size-asian="12pt" style:font-size-complex="12pt" fo:language="en" fo:country="US"/>
    </style:style>
    <style:style style:name="T48" style:parent-style-name="Absatz-Standardschriftart" style:family="text">
      <style:text-properties style:font-name="Times New Roman" fo:font-size="12pt" style:font-size-asian="12pt" style:font-size-complex="12pt" fo:language="en" fo:country="US"/>
    </style:style>
    <style:style style:name="T49" style:parent-style-name="Absatz-Standardschriftart" style:family="text">
      <style:text-properties style:font-name="Times New Roman" style:letter-kerning="false" fo:font-size="12pt" style:font-size-asian="12pt" style:font-size-complex="12pt" fo:language="en" fo:country="US"/>
    </style:style>
    <style:style style:name="T50" style:parent-style-name="Absatz-Standardschriftart" style:family="text">
      <style:text-properties style:font-name="Times New Roman" fo:font-size="12pt" style:font-size-asian="12pt" style:font-size-complex="12pt" fo:language="en" fo:country="US"/>
    </style:style>
    <style:style style:name="T51" style:parent-style-name="Absatz-Standardschriftart" style:family="text">
      <style:text-properties style:font-name="Times New Roman" fo:font-size="12pt" style:font-size-asian="12pt" style:font-size-complex="12pt" fo:language="en" fo:country="US"/>
    </style:style>
    <style:style style:name="P52" style:parent-style-name="Standard" style:family="paragraph">
      <style:paragraph-properties fo:text-align="start" fo:text-indent="0in"/>
    </style:style>
    <style:style style:name="T53" style:parent-style-name="Absatz-Standardschriftart" style:family="text">
      <style:text-properties style:font-name="Times New Roman" fo:font-size="12pt" style:font-size-asian="12pt" style:font-size-complex="12pt" fo:language="da" fo:country="DK"/>
    </style:style>
    <style:style style:name="T54" style:parent-style-name="Absatz-Standardschriftart" style:family="text">
      <style:text-properties style:font-name="Times New Roman" fo:font-size="12pt" style:font-size-asian="12pt" style:font-size-complex="12pt" fo:language="en" fo:country="US"/>
    </style:style>
    <style:style style:name="P55" style:parent-style-name="CommentText" style:family="paragraph">
      <style:paragraph-properties fo:text-align="start" fo:text-indent="0in"/>
    </style:style>
    <style:style style:name="T56" style:parent-style-name="CommentReference" style:family="text">
      <style:text-properties style:font-name="Times New Roman" fo:font-size="12pt" style:font-size-asian="12pt" style:font-size-complex="12pt"/>
    </style:style>
    <style:style style:name="T57" style:parent-style-name="Kommentarzeichen" style:family="text">
      <style:text-properties style:font-name="Times New Roman" fo:font-size="12pt" style:font-size-asian="12pt" style:font-size-complex="12pt"/>
    </style:style>
    <style:style style:name="T58" style:parent-style-name="Absatz-Standardschriftart" style:family="text">
      <style:text-properties style:font-name="Times New Roman" fo:font-size="12pt" style:font-size-asian="12pt" style:font-size-complex="12pt" fo:language="en" fo:country="US"/>
    </style:style>
    <style:style style:name="T59" style:parent-style-name="Absatz-Standardschriftart" style:family="text">
      <style:text-properties style:font-name="Times New Roman" fo:font-size="12pt" style:font-size-asian="12pt" style:font-size-complex="12pt" fo:language="en" fo:country="US"/>
    </style:style>
    <style:style style:name="T60" style:parent-style-name="Absatz-Standardschriftart" style:family="text">
      <style:text-properties style:font-name="Times New Roman" fo:font-size="12pt" style:font-size-asian="12pt" style:font-size-complex="12pt" fo:language="en" fo:country="US"/>
    </style:style>
    <style:style style:name="T61" style:parent-style-name="Absatz-Standardschriftart" style:family="text">
      <style:text-properties style:font-name="Times New Roman" fo:font-size="12pt" style:font-size-asian="12pt" style:font-size-complex="12pt" fo:language="en" fo:country="US"/>
    </style:style>
    <style:style style:name="T62" style:parent-style-name="Kommentarzeichen" style:family="text">
      <style:text-properties style:font-name="Times New Roman" fo:font-size="12pt" style:font-size-asian="12pt" style:font-size-complex="12pt"/>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4916in"/>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DefaultParagraphFont" style:family="text">
      <style:text-properties style:font-name="Times New Roman" fo:font-size="12pt" style:font-size-asian="12pt" style:font-size-complex="12pt" fo:language="en" fo:country="US"/>
    </style:style>
    <style:style style:name="P67" style:parent-style-name="Standard" style:family="paragraph">
      <style:paragraph-properties fo:text-align="start" fo:text-indent="0.4916in"/>
    </style:style>
    <style:style style:name="T6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6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0" style:parent-style-name="Absatz-Standardschriftart" style:family="text">
      <style:text-properties style:font-name="Times New Roman" fo:font-size="12pt" style:font-size-asian="12pt" style:font-size-complex="12pt" fo:language="en" fo:country="US"/>
    </style:style>
    <style:style style:name="T71" style:parent-style-name="Absatz-Standardschriftart" style:family="text">
      <style:text-properties style:font-name="Times New Roman" fo:font-size="12pt" style:font-size-asian="12pt" style:font-size-complex="12pt" fo:language="en" fo:country="US"/>
    </style:style>
    <style:style style:name="T72" style:parent-style-name="Absatz-Standardschriftart" style:family="text">
      <style:text-properties style:font-name="Times New Roman" fo:font-size="12pt" style:font-size-asian="12pt" style:font-size-complex="12pt" fo:language="en" fo:country="US"/>
    </style:style>
    <style:style style:name="T73" style:parent-style-name="Absatz-Standardschriftart" style:family="text">
      <style:text-properties style:font-name="Times New Roman" fo:font-size="12pt" style:font-size-asian="12pt" style:font-size-complex="12pt" fo:language="en" fo:country="US"/>
    </style:style>
    <style:style style:name="T74" style:parent-style-name="Absatz-Standardschriftart" style:family="text">
      <style:text-properties style:font-name="Times New Roman" fo:font-size="12pt" style:font-size-asian="12pt" style:font-size-complex="12pt" fo:language="en" fo:country="US"/>
    </style:style>
    <style:style style:name="T75" style:parent-style-name="Absatz-Standardschriftart" style:family="text">
      <style:text-properties style:font-name="Times New Roman" fo:font-size="12pt" style:font-size-asian="12pt" style:font-size-complex="12pt" fo:language="en" fo:country="US"/>
    </style:style>
    <style:style style:name="T76" style:parent-style-name="Absatz-Standardschriftart" style:family="text">
      <style:text-properties style:font-name="Times New Roman" fo:font-size="12pt" style:font-size-asian="12pt" style:font-size-complex="12pt" fo:language="en" fo:country="US"/>
    </style:style>
    <style:style style:name="T77" style:parent-style-name="Absatz-Standardschriftart" style:family="text">
      <style:text-properties style:font-name="Times New Roman" fo:font-size="12pt" style:font-size-asian="12pt" style:font-size-complex="12pt" fo:language="en" fo:country="US"/>
    </style:style>
    <style:style style:name="T78" style:parent-style-name="Absatz-Standardschriftart" style:family="text">
      <style:text-properties style:font-name="Times New Roman" fo:font-size="12pt" style:font-size-asian="12pt" style:font-size-complex="12pt" fo:language="en" fo:country="US"/>
    </style:style>
    <style:style style:name="T79" style:parent-style-name="Absatz-Standardschriftart" style:family="text">
      <style:text-properties style:font-name="Times New Roman" fo:font-size="12pt" style:font-size-asian="12pt" style:font-size-complex="12pt" fo:language="en" fo:country="US"/>
    </style:style>
    <style:style style:name="P80" style:parent-style-name="Standard" style:family="paragraph">
      <style:paragraph-properties fo:text-align="start" fo:text-indent="0.4916in"/>
    </style:style>
    <style:style style:name="T8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P83" style:parent-style-name="Standard" style:family="paragraph">
      <style:paragraph-properties fo:text-align="start" fo:text-indent="0.4916in"/>
    </style:style>
    <style:style style:name="T8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85" style:parent-style-name="Absatz-Standardschriftart" style:family="text">
      <style:text-properties style:font-name="Times New Roman" fo:font-size="12pt" style:font-size-asian="12pt" style:font-size-complex="12pt" fo:language="en" fo:country="US"/>
    </style:style>
    <style:style style:name="T86" style:parent-style-name="Absatz-Standardschriftart" style:family="text">
      <style:text-properties style:font-name="Times New Roman" fo:font-size="12pt" style:font-size-asian="12pt" style:font-size-complex="12pt" fo:language="en" fo:country="US"/>
    </style:style>
    <style:style style:name="T87" style:parent-style-name="Absatz-Standardschriftart" style:family="text">
      <style:text-properties style:font-name="Times New Roman" fo:font-size="12pt" style:font-size-asian="12pt" style:font-size-complex="12pt" fo:language="en" fo:country="US"/>
    </style:style>
    <style:style style:name="T88" style:parent-style-name="Absatz-Standardschriftart" style:family="text">
      <style:text-properties style:font-name="Times New Roman" fo:font-size="12pt" style:font-size-asian="12pt" style:font-size-complex="12pt" fo:language="en" fo:country="US"/>
    </style:style>
    <style:style style:name="T89" style:parent-style-name="Absatz-Standardschriftart" style:family="text">
      <style:text-properties style:font-name="Times New Roman" fo:font-size="12pt" style:font-size-asian="12pt" style:font-size-complex="12pt" fo:language="en" fo:country="US"/>
    </style:style>
    <style:style style:name="T90" style:parent-style-name="Absatz-Standardschriftart" style:family="text">
      <style:text-properties style:font-name="Times New Roman" fo:font-size="12pt" style:font-size-asian="12pt" style:font-size-complex="12pt" fo:language="en" fo:country="US"/>
    </style:style>
    <style:style style:name="T91" style:parent-style-name="Absatz-Standardschriftart" style:family="text">
      <style:text-properties style:font-name="Times New Roman" fo:font-size="12pt" style:font-size-asian="12pt" style:font-size-complex="12pt" fo:language="en" fo:country="US"/>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Absatz-Standardschriftart" style:family="text">
      <style:text-properties style:font-name="Times New Roman" fo:font-size="12pt" style:font-size-asian="12pt" style:font-size-complex="12pt" fo:language="en" fo:country="US"/>
    </style:style>
    <style:style style:name="P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 style:parent-style-name="Standard" style:family="paragraph">
      <style:paragraph-properties fo:text-align="start" fo:text-indent="0in"/>
    </style:style>
    <style:style style:name="T99" style:parent-style-name="Absatz-Standardschriftart" style:family="text">
      <style:text-properties style:font-name="Times New Roman" fo:font-size="12pt" style:font-size-asian="12pt" style:font-size-complex="12pt" fo:language="en" fo:country="US"/>
    </style:style>
    <style:style style:name="T100" style:parent-style-name="Absatz-Standardschriftart" style:family="text">
      <style:text-properties style:font-name="Times New Roman" fo:font-size="12pt" style:font-size-asian="12pt" style:font-size-complex="12pt" fo:language="en" fo:country="US"/>
    </style:style>
    <style:style style:name="T101" style:parent-style-name="Kommentarzeichen" style:family="text">
      <style:text-properties style:font-name="Times New Roman" fo:font-size="12pt" style:font-size-asian="12pt" style:font-size-complex="12pt"/>
    </style:style>
    <style:style style:name="T102" style:parent-style-name="Absatz-Standardschriftart" style:family="text">
      <style:text-properties style:font-name="Times New Roman" fo:font-size="12pt" style:font-size-asian="12pt" style:font-size-complex="12pt" fo:language="en" fo:country="US"/>
    </style:style>
    <style:style style:name="P1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05" style:parent-style-name="Standard" style:family="paragraph">
      <style:paragraph-properties fo:text-align="start" fo:text-indent="0in"/>
    </style:style>
    <style:style style:name="T106" style:parent-style-name="Absatz-Standardschriftart" style:family="text">
      <style:text-properties style:font-name="Times New Roman" fo:font-size="12pt" style:font-size-asian="12pt" style:font-size-complex="12pt" fo:language="en" fo:country="US"/>
    </style:style>
    <style:style style:name="T107" style:parent-style-name="Absatz-Standardschriftart" style:family="text">
      <style:text-properties style:font-name="Times New Roman" fo:font-size="12pt" style:font-size-asian="12pt" style:font-size-complex="12pt" fo:language="en" fo:country="US"/>
    </style:style>
    <style:style style:name="P108" style:parent-style-name="CommentText" style:family="paragraph">
      <style:paragraph-properties fo:text-align="start" fo:text-indent="0in"/>
    </style:style>
    <style:style style:name="T109" style:parent-style-name="Absatz-Standardschriftart" style:family="text">
      <style:text-properties fo:language="en" fo:country="US"/>
    </style:style>
    <style:style style:name="T110" style:parent-style-name="CommentReference" style:family="text">
      <style:text-properties style:font-name="Times New Roman" fo:font-size="12pt" style:font-size-asian="12pt" style:font-size-complex="12pt"/>
    </style:style>
    <style:style style:name="T111" style:parent-style-name="Kommentarzeichen" style:family="text">
      <style:text-properties style:font-name="Times New Roman" fo:font-size="12pt" style:font-size-asian="12pt" style:font-size-complex="12pt"/>
    </style:style>
    <style:style style:name="T112" style:parent-style-name="Absatz-Standardschriftart" style:family="text">
      <style:text-properties style:font-name="Times New Roman" fo:font-size="12pt" style:font-size-asian="12pt" style:font-size-complex="12pt" fo:language="en" fo:country="US"/>
    </style:style>
    <style:style style:name="P1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120"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21" style:parent-style-name="Standard" style:family="paragraph">
      <style:paragraph-properties fo:text-indent="0.4916in"/>
      <style:text-properties style:font-name="Times New Roman" fo:font-size="12pt" style:font-size-asian="12pt" style:font-size-complex="12pt" fo:language="en" fo:country="US"/>
    </style:style>
    <style:style style:name="P1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3" style:parent-style-name="Normal" style:family="paragraph">
      <style:paragraph-properties fo:text-align="start" fo:text-indent="0.4916in"/>
    </style:style>
    <style:style style:name="T1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2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26" style:parent-style-name="DefaultParagraphFont" style:family="text">
      <style:text-properties style:font-name="Times New Roman" fo:font-size="12pt" style:font-size-asian="12pt" style:font-size-complex="12pt" fo:language="en" fo:country="US"/>
    </style:style>
    <style:style style:name="T127" style:parent-style-name="DefaultParagraphFont" style:family="text">
      <style:text-properties style:font-name="Times New Roman" fo:font-size="12pt" style:font-size-asian="12pt" style:font-size-complex="12pt" fo:language="en" fo:country="US"/>
    </style:style>
    <style:style style:name="T128" style:parent-style-name="DefaultParagraphFont" style:family="text">
      <style:text-properties style:font-name="Times New Roman" fo:font-size="12pt" style:font-size-asian="12pt" style:font-size-complex="12pt" fo:language="en" fo:country="US"/>
    </style:style>
    <style:style style:name="T129" style:parent-style-name="DefaultParagraphFont" style:family="text">
      <style:text-properties style:font-name="Times New Roman" fo:font-size="12pt" style:font-size-asian="12pt" style:font-size-complex="12pt" fo:language="en" fo:country="US"/>
    </style:style>
    <style:style style:name="T130" style:parent-style-name="DefaultParagraphFont" style:family="text">
      <style:text-properties style:font-name="Times New Roman" fo:font-size="12pt" style:font-size-asian="12pt" style:font-size-complex="12pt" fo:language="en" fo:country="US"/>
    </style:style>
    <style:style style:name="T131" style:parent-style-name="DefaultParagraphFont" style:family="text">
      <style:text-properties style:font-name="Times New Roman" fo:font-size="12pt" style:font-size-asian="12pt" style:font-size-complex="12pt" fo:language="en" fo:country="US"/>
    </style:style>
    <style:style style:name="P132"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33" style:parent-style-name="Normal" style:family="paragraph">
      <style:paragraph-properties fo:text-align="start" fo:text-indent="0in"/>
    </style:style>
    <style:style style:name="T1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35" style:parent-style-name="Normal" style:family="paragraph">
      <style:paragraph-properties fo:text-align="start" fo:text-indent="0.4916in"/>
    </style:style>
    <style:style style:name="T13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37" style:parent-style-name="DefaultParagraphFont" style:family="text">
      <style:text-properties style:font-name="Times New Roman" fo:font-size="12pt" style:font-size-asian="12pt" style:font-size-complex="12pt" fo:language="en" fo:country="US"/>
    </style:style>
    <style:style style:name="T138" style:parent-style-name="DefaultParagraphFont" style:family="text">
      <style:text-properties style:font-name="Times New Roman" fo:font-size="12pt" style:font-size-asian="12pt" style:font-size-complex="12pt" fo:language="en" fo:country="US"/>
    </style:style>
    <style:style style:name="T139" style:parent-style-name="DefaultParagraphFont" style:family="text">
      <style:text-properties style:font-name="Times New Roman" fo:font-size="12pt" style:font-size-asian="12pt" style:font-size-complex="12pt" fo:language="en" fo:country="US"/>
    </style:style>
    <style:style style:name="T140" style:parent-style-name="DefaultParagraphFont" style:family="text">
      <style:text-properties style:font-name="Times New Roman" fo:font-size="12pt" style:font-size-asian="12pt" style:font-size-complex="12pt" fo:language="en" fo:country="US"/>
    </style:style>
    <style:style style:name="P141" style:parent-style-name="Normal" style:family="paragraph">
      <style:paragraph-properties fo:text-align="start" fo:text-indent="0.4916in"/>
    </style:style>
    <style:style style:name="T14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43" style:parent-style-name="animate-in" style:family="text">
      <style:text-properties style:font-name="Times New Roman" fo:font-size="12pt" style:font-size-asian="12pt" style:font-size-complex="12pt" fo:language="en" fo:country="US"/>
    </style:style>
    <style:style style:name="T144" style:parent-style-name="DefaultParagraphFont" style:family="text">
      <style:text-properties style:font-name="Times New Roman" fo:font-size="12pt" style:font-size-asian="12pt" style:font-size-complex="12pt" fo:language="en" fo:country="US"/>
    </style:style>
    <style:style style:name="T145" style:parent-style-name="animate-in" style:family="text">
      <style:text-properties style:font-name="Times New Roman" fo:font-size="12pt" style:font-size-asian="12pt" style:font-size-complex="12pt" fo:language="en" fo:country="US"/>
    </style:style>
    <style:style style:name="T146" style:parent-style-name="animate-in" style:family="text">
      <style:text-properties style:font-name="Times New Roman" fo:font-size="12pt" style:font-size-asian="12pt" style:font-size-complex="12pt" fo:language="en" fo:country="US"/>
    </style:style>
    <style:style style:name="T147" style:parent-style-name="animate-in" style:family="text">
      <style:text-properties style:font-name="Times New Roman" fo:font-size="12pt" style:font-size-asian="12pt" style:font-size-complex="12pt" fo:language="en" fo:country="US"/>
    </style:style>
    <style:style style:name="T148" style:parent-style-name="DefaultParagraphFont" style:family="text">
      <style:text-properties style:font-name="Times New Roman" fo:font-size="12pt" style:font-size-asian="12pt" style:font-size-complex="12pt" fo:language="en" fo:country="US"/>
    </style:style>
    <style:style style:name="T149" style:parent-style-name="animate-in" style:family="text">
      <style:text-properties style:font-name="Times New Roman" fo:font-size="12pt" style:font-size-asian="12pt" style:font-size-complex="12pt" fo:language="en" fo:country="US"/>
    </style:style>
    <style:style style:name="T150" style:parent-style-name="animate-in" style:family="text">
      <style:text-properties style:font-name="Times New Roman" fo:font-size="12pt" style:font-size-asian="12pt" style:font-size-complex="12pt" fo:language="en" fo:country="US"/>
    </style:style>
    <style:style style:name="T151" style:parent-style-name="animate-in" style:family="text">
      <style:text-properties style:font-name="Times New Roman" fo:font-size="12pt" style:font-size-asian="12pt" style:font-size-complex="12pt" fo:language="en" fo:country="US"/>
    </style:style>
    <style:style style:name="T152" style:parent-style-name="animate-in" style:family="text">
      <style:text-properties style:font-name="Times New Roman" fo:font-size="12pt" style:font-size-asian="12pt" style:font-size-complex="12pt" fo:language="en" fo:country="US"/>
    </style:style>
    <style:style style:name="T153" style:parent-style-name="animate-in" style:family="text">
      <style:text-properties style:font-name="Times New Roman" fo:font-size="12pt" style:font-size-asian="12pt" style:font-size-complex="12pt" fo:language="en" fo:country="US"/>
    </style:style>
    <style:style style:name="T154" style:parent-style-name="DefaultParagraphFont" style:family="text">
      <style:text-properties style:font-name="Times New Roman" fo:font-size="12pt" style:font-size-asian="12pt" style:font-size-complex="12pt" fo:language="en" fo:country="US"/>
    </style:style>
    <style:style style:name="T155" style:parent-style-name="animate-in" style:family="text">
      <style:text-properties style:font-name="Times New Roman" fo:font-size="12pt" style:font-size-asian="12pt" style:font-size-complex="12pt" fo:language="en" fo:country="US"/>
    </style:style>
    <style:style style:name="P156"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57" style:parent-style-name="Normal" style:family="paragraph">
      <style:paragraph-properties fo:text-align="start" fo:text-indent="0.4916in"/>
    </style:style>
    <style:style style:name="T15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59" style:parent-style-name="DefaultParagraphFont" style:family="text">
      <style:text-properties style:font-name="Times New Roman" fo:font-size="12pt" style:font-size-asian="12pt" style:font-size-complex="12pt" fo:language="en" fo:country="US"/>
    </style:style>
    <style:style style:name="T160" style:parent-style-name="DefaultParagraphFont" style:family="text">
      <style:text-properties style:font-name="Times New Roman" fo:font-size="12pt" style:font-size-asian="12pt" style:font-size-complex="12pt" fo:language="en" fo:country="US"/>
    </style:style>
    <style:style style:name="T161" style:parent-style-name="DefaultParagraphFont" style:family="text">
      <style:text-properties style:font-name="Times New Roman" fo:font-size="12pt" style:font-size-asian="12pt" style:font-size-complex="12pt" fo:language="en" fo:country="US"/>
    </style:style>
    <style:style style:name="T162" style:parent-style-name="DefaultParagraphFont" style:family="text">
      <style:text-properties style:font-name="Times New Roman" fo:font-size="12pt" style:font-size-asian="12pt" style:font-size-complex="12pt" fo:language="en" fo:country="US"/>
    </style:style>
    <style:style style:name="T163" style:parent-style-name="DefaultParagraphFont" style:family="text">
      <style:text-properties style:font-name="Times New Roman" fo:font-size="12pt" style:font-size-asian="12pt" style:font-size-complex="12pt" fo:language="en" fo:country="US"/>
    </style:style>
    <style:style style:name="T164" style:parent-style-name="DefaultParagraphFont" style:family="text">
      <style:text-properties style:font-name="Times New Roman" fo:font-size="12pt" style:font-size-asian="12pt" style:font-size-complex="12pt" fo:language="en" fo:country="US"/>
    </style:style>
    <style:style style:name="T165" style:parent-style-name="DefaultParagraphFont" style:family="text">
      <style:text-properties style:font-name="Times New Roman" fo:font-size="12pt" style:font-size-asian="12pt" style:font-size-complex="12pt" fo:language="en" fo:country="US"/>
    </style:style>
    <style:style style:name="T166" style:parent-style-name="DefaultParagraphFont" style:family="text">
      <style:text-properties style:font-name="Times New Roman" fo:font-size="12pt" style:font-size-asian="12pt" style:font-size-complex="12pt" fo:language="en" fo:country="US"/>
    </style:style>
    <style:style style:name="T167" style:parent-style-name="DefaultParagraphFont" style:family="text">
      <style:text-properties style:font-name="Times New Roman" fo:font-size="12pt" style:font-size-asian="12pt" style:font-size-complex="12pt" fo:language="en" fo:country="US"/>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fo:font-size="12pt" style:font-size-asian="12pt" style:font-size-complex="12pt" fo:language="en" fo:country="US"/>
    </style:style>
    <style:style style:name="T170" style:parent-style-name="DefaultParagraphFont" style:family="text">
      <style:text-properties style:font-name="Times New Roman" fo:font-size="12pt" style:font-size-asian="12pt" style:font-size-complex="12pt" fo:language="en" fo:country="US"/>
    </style:style>
    <style:style style:name="T171" style:parent-style-name="DefaultParagraphFont" style:family="text">
      <style:text-properties style:font-name="Times New Roman" fo:font-size="12pt" style:font-size-asian="12pt" style:font-size-complex="12pt" fo:language="en" fo:country="US"/>
    </style:style>
    <style:style style:name="P172" style:parent-style-name="Normal" style:family="paragraph">
      <style:paragraph-properties fo:text-align="start" fo:text-indent="0.4916in"/>
    </style:style>
    <style:style style:name="T17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4" style:parent-style-name="DefaultParagraphFont" style:family="text">
      <style:text-properties style:font-name="Times New Roman" fo:font-size="12pt" style:font-size-asian="12pt" style:font-size-complex="12pt" fo:language="en" fo:country="US"/>
    </style:style>
    <style:style style:name="T175" style:parent-style-name="DefaultParagraphFont" style:family="text">
      <style:text-properties style:font-name="Times New Roman" fo:font-size="12pt" style:font-size-asian="12pt" style:font-size-complex="12pt" fo:language="en" fo:country="US"/>
    </style:style>
    <style:style style:name="T176" style:parent-style-name="DefaultParagraphFont" style:family="text">
      <style:text-properties style:font-name="Times New Roman" fo:font-size="12pt" style:font-size-asian="12pt" style:font-size-complex="12pt" fo:language="en" fo:country="US"/>
    </style:style>
    <style:style style:name="T177" style:parent-style-name="DefaultParagraphFont" style:family="text">
      <style:text-properties style:font-name="Times New Roman" fo:font-size="12pt" style:font-size-asian="12pt" style:font-size-complex="12pt" fo:language="en" fo:country="US"/>
    </style:style>
    <style:style style:name="T178" style:parent-style-name="DefaultParagraphFont" style:family="text">
      <style:text-properties style:font-name="Times New Roman" fo:font-size="12pt" style:font-size-asian="12pt" style:font-size-complex="12pt" fo:language="en" fo:country="US"/>
    </style:style>
    <style:style style:name="P179"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80" style:parent-style-name="Normal" style:family="paragraph">
      <style:paragraph-properties fo:text-align="start" fo:text-indent="0in"/>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83" style:parent-style-name="DefaultParagraphFont" style:family="text">
      <style:text-properties style:font-name="Times New Roman" fo:font-size="12pt" style:font-size-asian="12pt" style:font-size-complex="12pt" fo:language="en" fo:country="US"/>
    </style:style>
    <style:style style:name="P184" style:parent-style-name="Normal" style:family="paragraph">
      <style:paragraph-properties fo:text-align="start" fo:text-indent="0in"/>
    </style:style>
    <style:style style:name="T185" style:parent-style-name="DefaultParagraphFont" style:family="text">
      <style:text-properties style:font-name="Times New Roman" fo:font-size="12pt" style:font-size-asian="12pt" style:font-size-complex="12pt" fo:language="en" fo:country="US"/>
    </style:style>
    <style:style style:name="T18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87" style:parent-style-name="DefaultParagraphFont" style:family="text">
      <style:text-properties style:font-name="Times New Roman" fo:font-size="12pt" style:font-size-asian="12pt" style:font-size-complex="12pt" fo:language="en" fo:country="US"/>
    </style:style>
    <style:style style:name="T188" style:parent-style-name="DefaultParagraphFont" style:family="text">
      <style:text-properties style:font-name="Times New Roman" fo:font-size="12pt" style:font-size-asian="12pt" style:font-size-complex="12pt" fo:language="da" fo:country="DK"/>
    </style:style>
    <style:style style:name="T189" style:parent-style-name="DefaultParagraphFont" style:family="text">
      <style:text-properties style:font-name="Times New Roman" fo:font-size="12pt" style:font-size-asian="12pt" style:font-size-complex="12pt" fo:language="da" fo:country="DK"/>
    </style:style>
    <style:style style:name="T190" style:parent-style-name="DefaultParagraphFont" style:family="text">
      <style:text-properties style:font-name="Times New Roman" fo:font-size="12pt" style:font-size-asian="12pt" style:font-size-complex="12pt" fo:language="da" fo:country="DK"/>
    </style:style>
    <style:style style:name="P191" style:parent-style-name="Normal" style:family="paragraph">
      <style:paragraph-properties fo:text-align="start" fo:text-indent="0in"/>
    </style:style>
    <style:style style:name="T192" style:parent-style-name="DefaultParagraphFont" style:family="text">
      <style:text-properties style:font-name="Times New Roman" fo:font-size="12pt" style:font-size-asian="12pt" style:font-size-complex="12pt" fo:language="da" fo:country="DK"/>
    </style:style>
    <style:style style:name="T19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94" style:parent-style-name="DefaultParagraphFont" style:family="text">
      <style:text-properties style:font-name="Times New Roman" fo:font-size="12pt" style:font-size-asian="12pt" style:font-size-complex="12pt" fo:language="en" fo:country="US"/>
    </style:style>
    <style:style style:name="P195"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96"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97" style:parent-style-name="Normal" style:family="paragraph">
      <style:paragraph-properties fo:text-align="start" fo:text-indent="0.4916in"/>
    </style:style>
    <style:style style:name="T19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T200" style:parent-style-name="DefaultParagraphFont" style:family="text">
      <style:text-properties style:font-name="Times New Roman" fo:font-size="12pt" style:font-size-asian="12pt" style:font-size-complex="12pt" fo:language="en" fo:country="US"/>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T203" style:parent-style-name="DefaultParagraphFont" style:family="text">
      <style:text-properties style:font-name="Times New Roman" fo:font-size="12pt" style:font-size-asian="12pt" style:font-size-complex="12pt" fo:language="en" fo:country="US"/>
    </style:style>
    <style:style style:name="T204" style:parent-style-name="DefaultParagraphFont" style:family="text">
      <style:text-properties style:font-name="Times New Roman" fo:font-size="12pt" style:font-size-asian="12pt" style:font-size-complex="12pt" fo:language="en" fo:country="US"/>
    </style:style>
    <style:style style:name="T205" style:parent-style-name="DefaultParagraphFont" style:family="text">
      <style:text-properties style:font-name="Times New Roman" fo:font-size="12pt" style:font-size-asian="12pt" style:font-size-complex="12pt" fo:language="en" fo:country="US"/>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T208" style:parent-style-name="DefaultParagraphFont" style:family="text">
      <style:text-properties style:font-name="Times New Roman" fo:font-size="12pt" style:font-size-asian="12pt" style:font-size-complex="12pt" fo:language="en" fo:country="US"/>
    </style:style>
    <style:style style:name="T209" style:parent-style-name="DefaultParagraphFont" style:family="text">
      <style:text-properties style:font-name="Times New Roman" fo:font-size="12pt" style:font-size-asian="12pt" style:font-size-complex="12pt" fo:language="en" fo:country="US"/>
    </style:style>
    <style:style style:name="T210" style:parent-style-name="DefaultParagraphFont" style:family="text">
      <style:text-properties style:font-name="Times New Roman" fo:font-size="12pt" style:font-size-asian="12pt" style:font-size-complex="12pt" fo:language="en" fo:country="US"/>
    </style:style>
    <style:style style:name="T211" style:parent-style-name="DefaultParagraphFont" style:family="text">
      <style:text-properties style:font-name="Times New Roman" fo:font-size="12pt" style:font-size-asian="12pt" style:font-size-complex="12pt" fo:language="en" fo:country="US"/>
    </style:style>
    <style:style style:name="T212" style:parent-style-name="DefaultParagraphFont" style:family="text">
      <style:text-properties style:font-name="Times New Roman" fo:font-size="12pt" style:font-size-asian="12pt" style:font-size-complex="12pt" fo:language="en" fo:country="US"/>
    </style:style>
    <style:style style:name="T213" style:parent-style-name="DefaultParagraphFont" style:family="text">
      <style:text-properties style:font-name="Times New Roman" fo:font-size="12pt" style:font-size-asian="12pt" style:font-size-complex="12pt" fo:language="en" fo:country="US"/>
    </style:style>
    <style:style style:name="T214" style:parent-style-name="DefaultParagraphFont" style:family="text">
      <style:text-properties style:font-name="Times New Roman" fo:font-size="12pt" style:font-size-asian="12pt" style:font-size-complex="12pt" fo:language="en" fo:country="US"/>
    </style:style>
    <style:style style:name="T215" style:parent-style-name="DefaultParagraphFont" style:family="text">
      <style:text-properties style:font-name="Times New Roman" fo:font-size="12pt" style:font-size-asian="12pt" style:font-size-complex="12pt" fo:language="en" fo:country="US"/>
    </style:style>
    <style:style style:name="P216" style:parent-style-name="Normal" style:family="paragraph">
      <style:paragraph-properties fo:text-align="start" fo:text-indent="0.4916in"/>
    </style:style>
    <style:style style:name="T21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18" style:parent-style-name="DefaultParagraphFont" style:family="text">
      <style:text-properties style:font-name="Times New Roman" fo:font-size="12pt" style:font-size-asian="12pt" style:font-size-complex="12pt" fo:language="en" fo:country="US"/>
    </style:style>
    <style:style style:name="T219" style:parent-style-name="DefaultParagraphFont" style:family="text">
      <style:text-properties style:font-name="Times New Roman" fo:font-size="12pt" style:font-size-asian="12pt" style:font-size-complex="12pt" fo:language="en" fo:country="US"/>
    </style:style>
    <style:style style:name="T220" style:parent-style-name="DefaultParagraphFont" style:family="text">
      <style:text-properties style:font-name="Times New Roman" fo:font-size="12pt" style:font-size-asian="12pt" style:font-size-complex="12pt" fo:language="en" fo:country="US"/>
    </style:style>
    <style:style style:name="T221" style:parent-style-name="DefaultParagraphFont" style:family="text">
      <style:text-properties style:font-name="Times New Roman"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T223" style:parent-style-name="DefaultParagraphFont" style:family="text">
      <style:text-properties style:font-name="Times New Roman" fo:font-size="12pt" style:font-size-asian="12pt" style:font-size-complex="12pt" fo:language="en" fo:country="US"/>
    </style:style>
    <style:style style:name="T224" style:parent-style-name="DefaultParagraphFont" style:family="text">
      <style:text-properties style:font-name="Times New Roman"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T226" style:parent-style-name="DefaultParagraphFont" style:family="text">
      <style:text-properties style:font-name="Times New Roman"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T228" style:parent-style-name="DefaultParagraphFont" style:family="text">
      <style:text-properties style:font-name="Times New Roman" fo:font-size="12pt" style:font-size-asian="12pt" style:font-size-complex="12pt" fo:language="en" fo:country="US"/>
    </style:style>
    <style:style style:name="T229" style:parent-style-name="DefaultParagraphFont" style:family="text">
      <style:text-properties style:font-name="Times New Roman"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language="en" fo:country="US"/>
    </style:style>
    <style:style style:name="T231" style:parent-style-name="DefaultParagraphFont" style:family="text">
      <style:text-properties style:font-name="Times New Roman" fo:font-size="12pt" style:font-size-asian="12pt" style:font-size-complex="12pt" fo:language="en" fo:country="US"/>
    </style:style>
    <style:style style:name="T232" style:parent-style-name="DefaultParagraphFont" style:family="text">
      <style:text-properties style:font-name="Times New Roman" fo:font-size="12pt" style:font-size-asian="12pt" style:font-size-complex="12pt" fo:language="en" fo:country="US"/>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size="12pt" style:font-size-asian="12pt" style:font-size-complex="12pt" fo:language="en" fo:country="US"/>
    </style:style>
    <style:style style:name="T235" style:parent-style-name="DefaultParagraphFont" style:family="text">
      <style:text-properties style:font-name="Times New Roman" fo:font-size="12pt" style:font-size-asian="12pt" style:font-size-complex="12pt" fo:language="en" fo:country="US"/>
    </style:style>
    <style:style style:name="T236" style:parent-style-name="DefaultParagraphFont" style:family="text">
      <style:text-properties style:font-name="Times New Roman" fo:font-size="12pt" style:font-size-asian="12pt" style:font-size-complex="12pt" fo:language="en" fo:country="US"/>
    </style:style>
    <style:style style:name="P237" style:parent-style-name="Normal" style:family="paragraph">
      <style:paragraph-properties fo:text-align="start" fo:text-indent="0.4916in"/>
    </style:style>
    <style:style style:name="T23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9" style:parent-style-name="DefaultParagraphFont" style:family="text">
      <style:text-properties style:font-name="Times New Roman" fo:font-size="12pt" style:font-size-asian="12pt" style:font-size-complex="12pt" fo:language="en" fo:country="US"/>
    </style:style>
    <style:style style:name="T240" style:parent-style-name="DefaultParagraphFont" style:family="text">
      <style:text-properties style:font-name="Times New Roman" fo:font-size="12pt" style:font-size-asian="12pt" style:font-size-complex="12pt" fo:language="en" fo:country="US"/>
    </style:style>
    <style:style style:name="T241" style:parent-style-name="DefaultParagraphFont" style:family="text">
      <style:text-properties style:font-name="Times New Roman" fo:font-size="12pt" style:font-size-asian="12pt" style:font-size-complex="12pt" fo:language="en" fo:country="US"/>
    </style:style>
    <style:style style:name="T242" style:parent-style-name="DefaultParagraphFont" style:family="text">
      <style:text-properties style:font-name="Times New Roman" fo:font-size="12pt" style:font-size-asian="12pt" style:font-size-complex="12pt" fo:language="en" fo:country="US"/>
    </style:style>
    <style:style style:name="T243" style:parent-style-name="DefaultParagraphFont" style:family="text">
      <style:text-properties style:font-name="Times New Roman" fo:font-size="12pt" style:font-size-asian="12pt" style:font-size-complex="12pt" fo:language="en" fo:country="US"/>
    </style:style>
    <style:style style:name="T244" style:parent-style-name="DefaultParagraphFont" style:family="text">
      <style:text-properties style:font-name="Times New Roman" fo:font-size="12pt" style:font-size-asian="12pt" style:font-size-complex="12pt" fo:language="en" fo:country="US"/>
    </style:style>
    <style:style style:name="T245" style:parent-style-name="DefaultParagraphFont" style:family="text">
      <style:text-properties style:font-name="Times New Roman" fo:font-size="12pt" style:font-size-asian="12pt" style:font-size-complex="12pt" fo:language="en" fo:country="US"/>
    </style:style>
    <style:style style:name="T246" style:parent-style-name="DefaultParagraphFont" style:family="text">
      <style:text-properties style:font-name="Times New Roman" fo:font-size="12pt" style:font-size-asian="12pt" style:font-size-complex="12pt" fo:language="en" fo:country="US"/>
    </style:style>
    <style:style style:name="T247" style:parent-style-name="DefaultParagraphFont" style:family="text">
      <style:text-properties style:font-name="Times New Roman" fo:font-size="12pt" style:font-size-asian="12pt" style:font-size-complex="12pt" fo:language="en" fo:country="US"/>
    </style:style>
    <style:style style:name="T248" style:parent-style-name="DefaultParagraphFont" style:family="text">
      <style:text-properties style:font-name="Times New Roman" fo:font-size="12pt" style:font-size-asian="12pt" style:font-size-complex="12pt" fo:language="en" fo:country="US"/>
    </style:style>
    <style:style style:name="T249" style:parent-style-name="DefaultParagraphFont" style:family="text">
      <style:text-properties style:font-name="Times New Roman" fo:font-size="12pt" style:font-size-asian="12pt" style:font-size-complex="12pt" fo:language="en" fo:country="US"/>
    </style:style>
    <style:style style:name="T250" style:parent-style-name="DefaultParagraphFont" style:family="text">
      <style:text-properties style:font-name="Times New Roman" fo:font-size="12pt" style:font-size-asian="12pt" style:font-size-complex="12pt" fo:language="en" fo:country="US"/>
    </style:style>
    <style:style style:name="T251" style:parent-style-name="DefaultParagraphFont" style:family="text">
      <style:text-properties style:font-name="Times New Roman" fo:font-size="12pt" style:font-size-asian="12pt" style:font-size-complex="12pt" fo:language="en" fo:country="US"/>
    </style:style>
    <style:style style:name="P252"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253" style:parent-style-name="Standard" style:family="paragraph">
      <style:paragraph-properties fo:text-indent="0in"/>
      <style:text-properties style:font-name="Times New Roman" fo:font-size="12pt" style:font-size-asian="12pt" style:font-size-complex="12pt" fo:language="en" fo:country="US"/>
    </style:style>
    <style:style style:name="P25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55" style:parent-style-name="Normal" style:family="paragraph">
      <style:paragraph-properties fo:text-align="start" fo:text-indent="0.4916in"/>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Absatz-Standardschriftart" style:family="text">
      <style:text-properties style:font-name="Times New Roman" fo:font-size="12pt" style:font-size-asian="12pt" style:font-size-complex="12pt" fo:language="en" fo:country="US"/>
    </style:style>
    <style:style style:name="T258" style:parent-style-name="Absatz-Standardschriftart" style:family="text">
      <style:text-properties style:font-name="Times New Roman" fo:font-size="12pt" style:font-size-asian="12pt" style:font-size-complex="12pt" fo:language="en" fo:country="US"/>
    </style:style>
    <style:style style:name="T259" style:parent-style-name="Absatz-Standardschriftart" style:family="text">
      <style:text-properties style:font-name="Times New Roman" style:letter-kerning="false" fo:font-size="12pt" style:font-size-asian="12pt" style:font-size-complex="12pt" fo:language="en" fo:country="US"/>
    </style:style>
    <style:style style:name="T260" style:parent-style-name="DefaultParagraphFont" style:family="text">
      <style:text-properties style:font-name="Times New Roman" style:letter-kerning="false" fo:font-size="12pt" style:font-size-asian="12pt" style:font-size-complex="12pt" fo:language="en" fo:country="US"/>
    </style:style>
    <style:style style:name="T261" style:parent-style-name="DefaultParagraphFont" style:family="text">
      <style:text-properties style:font-name="Times New Roman" style:letter-kerning="false" fo:font-size="12pt" style:font-size-asian="12pt" style:font-size-complex="12pt"/>
    </style:style>
    <style:style style:name="T262" style:parent-style-name="DefaultParagraphFont" style:family="text">
      <style:text-properties style:font-name="Times New Roman" style:letter-kerning="false" fo:font-size="12pt" style:font-size-asian="12pt" style:font-size-complex="12pt" fo:language="en" fo:country="US"/>
    </style:style>
    <style:style style:name="T263" style:parent-style-name="Absatz-Standardschriftart" style:family="text">
      <style:text-properties style:font-name="Times New Roman" style:letter-kerning="false" fo:font-size="12pt" style:font-size-asian="12pt" style:font-size-complex="12pt" fo:language="en" fo:country="US"/>
    </style:style>
    <style:style style:name="T264" style:parent-style-name="DefaultParagraphFont" style:family="text">
      <style:text-properties style:font-name="Times New Roman" style:letter-kerning="false" fo:font-size="12pt" style:font-size-asian="12pt" style:font-size-complex="12pt" fo:language="en" fo:country="US"/>
    </style:style>
    <style:style style:name="T265" style:parent-style-name="DefaultParagraphFont" style:family="text">
      <style:text-properties style:font-name="Times New Roman" style:letter-kerning="false" fo:font-size="12pt" style:font-size-asian="12pt" style:font-size-complex="12pt"/>
    </style:style>
    <style:style style:name="T266" style:parent-style-name="Absatz-Standardschriftart" style:family="text">
      <style:text-properties style:font-name="Times New Roman" style:letter-kerning="false" fo:font-size="12pt" style:font-size-asian="12pt" style:font-size-complex="12pt" fo:language="en" fo:country="US"/>
    </style:style>
    <style:style style:name="T267" style:parent-style-name="Absatz-Standardschriftart" style:family="text">
      <style:text-properties style:font-name="Times New Roman" style:letter-kerning="false" fo:font-size="12pt" style:font-size-asian="12pt" style:font-size-complex="12pt" fo:language="en" fo:country="US"/>
    </style:style>
    <style:style style:name="T268" style:parent-style-name="Absatz-Standardschriftart" style:family="text">
      <style:text-properties style:font-name="Times New Roman" style:letter-kerning="false" fo:font-size="12pt" style:font-size-asian="12pt" style:font-size-complex="12pt" fo:language="en" fo:country="US"/>
    </style:style>
    <style:style style:name="T269" style:parent-style-name="Absatz-Standardschriftart" style:family="text">
      <style:text-properties style:font-name="Times New Roman" style:letter-kerning="false" fo:font-size="12pt" style:font-size-asian="12pt" style:font-size-complex="12pt"/>
    </style:style>
    <style:style style:name="T270" style:parent-style-name="Absatz-Standardschriftart" style:family="text">
      <style:text-properties style:font-name="Times New Roman" style:letter-kerning="false" fo:font-size="12pt" style:font-size-asian="12pt" style:font-size-complex="12pt" fo:language="en" fo:country="US"/>
    </style:style>
    <style:style style:name="T271" style:parent-style-name="DefaultParagraphFont" style:family="text">
      <style:text-properties style:font-name="Times New Roman" style:letter-kerning="false" fo:font-size="12pt" style:font-size-asian="12pt" style:font-size-complex="12pt" fo:language="en" fo:country="US" style:language-asian="de" style:country-asian="DE"/>
    </style:style>
    <style:style style:name="P272" style:parent-style-name="Standard" style:family="paragraph">
      <style:paragraph-properties fo:text-align="start" fo:text-indent="0.4916in"/>
    </style:style>
    <style:style style:name="T273" style:parent-style-name="DefaultParagraphFont" style:family="text">
      <style:text-properties style:font-name="Times New Roman" fo:font-weight="bold" style:font-weight-asian="bold" style:font-weight-complex="bold" style:letter-kerning="false" fo:font-size="12pt" style:font-size-asian="12pt" style:font-size-complex="12pt" fo:language="en" fo:country="US" style:language-asian="de" style:country-asian="DE"/>
    </style:style>
    <style:style style:name="T274" style:parent-style-name="Absatz-Standardschriftart" style:family="text">
      <style:text-properties style:font-name="Times New Roman" fo:font-size="12pt" style:font-size-asian="12pt" style:font-size-complex="12pt" fo:language="en" fo:country="US"/>
    </style:style>
    <style:style style:name="T275" style:parent-style-name="Absatz-Standardschriftart" style:family="text">
      <style:text-properties style:font-name="Times New Roman" fo:font-size="12pt" style:font-size-asian="12pt" style:font-size-complex="12pt" fo:language="en" fo:country="US"/>
    </style:style>
    <style:style style:name="T276" style:parent-style-name="Absatz-Standardschriftart" style:family="text">
      <style:text-properties style:font-name="Times New Roman" fo:font-size="12pt" style:font-size-asian="12pt" style:font-size-complex="12pt" fo:language="en" fo:country="US"/>
    </style:style>
    <style:style style:name="P277" style:parent-style-name="Normal" style:family="paragraph">
      <style:paragraph-properties fo:text-align="start" fo:text-indent="0.4916in"/>
    </style:style>
    <style:style style:name="T2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79"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8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81" style:parent-style-name="Absatz-Standardschriftart" style:family="text">
      <style:text-properties style:font-name="Times New Roman" style:letter-kerning="false" fo:font-size="12pt" style:font-size-asian="12pt" style:font-size-complex="12pt" fo:language="en" fo:country="US"/>
    </style:style>
    <style:style style:name="P282" style:parent-style-name="Normal" style:family="paragraph">
      <style:paragraph-properties fo:text-align="start" fo:text-indent="0.4916in"/>
    </style:style>
    <style:style style:name="T283"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284" style:parent-style-name="Absatz-Standardschriftart" style:family="text">
      <style:text-properties style:font-name="Times New Roman" fo:font-weight="bold" style:font-weight-asian="bold" style:font-weight-complex="bold" fo:font-style="italic" style:font-style-asian="italic" style:font-style-complex="italic" style:letter-kerning="false" fo:font-size="12pt" style:font-size-asian="12pt" style:font-size-complex="12pt" fo:language="en" fo:country="US"/>
    </style:style>
    <style:style style:name="T285"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286" style:parent-style-name="Absatz-Standardschriftart" style:family="text">
      <style:text-properties style:font-name="Times New Roman" style:letter-kerning="false" fo:font-size="12pt" style:font-size-asian="12pt" style:font-size-complex="12pt" fo:language="en" fo:country="US"/>
    </style:style>
    <style:style style:name="T287" style:parent-style-name="Absatz-Standardschriftart" style:family="text">
      <style:text-properties style:font-name="Times New Roman" style:letter-kerning="false" fo:font-size="12pt" style:font-size-asian="12pt" style:font-size-complex="12pt" fo:language="en" fo:country="US"/>
    </style:style>
    <style:style style:name="T288" style:parent-style-name="Absatz-Standardschriftart" style:family="text">
      <style:text-properties style:font-name="Times New Roman" style:letter-kerning="false" fo:font-size="12pt" style:font-size-asian="12pt" style:font-size-complex="12pt" fo:language="en" fo:country="US"/>
    </style:style>
    <style:style style:name="T289" style:parent-style-name="Absatz-Standardschriftart" style:family="text">
      <style:text-properties style:font-name="Times New Roman" style:letter-kerning="false" fo:font-size="12pt" style:font-size-asian="12pt" style:font-size-complex="12pt" fo:language="en" fo:country="US"/>
    </style:style>
    <style:style style:name="T290" style:parent-style-name="Absatz-Standardschriftart" style:family="text">
      <style:text-properties style:font-name="Times New Roman" style:letter-kerning="false" fo:font-size="12pt" style:font-size-asian="12pt" style:font-size-complex="12pt" fo:language="en" fo:country="US"/>
    </style:style>
    <style:style style:name="T291" style:parent-style-name="Absatz-Standardschriftart" style:family="text">
      <style:text-properties style:font-name="Times New Roman" style:letter-kerning="false" fo:font-size="12pt" style:font-size-asian="12pt" style:font-size-complex="12pt" fo:language="en" fo:country="US"/>
    </style:style>
    <style:style style:name="P292" style:parent-style-name="Normal" style:family="paragraph">
      <style:paragraph-properties fo:text-align="start" fo:text-indent="0.4916in"/>
    </style:style>
    <style:style style:name="T293"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294" style:parent-style-name="Absatz-Standardschriftart" style:family="text">
      <style:text-properties style:font-name="Times New Roman" style:letter-kerning="false" fo:font-size="12pt" style:font-size-asian="12pt" style:font-size-complex="12pt" fo:language="en" fo:country="US"/>
    </style:style>
    <style:style style:name="T295" style:parent-style-name="Absatz-Standardschriftart" style:family="text">
      <style:text-properties style:font-name="Times New Roman" style:letter-kerning="false" fo:font-size="12pt" style:font-size-asian="12pt" style:font-size-complex="12pt" fo:language="en" fo:country="US"/>
    </style:style>
    <style:style style:name="T296" style:parent-style-name="Absatz-Standardschriftart" style:family="text">
      <style:text-properties style:font-name="Times New Roman" style:letter-kerning="false" fo:font-size="12pt" style:font-size-asian="12pt" style:font-size-complex="12pt" fo:language="en" fo:country="US"/>
    </style:style>
    <style:style style:name="T297" style:parent-style-name="Absatz-Standardschriftart" style:family="text">
      <style:text-properties style:font-name="Times New Roman" style:letter-kerning="false" fo:font-size="12pt" style:font-size-asian="12pt" style:font-size-complex="12pt" fo:language="en" fo:country="US"/>
    </style:style>
    <style:style style:name="T298" style:parent-style-name="Absatz-Standardschriftart" style:family="text">
      <style:text-properties style:font-name="Times New Roman" style:letter-kerning="false" fo:font-size="12pt" style:font-size-asian="12pt" style:font-size-complex="12pt" fo:language="en" fo:country="US"/>
    </style:style>
    <style:style style:name="P299" style:parent-style-name="Normal" style:family="paragraph">
      <style:paragraph-properties fo:text-align="start" fo:text-indent="0.4916in"/>
    </style:style>
    <style:style style:name="T300" style:parent-style-name="Absatz-Standardschriftart" style:family="text">
      <style:text-properties style:font-name="Times New Roman" fo:font-weight="bold" style:font-weight-asian="bold" style:font-weight-complex="bold" style:letter-kerning="false" fo:font-size="12pt" style:font-size-asian="12pt" style:font-size-complex="12pt" fo:language="da" fo:country="DK"/>
    </style:style>
    <style:style style:name="T301" style:parent-style-name="Absatz-Standardschriftart" style:family="text">
      <style:text-properties style:font-name="Times New Roman" style:letter-kerning="false" fo:font-size="12pt" style:font-size-asian="12pt" style:font-size-complex="12pt" fo:language="en" fo:country="US"/>
    </style:style>
    <style:style style:name="T302" style:parent-style-name="Absatz-Standardschriftart" style:family="text">
      <style:text-properties style:font-name="Times New Roman" style:letter-kerning="false" fo:font-size="12pt" style:font-size-asian="12pt" style:font-size-complex="12pt" fo:language="da" fo:country="DK"/>
    </style:style>
    <style:style style:name="P303" style:parent-style-name="Normal" style:family="paragraph">
      <style:paragraph-properties fo:text-align="start" fo:text-indent="0.4916in"/>
    </style:style>
    <style:style style:name="T304"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305" style:parent-style-name="Absatz-Standardschriftart" style:family="text">
      <style:text-properties style:font-name="Times New Roman" style:letter-kerning="false" fo:font-size="12pt" style:font-size-asian="12pt" style:font-size-complex="12pt" fo:language="en" fo:country="US"/>
    </style:style>
    <style:style style:name="T306" style:parent-style-name="Absatz-Standardschriftart" style:family="text">
      <style:text-properties style:font-name="Times New Roman" style:letter-kerning="false" fo:font-size="12pt" style:font-size-asian="12pt" style:font-size-complex="12pt" fo:language="en" fo:country="US"/>
    </style:style>
    <style:style style:name="T307" style:parent-style-name="Absatz-Standardschriftart" style:family="text">
      <style:text-properties style:font-name="Times New Roman" style:letter-kerning="false" fo:font-size="12pt" style:font-size-asian="12pt" style:font-size-complex="12pt" fo:language="en" fo:country="US"/>
    </style:style>
    <style:style style:name="T308" style:parent-style-name="Absatz-Standardschriftart" style:family="text">
      <style:text-properties style:font-name="Times New Roman" style:letter-kerning="false" fo:font-size="12pt" style:font-size-asian="12pt" style:font-size-complex="12pt" fo:language="en" fo:country="US"/>
    </style:style>
    <style:style style:name="T309" style:parent-style-name="Absatz-Standardschriftart" style:family="text">
      <style:text-properties style:font-name="Times New Roman" style:letter-kerning="false" fo:font-size="12pt" style:font-size-asian="12pt" style:font-size-complex="12pt" fo:language="en" fo:country="US"/>
    </style:style>
    <style:style style:name="T310" style:parent-style-name="Absatz-Standardschriftart" style:family="text">
      <style:text-properties style:font-name="Times New Roman" style:letter-kerning="false" fo:font-size="12pt" style:font-size-asian="12pt" style:font-size-complex="12pt" fo:language="en" fo:country="US"/>
    </style:style>
    <style:style style:name="T311" style:parent-style-name="Absatz-Standardschriftart" style:family="text">
      <style:text-properties style:font-name="Times New Roman" style:letter-kerning="false" fo:font-size="12pt" style:font-size-asian="12pt" style:font-size-complex="12pt" fo:language="en" fo:country="US"/>
    </style:style>
    <style:style style:name="T312" style:parent-style-name="Absatz-Standardschriftart" style:family="text">
      <style:text-properties style:font-name="Times New Roman" style:letter-kerning="false" fo:font-size="12pt" style:font-size-asian="12pt" style:font-size-complex="12pt" fo:language="en" fo:country="US"/>
    </style:style>
    <style:style style:name="T313" style:parent-style-name="Absatz-Standardschriftart" style:family="text">
      <style:text-properties style:font-name="Times New Roman" style:letter-kerning="false" fo:font-size="12pt" style:font-size-asian="12pt" style:font-size-complex="12pt" fo:language="en" fo:country="US"/>
    </style:style>
    <style:style style:name="T314" style:parent-style-name="Absatz-Standardschriftart" style:family="text">
      <style:text-properties style:font-name="Times New Roman" style:letter-kerning="false" fo:font-size="12pt" style:font-size-asian="12pt" style:font-size-complex="12pt" fo:language="en" fo:country="US"/>
    </style:style>
    <style:style style:name="T315" style:parent-style-name="Absatz-Standardschriftart" style:family="text">
      <style:text-properties style:font-name="Times New Roman" style:letter-kerning="false" fo:font-size="12pt" style:font-size-asian="12pt" style:font-size-complex="12pt" fo:language="en" fo:country="US"/>
    </style:style>
    <style:style style:name="T316" style:parent-style-name="Absatz-Standardschriftart" style:family="text">
      <style:text-properties style:font-name="Times New Roman" style:letter-kerning="false" fo:font-size="12pt" style:font-size-asian="12pt" style:font-size-complex="12pt" fo:language="en" fo:country="US"/>
    </style:style>
    <style:style style:name="P31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318" style:parent-style-name="Normal" style:family="paragraph">
      <style:paragraph-properties fo:text-align="start" fo:text-indent="0in"/>
      <style:text-properties style:font-name="Times New Roman" fo:font-weight="bold" style:font-weight-asian="bold" style:font-weight-complex="bold" style:letter-kerning="false" fo:font-size="12pt" style:font-size-asian="12pt" style:font-size-complex="12pt" fo:language="en" fo:country="US" style:language-asian="de" style:country-asian="DE"/>
    </style:style>
    <style:style style:name="P319" style:parent-style-name="Standard" style:family="paragraph">
      <style:paragraph-properties fo:text-align="start" fo:text-indent="0.4916in"/>
    </style:style>
    <style:style style:name="T320" style:parent-style-name="DefaultParagraphFont" style:family="text">
      <style:text-properties style:font-name="Times New Roman" style:letter-kerning="false" fo:font-size="12pt" style:font-size-asian="12pt" style:font-size-complex="12pt" fo:language="en" fo:country="US"/>
    </style:style>
    <style:style style:name="P321"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3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3"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344" style:parent-style-name="Normal" style:family="paragraph">
      <style:paragraph-properties fo:line-height="200%" fo:text-indent="-0.3333in"/>
    </style:style>
    <style:style style:name="T345" style:parent-style-name="DefaultParagraphFont" style:family="text">
      <style:text-properties fo:language="en" fo:country="US"/>
    </style:style>
    <style:style style:name="T346" style:parent-style-name="DefaultParagraphFont" style:family="text">
      <style:text-properties fo:font-style="italic" style:font-style-asian="italic" style:font-style-complex="italic" fo:language="en" fo:country="US"/>
    </style:style>
    <style:style style:name="T347" style:parent-style-name="DefaultParagraphFont" style:family="text">
      <style:text-properties fo:language="en" fo:country="US"/>
    </style:style>
    <style:style style:name="T348" style:parent-style-name="DefaultParagraphFont" style:family="text">
      <style:text-properties fo:font-style="italic" style:font-style-asian="italic" style:font-style-complex="italic" fo:language="en" fo:country="US"/>
    </style:style>
    <style:style style:name="T349" style:parent-style-name="DefaultParagraphFont" style:family="text">
      <style:text-properties fo:language="en" fo:country="US"/>
    </style:style>
    <style:style style:name="T350" style:parent-style-name="Hyperlink" style:family="text">
      <style:text-properties style:use-window-font-color="true" fo:language="en" fo:country="US"/>
    </style:style>
    <style:style style:name="P351" style:parent-style-name="Normal" style:family="paragraph">
      <style:paragraph-properties fo:line-height="200%" fo:text-indent="-0.3333in"/>
    </style:style>
    <style:style style:name="T352" style:parent-style-name="DefaultParagraphFont" style:family="text">
      <style:text-properties fo:language="en" fo:country="US"/>
    </style:style>
    <style:style style:name="T353" style:parent-style-name="DefaultParagraphFont" style:family="text">
      <style:text-properties fo:font-style="italic" style:font-style-asian="italic" style:font-style-complex="italic" fo:language="en" fo:country="US"/>
    </style:style>
    <style:style style:name="T354" style:parent-style-name="DefaultParagraphFont" style:family="text">
      <style:text-properties fo:language="en" fo:country="US"/>
    </style:style>
    <style:style style:name="T355" style:parent-style-name="DefaultParagraphFont" style:family="text">
      <style:text-properties fo:font-style="italic" style:font-style-asian="italic" style:font-style-complex="italic" fo:language="en" fo:country="US"/>
    </style:style>
    <style:style style:name="T356" style:parent-style-name="DefaultParagraphFont" style:family="text">
      <style:text-properties fo:language="en" fo:country="US"/>
    </style:style>
    <style:style style:name="T357" style:parent-style-name="Hyperlink" style:family="text">
      <style:text-properties style:use-window-font-color="true" fo:language="en" fo:country="US"/>
    </style:style>
    <style:style style:name="P358" style:parent-style-name="Normal" style:family="paragraph">
      <style:paragraph-properties fo:line-height="200%" fo:text-indent="-0.3333in"/>
    </style:style>
    <style:style style:name="T359" style:parent-style-name="DefaultParagraphFont" style:family="text">
      <style:text-properties fo:language="en" fo:country="US"/>
    </style:style>
    <style:style style:name="T360" style:parent-style-name="DefaultParagraphFont" style:family="text">
      <style:text-properties fo:font-style="italic" style:font-style-asian="italic" style:font-style-complex="italic"/>
    </style:style>
    <style:style style:name="T361" style:parent-style-name="DefaultParagraphFont" style:family="text">
      <style:text-properties fo:font-style="italic" style:font-style-asian="italic" style:font-style-complex="italic"/>
    </style:style>
    <style:style style:name="T362" style:parent-style-name="Hyperlink" style:family="text">
      <style:text-properties style:use-window-font-color="true"/>
    </style:style>
    <style:style style:name="P363" style:parent-style-name="Normal" style:family="paragraph">
      <style:paragraph-properties fo:line-height="200%" fo:text-indent="-0.3333in"/>
    </style:style>
    <style:style style:name="T364" style:parent-style-name="DefaultParagraphFont" style:family="text">
      <style:text-properties fo:language="en" fo:country="US"/>
    </style:style>
    <style:style style:name="T365" style:parent-style-name="DefaultParagraphFont" style:family="text">
      <style:text-properties fo:font-style="italic" style:font-style-asian="italic" style:font-style-complex="italic" fo:language="en" fo:country="US"/>
    </style:style>
    <style:style style:name="T366" style:parent-style-name="DefaultParagraphFont" style:family="text">
      <style:text-properties fo:language="en" fo:country="US"/>
    </style:style>
    <style:style style:name="T367" style:parent-style-name="DefaultParagraphFont" style:family="text">
      <style:text-properties fo:font-style="italic" style:font-style-asian="italic" style:font-style-complex="italic" fo:language="en" fo:country="US"/>
    </style:style>
    <style:style style:name="T368" style:parent-style-name="DefaultParagraphFont" style:family="text">
      <style:text-properties fo:language="en" fo:country="US"/>
    </style:style>
    <style:style style:name="T369" style:parent-style-name="Hyperlink" style:family="text">
      <style:text-properties style:use-window-font-color="true" fo:language="en" fo:country="US"/>
    </style:style>
    <style:style style:name="P370" style:parent-style-name="Normal" style:family="paragraph">
      <style:paragraph-properties fo:line-height="200%" fo:text-indent="-0.3333in"/>
    </style:style>
    <style:style style:name="T371" style:parent-style-name="DefaultParagraphFont" style:family="text">
      <style:text-properties fo:language="en" fo:country="US"/>
    </style:style>
    <style:style style:name="T372" style:parent-style-name="DefaultParagraphFont" style:family="text">
      <style:text-properties fo:font-style="italic" style:font-style-asian="italic" style:font-style-complex="italic" fo:language="en" fo:country="US"/>
    </style:style>
    <style:style style:name="T373" style:parent-style-name="DefaultParagraphFont" style:family="text">
      <style:text-properties fo:language="en" fo:country="US"/>
    </style:style>
    <style:style style:name="T374" style:parent-style-name="DefaultParagraphFont" style:family="text">
      <style:text-properties fo:font-style="italic" style:font-style-asian="italic" style:font-style-complex="italic" fo:language="en" fo:country="US"/>
    </style:style>
    <style:style style:name="T375" style:parent-style-name="DefaultParagraphFont" style:family="text">
      <style:text-properties fo:language="en" fo:country="US"/>
    </style:style>
    <style:style style:name="T376" style:parent-style-name="Hyperlink" style:family="text">
      <style:text-properties style:use-window-font-color="true" fo:language="en" fo:country="US"/>
    </style:style>
    <style:style style:name="P377" style:parent-style-name="Normal" style:family="paragraph">
      <style:paragraph-properties fo:line-height="200%" fo:text-indent="-0.3333in"/>
    </style:style>
    <style:style style:name="T378" style:parent-style-name="DefaultParagraphFont" style:family="text">
      <style:text-properties fo:language="en" fo:country="US"/>
    </style:style>
    <style:style style:name="T379" style:parent-style-name="DefaultParagraphFont" style:family="text">
      <style:text-properties fo:font-style="italic" style:font-style-asian="italic" style:font-style-complex="italic" fo:language="en" fo:country="US"/>
    </style:style>
    <style:style style:name="T380" style:parent-style-name="DefaultParagraphFont" style:family="text">
      <style:text-properties fo:language="en" fo:country="US"/>
    </style:style>
    <style:style style:name="T381" style:parent-style-name="DefaultParagraphFont" style:family="text">
      <style:text-properties fo:font-style="italic" style:font-style-asian="italic" style:font-style-complex="italic" fo:language="en" fo:country="US"/>
    </style:style>
    <style:style style:name="T382" style:parent-style-name="DefaultParagraphFont" style:family="text">
      <style:text-properties fo:language="en" fo:country="US"/>
    </style:style>
    <style:style style:name="T383" style:parent-style-name="Hyperlink" style:family="text">
      <style:text-properties style:use-window-font-color="true" fo:language="en" fo:country="US"/>
    </style:style>
    <style:style style:name="P384" style:parent-style-name="Normal" style:family="paragraph">
      <style:paragraph-properties fo:line-height="200%" fo:text-indent="-0.3333in"/>
    </style:style>
    <style:style style:name="T385" style:parent-style-name="DefaultParagraphFont" style:family="text">
      <style:text-properties fo:language="en" fo:country="US"/>
    </style:style>
    <style:style style:name="T386" style:parent-style-name="DefaultParagraphFont" style:family="text">
      <style:text-properties fo:font-style="italic" style:font-style-asian="italic" style:font-style-complex="italic" fo:language="en" fo:country="US"/>
    </style:style>
    <style:style style:name="T387" style:parent-style-name="DefaultParagraphFont" style:family="text">
      <style:text-properties fo:language="en" fo:country="US"/>
    </style:style>
    <style:style style:name="T388" style:parent-style-name="DefaultParagraphFont" style:family="text">
      <style:text-properties fo:font-style="italic" style:font-style-asian="italic" style:font-style-complex="italic" fo:language="en" fo:country="US"/>
    </style:style>
    <style:style style:name="T389" style:parent-style-name="DefaultParagraphFont" style:family="text">
      <style:text-properties fo:language="en" fo:country="US"/>
    </style:style>
    <style:style style:name="T390" style:parent-style-name="Hyperlink" style:family="text">
      <style:text-properties style:use-window-font-color="true" fo:language="en" fo:country="US"/>
    </style:style>
    <style:style style:name="P391" style:parent-style-name="Normal" style:family="paragraph">
      <style:paragraph-properties fo:line-height="200%" fo:text-indent="-0.3333in"/>
    </style:style>
    <style:style style:name="T392" style:parent-style-name="DefaultParagraphFont" style:family="text">
      <style:text-properties fo:language="en" fo:country="US"/>
    </style:style>
    <style:style style:name="T393" style:parent-style-name="DefaultParagraphFont" style:family="text">
      <style:text-properties fo:language="en" fo:country="US"/>
    </style:style>
    <style:style style:name="T394" style:parent-style-name="DefaultParagraphFont" style:family="text">
      <style:text-properties fo:font-style="italic" style:font-style-asian="italic" style:font-style-complex="italic" fo:language="en" fo:country="US"/>
    </style:style>
    <style:style style:name="T395" style:parent-style-name="DefaultParagraphFont" style:family="text">
      <style:text-properties fo:language="en" fo:country="US"/>
    </style:style>
    <style:style style:name="T396" style:parent-style-name="DefaultParagraphFont" style:family="text">
      <style:text-properties fo:font-style="italic" style:font-style-asian="italic" style:font-style-complex="italic" fo:language="en" fo:country="US"/>
    </style:style>
    <style:style style:name="T397" style:parent-style-name="DefaultParagraphFont" style:family="text">
      <style:text-properties fo:language="en" fo:country="US"/>
    </style:style>
    <style:style style:name="T398" style:parent-style-name="Hyperlink" style:family="text">
      <style:text-properties style:use-window-font-color="true" fo:language="en" fo:country="US"/>
    </style:style>
    <style:style style:name="P399" style:parent-style-name="Normal" style:family="paragraph">
      <style:paragraph-properties fo:line-height="200%" fo:text-indent="-0.3333in"/>
    </style:style>
    <style:style style:name="T400" style:parent-style-name="DefaultParagraphFont" style:family="text">
      <style:text-properties fo:language="en" fo:country="US"/>
    </style:style>
    <style:style style:name="T401" style:parent-style-name="DefaultParagraphFont" style:family="text">
      <style:text-properties fo:font-style="italic" style:font-style-asian="italic" style:font-style-complex="italic" fo:language="en" fo:country="US"/>
    </style:style>
    <style:style style:name="T402" style:parent-style-name="DefaultParagraphFont" style:family="text">
      <style:text-properties fo:language="en" fo:country="US"/>
    </style:style>
    <style:style style:name="T403" style:parent-style-name="DefaultParagraphFont" style:family="text">
      <style:text-properties fo:font-style="italic" style:font-style-asian="italic" style:font-style-complex="italic" fo:language="en" fo:country="US"/>
    </style:style>
    <style:style style:name="T404" style:parent-style-name="DefaultParagraphFont" style:family="text">
      <style:text-properties fo:language="en" fo:country="US"/>
    </style:style>
    <style:style style:name="T405" style:parent-style-name="Hyperlink" style:family="text">
      <style:text-properties style:use-window-font-color="true" fo:language="en" fo:country="US"/>
    </style:style>
    <style:style style:name="P406" style:parent-style-name="Normal" style:family="paragraph">
      <style:paragraph-properties fo:line-height="200%" fo:text-indent="-0.3333in"/>
    </style:style>
    <style:style style:name="T407" style:parent-style-name="DefaultParagraphFont" style:family="text">
      <style:text-properties fo:language="en" fo:country="US"/>
    </style:style>
    <style:style style:name="T408" style:parent-style-name="DefaultParagraphFont" style:family="text">
      <style:text-properties fo:font-style="italic" style:font-style-asian="italic" style:font-style-complex="italic" fo:language="en" fo:country="US"/>
    </style:style>
    <style:style style:name="T409" style:parent-style-name="DefaultParagraphFont" style:family="text">
      <style:text-properties fo:language="en" fo:country="US"/>
    </style:style>
    <style:style style:name="T410" style:parent-style-name="DefaultParagraphFont" style:family="text">
      <style:text-properties fo:font-style="italic" style:font-style-asian="italic" style:font-style-complex="italic" fo:language="en" fo:country="US"/>
    </style:style>
    <style:style style:name="T411" style:parent-style-name="DefaultParagraphFont" style:family="text">
      <style:text-properties fo:language="en" fo:country="US"/>
    </style:style>
    <style:style style:name="T412" style:parent-style-name="Hyperlink" style:family="text">
      <style:text-properties style:use-window-font-color="true" fo:language="en" fo:country="US"/>
    </style:style>
    <style:style style:name="P413" style:parent-style-name="Normal" style:family="paragraph">
      <style:paragraph-properties fo:line-height="200%" fo:text-indent="-0.3333in"/>
    </style:style>
    <style:style style:name="T414" style:parent-style-name="DefaultParagraphFont" style:family="text">
      <style:text-properties fo:language="en" fo:country="US"/>
    </style:style>
    <style:style style:name="T415" style:parent-style-name="DefaultParagraphFont" style:family="text">
      <style:text-properties fo:font-style="italic" style:font-style-asian="italic" style:font-style-complex="italic" fo:language="en" fo:country="US"/>
    </style:style>
    <style:style style:name="T416" style:parent-style-name="DefaultParagraphFont" style:family="text">
      <style:text-properties fo:language="en" fo:country="US"/>
    </style:style>
    <style:style style:name="T417" style:parent-style-name="DefaultParagraphFont" style:family="text">
      <style:text-properties fo:font-style="italic" style:font-style-asian="italic" style:font-style-complex="italic" fo:language="en" fo:country="US"/>
    </style:style>
    <style:style style:name="T418" style:parent-style-name="DefaultParagraphFont" style:family="text">
      <style:text-properties fo:language="en" fo:country="US"/>
    </style:style>
    <style:style style:name="T419" style:parent-style-name="Hyperlink" style:family="text">
      <style:text-properties style:use-window-font-color="true" fo:language="en" fo:country="US"/>
    </style:style>
    <style:style style:name="P420" style:parent-style-name="Normal" style:family="paragraph">
      <style:paragraph-properties fo:line-height="200%" fo:text-indent="-0.3333in"/>
    </style:style>
    <style:style style:name="T421" style:parent-style-name="DefaultParagraphFont" style:family="text">
      <style:text-properties fo:language="en" fo:country="US"/>
    </style:style>
    <style:style style:name="T422" style:parent-style-name="DefaultParagraphFont" style:family="text">
      <style:text-properties fo:font-style="italic" style:font-style-asian="italic" style:font-style-complex="italic" fo:language="en" fo:country="US"/>
    </style:style>
    <style:style style:name="T423" style:parent-style-name="DefaultParagraphFont" style:family="text">
      <style:text-properties fo:language="en" fo:country="US"/>
    </style:style>
    <style:style style:name="T424" style:parent-style-name="DefaultParagraphFont" style:family="text">
      <style:text-properties fo:font-style="italic" style:font-style-asian="italic" style:font-style-complex="italic" fo:language="en" fo:country="US"/>
    </style:style>
    <style:style style:name="T425" style:parent-style-name="DefaultParagraphFont" style:family="text">
      <style:text-properties fo:language="en" fo:country="US"/>
    </style:style>
    <style:style style:name="T426" style:parent-style-name="Hyperlink" style:family="text">
      <style:text-properties style:use-window-font-color="true" fo:language="en" fo:country="US"/>
    </style:style>
    <style:style style:name="P427" style:parent-style-name="Normal" style:family="paragraph">
      <style:paragraph-properties fo:line-height="200%" fo:text-indent="-0.3333in"/>
    </style:style>
    <style:style style:name="T428" style:parent-style-name="DefaultParagraphFont" style:family="text">
      <style:text-properties fo:language="en" fo:country="US"/>
    </style:style>
    <style:style style:name="T429" style:parent-style-name="DefaultParagraphFont" style:family="text">
      <style:text-properties fo:font-style="italic" style:font-style-asian="italic" style:font-style-complex="italic" fo:language="en" fo:country="US"/>
    </style:style>
    <style:style style:name="T430" style:parent-style-name="DefaultParagraphFont" style:family="text">
      <style:text-properties fo:language="en" fo:country="US"/>
    </style:style>
    <style:style style:name="T431" style:parent-style-name="DefaultParagraphFont" style:family="text">
      <style:text-properties fo:font-style="italic" style:font-style-asian="italic" style:font-style-complex="italic" fo:language="en" fo:country="US"/>
    </style:style>
    <style:style style:name="T432" style:parent-style-name="DefaultParagraphFont" style:family="text">
      <style:text-properties fo:language="en" fo:country="US"/>
    </style:style>
    <style:style style:name="T433" style:parent-style-name="Hyperlink" style:family="text">
      <style:text-properties style:use-window-font-color="true" fo:language="en" fo:country="US"/>
    </style:style>
    <style:style style:name="P434" style:parent-style-name="Normal" style:family="paragraph">
      <style:paragraph-properties fo:line-height="200%" fo:text-indent="-0.3333in"/>
    </style:style>
    <style:style style:name="T435" style:parent-style-name="DefaultParagraphFont" style:family="text">
      <style:text-properties fo:language="en" fo:country="US"/>
    </style:style>
    <style:style style:name="T436" style:parent-style-name="DefaultParagraphFont" style:family="text">
      <style:text-properties fo:font-style="italic" style:font-style-asian="italic" style:font-style-complex="italic" fo:language="en" fo:country="US"/>
    </style:style>
    <style:style style:name="T437" style:parent-style-name="DefaultParagraphFont" style:family="text">
      <style:text-properties fo:language="en" fo:country="US"/>
    </style:style>
    <style:style style:name="T438" style:parent-style-name="DefaultParagraphFont" style:family="text">
      <style:text-properties fo:font-style="italic" style:font-style-asian="italic" style:font-style-complex="italic" fo:language="en" fo:country="US"/>
    </style:style>
    <style:style style:name="T439" style:parent-style-name="DefaultParagraphFont" style:family="text">
      <style:text-properties fo:language="en" fo:country="US"/>
    </style:style>
    <style:style style:name="T440" style:parent-style-name="Hyperlink" style:family="text">
      <style:text-properties style:use-window-font-color="true" fo:language="en" fo:country="US"/>
    </style:style>
    <style:style style:name="P441" style:parent-style-name="Normal" style:family="paragraph">
      <style:paragraph-properties fo:line-height="200%" fo:text-indent="-0.3333in"/>
    </style:style>
    <style:style style:name="T442" style:parent-style-name="DefaultParagraphFont" style:family="text">
      <style:text-properties fo:language="en" fo:country="US"/>
    </style:style>
    <style:style style:name="T443" style:parent-style-name="DefaultParagraphFont" style:family="text">
      <style:text-properties fo:font-style="italic" style:font-style-asian="italic" style:font-style-complex="italic" fo:language="en" fo:country="US"/>
    </style:style>
    <style:style style:name="T444" style:parent-style-name="DefaultParagraphFont" style:family="text">
      <style:text-properties fo:language="en" fo:country="US"/>
    </style:style>
    <style:style style:name="T445" style:parent-style-name="DefaultParagraphFont" style:family="text">
      <style:text-properties fo:font-style="italic" style:font-style-asian="italic" style:font-style-complex="italic" fo:language="en" fo:country="US"/>
    </style:style>
    <style:style style:name="T446" style:parent-style-name="DefaultParagraphFont" style:family="text">
      <style:text-properties fo:language="en" fo:country="US"/>
    </style:style>
    <style:style style:name="T447" style:parent-style-name="Hyperlink" style:family="text">
      <style:text-properties style:use-window-font-color="true" fo:language="en" fo:country="US"/>
    </style:style>
    <style:style style:name="P448" style:parent-style-name="Normal" style:family="paragraph">
      <style:paragraph-properties fo:line-height="200%" fo:text-indent="-0.3333in"/>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T451" style:parent-style-name="DefaultParagraphFont" style:family="text">
      <style:text-properties fo:font-style="italic" style:font-style-asian="italic" style:font-style-complex="italic" fo:language="en" fo:country="US"/>
    </style:style>
    <style:style style:name="T452" style:parent-style-name="DefaultParagraphFont" style:family="text">
      <style:text-properties fo:language="en" fo:country="US"/>
    </style:style>
    <style:style style:name="T453" style:parent-style-name="DefaultParagraphFont" style:family="text">
      <style:text-properties fo:font-style="italic" style:font-style-asian="italic" style:font-style-complex="italic" fo:language="en" fo:country="US"/>
    </style:style>
    <style:style style:name="T454" style:parent-style-name="DefaultParagraphFont" style:family="text">
      <style:text-properties fo:language="en" fo:country="US"/>
    </style:style>
    <style:style style:name="T455" style:parent-style-name="Hyperlink" style:family="text">
      <style:text-properties style:use-window-font-color="true" fo:language="en" fo:country="US"/>
    </style:style>
    <style:style style:name="P456" style:parent-style-name="Normal" style:family="paragraph">
      <style:paragraph-properties fo:line-height="200%" fo:text-indent="-0.3333in"/>
    </style:style>
    <style:style style:name="T457" style:parent-style-name="DefaultParagraphFont" style:family="text">
      <style:text-properties fo:language="en" fo:country="US"/>
    </style:style>
    <style:style style:name="T458" style:parent-style-name="DefaultParagraphFont" style:family="text">
      <style:text-properties fo:font-style="italic" style:font-style-asian="italic" style:font-style-complex="italic" fo:language="en" fo:country="US"/>
    </style:style>
    <style:style style:name="T459" style:parent-style-name="DefaultParagraphFont" style:family="text">
      <style:text-properties fo:language="en" fo:country="US"/>
    </style:style>
    <style:style style:name="T460" style:parent-style-name="Hyperlink" style:family="text">
      <style:text-properties style:use-window-font-color="true" fo:language="en" fo:country="US"/>
    </style:style>
    <style:style style:name="P461" style:parent-style-name="Normal" style:family="paragraph">
      <style:paragraph-properties fo:line-height="200%" fo:text-indent="-0.3333in"/>
    </style:style>
    <style:style style:name="T462" style:parent-style-name="DefaultParagraphFont" style:family="text">
      <style:text-properties fo:language="en" fo:country="US"/>
    </style:style>
    <style:style style:name="T463" style:parent-style-name="DefaultParagraphFont" style:family="text">
      <style:text-properties fo:font-style="italic" style:font-style-asian="italic" style:font-style-complex="italic" fo:language="en" fo:country="US"/>
    </style:style>
    <style:style style:name="T464" style:parent-style-name="DefaultParagraphFont" style:family="text">
      <style:text-properties fo:language="en" fo:country="US"/>
    </style:style>
    <style:style style:name="T465" style:parent-style-name="DefaultParagraphFont" style:family="text">
      <style:text-properties fo:font-style="italic" style:font-style-asian="italic" style:font-style-complex="italic" fo:language="en" fo:country="US"/>
    </style:style>
    <style:style style:name="T466" style:parent-style-name="DefaultParagraphFont" style:family="text">
      <style:text-properties fo:language="en" fo:country="US"/>
    </style:style>
    <style:style style:name="T467" style:parent-style-name="Hyperlink" style:family="text">
      <style:text-properties style:use-window-font-color="true" fo:language="en" fo:country="US"/>
    </style:style>
    <style:style style:name="P468" style:parent-style-name="Normal" style:family="paragraph">
      <style:paragraph-properties fo:line-height="200%" fo:text-indent="-0.3333in"/>
    </style:style>
    <style:style style:name="T469" style:parent-style-name="DefaultParagraphFont" style:family="text">
      <style:text-properties fo:language="en" fo:country="US"/>
    </style:style>
    <style:style style:name="T470" style:parent-style-name="DefaultParagraphFont" style:family="text">
      <style:text-properties fo:font-style="italic" style:font-style-asian="italic" style:font-style-complex="italic" fo:language="en" fo:country="US"/>
    </style:style>
    <style:style style:name="T471" style:parent-style-name="DefaultParagraphFont" style:family="text">
      <style:text-properties fo:language="en" fo:country="US"/>
    </style:style>
    <style:style style:name="T472" style:parent-style-name="DefaultParagraphFont" style:family="text">
      <style:text-properties fo:font-style="italic" style:font-style-asian="italic" style:font-style-complex="italic" fo:language="en" fo:country="US"/>
    </style:style>
    <style:style style:name="T473" style:parent-style-name="DefaultParagraphFont" style:family="text">
      <style:text-properties fo:language="en" fo:country="US"/>
    </style:style>
    <style:style style:name="T474" style:parent-style-name="Hyperlink" style:family="text">
      <style:text-properties style:use-window-font-color="true" fo:language="en" fo:country="US"/>
    </style:style>
    <style:style style:name="P475" style:parent-style-name="Normal" style:family="paragraph">
      <style:paragraph-properties fo:line-height="200%" fo:text-indent="-0.3333in"/>
    </style:style>
    <style:style style:name="T476" style:parent-style-name="DefaultParagraphFont" style:family="text">
      <style:text-properties fo:language="en" fo:country="US"/>
    </style:style>
    <style:style style:name="T477" style:parent-style-name="DefaultParagraphFont" style:family="text">
      <style:text-properties fo:font-style="italic" style:font-style-asian="italic" style:font-style-complex="italic" fo:language="en" fo:country="US"/>
    </style:style>
    <style:style style:name="T478" style:parent-style-name="DefaultParagraphFont" style:family="text">
      <style:text-properties fo:language="en" fo:country="US"/>
    </style:style>
    <style:style style:name="T479" style:parent-style-name="DefaultParagraphFont" style:family="text">
      <style:text-properties fo:font-style="italic" style:font-style-asian="italic" style:font-style-complex="italic" fo:language="en" fo:country="US"/>
    </style:style>
    <style:style style:name="T480" style:parent-style-name="DefaultParagraphFont" style:family="text">
      <style:text-properties fo:language="en" fo:country="US"/>
    </style:style>
    <style:style style:name="T481" style:parent-style-name="Hyperlink" style:family="text">
      <style:text-properties style:use-window-font-color="true" fo:language="en" fo:country="US"/>
    </style:style>
    <style:style style:name="P482" style:parent-style-name="Normal" style:family="paragraph">
      <style:paragraph-properties fo:line-height="200%" fo:text-indent="-0.3333in"/>
    </style:style>
    <style:style style:name="T483" style:parent-style-name="DefaultParagraphFont" style:family="text">
      <style:text-properties fo:language="en" fo:country="US"/>
    </style:style>
    <style:style style:name="T484" style:parent-style-name="DefaultParagraphFont" style:family="text">
      <style:text-properties fo:font-style="italic" style:font-style-asian="italic" style:font-style-complex="italic" fo:language="en" fo:country="US"/>
    </style:style>
    <style:style style:name="T485" style:parent-style-name="DefaultParagraphFont" style:family="text">
      <style:text-properties fo:language="en" fo:country="US"/>
    </style:style>
    <style:style style:name="T486" style:parent-style-name="Hyperlink" style:family="text">
      <style:text-properties style:use-window-font-color="true" fo:language="en" fo:country="US"/>
    </style:style>
    <style:style style:name="P487" style:parent-style-name="Normal" style:family="paragraph">
      <style:paragraph-properties fo:line-height="200%" fo:text-indent="-0.3333in"/>
    </style:style>
    <style:style style:name="T488" style:parent-style-name="DefaultParagraphFont" style:family="text">
      <style:text-properties fo:language="en" fo:country="US"/>
    </style:style>
    <style:style style:name="T489" style:parent-style-name="DefaultParagraphFont" style:family="text">
      <style:text-properties fo:font-style="italic" style:font-style-asian="italic" style:font-style-complex="italic" fo:language="en" fo:country="US"/>
    </style:style>
    <style:style style:name="T490" style:parent-style-name="DefaultParagraphFont" style:family="text">
      <style:text-properties fo:language="en" fo:country="US"/>
    </style:style>
    <style:style style:name="T491" style:parent-style-name="DefaultParagraphFont" style:family="text">
      <style:text-properties fo:font-style="italic" style:font-style-asian="italic" style:font-style-complex="italic" fo:language="en" fo:country="US"/>
    </style:style>
    <style:style style:name="T492" style:parent-style-name="DefaultParagraphFont" style:family="text">
      <style:text-properties fo:language="en" fo:country="US"/>
    </style:style>
    <style:style style:name="T493" style:parent-style-name="Hyperlink" style:family="text">
      <style:text-properties style:use-window-font-color="true" fo:language="en" fo:country="US"/>
    </style:style>
    <style:style style:name="P494" style:parent-style-name="Normal" style:family="paragraph">
      <style:paragraph-properties fo:line-height="200%" fo:text-indent="-0.3333in"/>
    </style:style>
    <style:style style:name="T495" style:parent-style-name="DefaultParagraphFont" style:family="text">
      <style:text-properties fo:language="en" fo:country="US"/>
    </style:style>
    <style:style style:name="T496" style:parent-style-name="DefaultParagraphFont" style:family="text">
      <style:text-properties fo:font-style="italic" style:font-style-asian="italic" style:font-style-complex="italic" fo:language="en" fo:country="US"/>
    </style:style>
    <style:style style:name="T497" style:parent-style-name="DefaultParagraphFont" style:family="text">
      <style:text-properties fo:language="en" fo:country="US"/>
    </style:style>
    <style:style style:name="T498" style:parent-style-name="DefaultParagraphFont" style:family="text">
      <style:text-properties fo:font-style="italic" style:font-style-asian="italic" style:font-style-complex="italic" fo:language="en" fo:country="US"/>
    </style:style>
    <style:style style:name="T499" style:parent-style-name="DefaultParagraphFont" style:family="text">
      <style:text-properties fo:language="en" fo:country="US"/>
    </style:style>
    <style:style style:name="T500" style:parent-style-name="Hyperlink" style:family="text">
      <style:text-properties style:use-window-font-color="true" fo:language="en" fo:country="US"/>
    </style:style>
    <style:style style:name="P501" style:parent-style-name="Normal" style:family="paragraph">
      <style:paragraph-properties fo:line-height="200%" fo:text-indent="-0.3333in"/>
    </style:style>
    <style:style style:name="T502" style:parent-style-name="DefaultParagraphFont" style:family="text">
      <style:text-properties fo:language="en" fo:country="US"/>
    </style:style>
    <style:style style:name="T503" style:parent-style-name="DefaultParagraphFont" style:family="text">
      <style:text-properties fo:font-style="italic" style:font-style-asian="italic" style:font-style-complex="italic" fo:language="en" fo:country="US"/>
    </style:style>
    <style:style style:name="T504" style:parent-style-name="DefaultParagraphFont" style:family="text">
      <style:text-properties fo:language="en" fo:country="US"/>
    </style:style>
    <style:style style:name="T505" style:parent-style-name="DefaultParagraphFont" style:family="text">
      <style:text-properties fo:font-style="italic" style:font-style-asian="italic" style:font-style-complex="italic" fo:language="en" fo:country="US"/>
    </style:style>
    <style:style style:name="T506" style:parent-style-name="DefaultParagraphFont" style:family="text">
      <style:text-properties fo:language="en" fo:country="US"/>
    </style:style>
    <style:style style:name="T507" style:parent-style-name="Hyperlink" style:family="text">
      <style:text-properties style:use-window-font-color="true" fo:language="en" fo:country="US"/>
    </style:style>
    <style:style style:name="P508" style:parent-style-name="Normal" style:family="paragraph">
      <style:paragraph-properties fo:line-height="200%" fo:text-indent="-0.3333in"/>
    </style:style>
    <style:style style:name="T509" style:parent-style-name="DefaultParagraphFont" style:family="text">
      <style:text-properties fo:language="en" fo:country="US"/>
    </style:style>
    <style:style style:name="T510" style:parent-style-name="DefaultParagraphFont" style:family="text">
      <style:text-properties fo:font-style="italic" style:font-style-asian="italic" style:font-style-complex="italic" fo:language="en" fo:country="US"/>
    </style:style>
    <style:style style:name="T511" style:parent-style-name="DefaultParagraphFont" style:family="text">
      <style:text-properties fo:language="en" fo:country="US"/>
    </style:style>
    <style:style style:name="T512" style:parent-style-name="DefaultParagraphFont" style:family="text">
      <style:text-properties fo:font-style="italic" style:font-style-asian="italic" style:font-style-complex="italic" fo:language="en" fo:country="US"/>
    </style:style>
    <style:style style:name="T513" style:parent-style-name="DefaultParagraphFont" style:family="text">
      <style:text-properties fo:language="en" fo:country="US"/>
    </style:style>
    <style:style style:name="T514" style:parent-style-name="Hyperlink" style:family="text">
      <style:text-properties style:use-window-font-color="true" fo:language="en" fo:country="US"/>
    </style:style>
    <style:style style:name="P515" style:parent-style-name="Normal" style:family="paragraph">
      <style:paragraph-properties fo:line-height="200%" fo:text-indent="-0.3333in"/>
    </style:style>
    <style:style style:name="T516" style:parent-style-name="DefaultParagraphFont" style:family="text">
      <style:text-properties fo:language="en" fo:country="US"/>
    </style:style>
    <style:style style:name="T517" style:parent-style-name="DefaultParagraphFont" style:family="text">
      <style:text-properties fo:font-style="italic" style:font-style-asian="italic" style:font-style-complex="italic" fo:language="en" fo:country="US"/>
    </style:style>
    <style:style style:name="T518" style:parent-style-name="DefaultParagraphFont" style:family="text">
      <style:text-properties fo:language="en" fo:country="US"/>
    </style:style>
    <style:style style:name="T519" style:parent-style-name="DefaultParagraphFont" style:family="text">
      <style:text-properties fo:font-style="italic" style:font-style-asian="italic" style:font-style-complex="italic" fo:language="en" fo:country="US"/>
    </style:style>
    <style:style style:name="T520" style:parent-style-name="DefaultParagraphFont" style:family="text">
      <style:text-properties fo:language="en" fo:country="US"/>
    </style:style>
    <style:style style:name="T521" style:parent-style-name="Hyperlink" style:family="text">
      <style:text-properties style:use-window-font-color="true" fo:language="en" fo:country="US"/>
    </style:style>
    <style:style style:name="P522" style:parent-style-name="Normal" style:family="paragraph">
      <style:paragraph-properties fo:line-height="200%" fo:text-indent="-0.3333in"/>
    </style:style>
    <style:style style:name="T523" style:parent-style-name="DefaultParagraphFont" style:family="text">
      <style:text-properties fo:language="en" fo:country="US"/>
    </style:style>
    <style:style style:name="T524" style:parent-style-name="DefaultParagraphFont" style:family="text">
      <style:text-properties fo:font-style="italic" style:font-style-asian="italic" style:font-style-complex="italic" fo:language="en" fo:country="US"/>
    </style:style>
    <style:style style:name="T525" style:parent-style-name="DefaultParagraphFont" style:family="text">
      <style:text-properties fo:language="en" fo:country="US"/>
    </style:style>
    <style:style style:name="T526" style:parent-style-name="DefaultParagraphFont" style:family="text">
      <style:text-properties fo:font-style="italic" style:font-style-asian="italic" style:font-style-complex="italic" fo:language="en" fo:country="US"/>
    </style:style>
    <style:style style:name="T527" style:parent-style-name="DefaultParagraphFont" style:family="text">
      <style:text-properties fo:language="en" fo:country="US"/>
    </style:style>
    <style:style style:name="T528" style:parent-style-name="Hyperlink" style:family="text">
      <style:text-properties style:use-window-font-color="true" fo:language="en" fo:country="US"/>
    </style:style>
    <style:style style:name="P529" style:parent-style-name="Normal" style:family="paragraph">
      <style:paragraph-properties fo:line-height="200%" fo:text-indent="-0.3333in"/>
    </style:style>
    <style:style style:name="T530" style:parent-style-name="DefaultParagraphFont" style:family="text">
      <style:text-properties fo:language="en" fo:country="US"/>
    </style:style>
    <style:style style:name="T531" style:parent-style-name="DefaultParagraphFont" style:family="text">
      <style:text-properties fo:font-style="italic" style:font-style-asian="italic" style:font-style-complex="italic" fo:language="en" fo:country="US"/>
    </style:style>
    <style:style style:name="T532" style:parent-style-name="DefaultParagraphFont" style:family="text">
      <style:text-properties fo:language="en" fo:country="US"/>
    </style:style>
    <style:style style:name="T533" style:parent-style-name="DefaultParagraphFont" style:family="text">
      <style:text-properties fo:font-style="italic" style:font-style-asian="italic" style:font-style-complex="italic" fo:language="en" fo:country="US"/>
    </style:style>
    <style:style style:name="T534" style:parent-style-name="DefaultParagraphFont" style:family="text">
      <style:text-properties fo:language="en" fo:country="US"/>
    </style:style>
    <style:style style:name="T535" style:parent-style-name="Hyperlink" style:family="text">
      <style:text-properties style:use-window-font-color="true" fo:language="en" fo:country="US"/>
    </style:style>
    <style:style style:name="P536" style:parent-style-name="Normal" style:family="paragraph">
      <style:paragraph-properties fo:line-height="200%" fo:text-indent="-0.3333in"/>
    </style:style>
    <style:style style:name="T537" style:parent-style-name="DefaultParagraphFont" style:family="text">
      <style:text-properties fo:language="en" fo:country="US"/>
    </style:style>
    <style:style style:name="T538" style:parent-style-name="DefaultParagraphFont" style:family="text">
      <style:text-properties fo:font-style="italic" style:font-style-asian="italic" style:font-style-complex="italic" fo:language="en" fo:country="US"/>
    </style:style>
    <style:style style:name="T539" style:parent-style-name="DefaultParagraphFont" style:family="text">
      <style:text-properties fo:language="en" fo:country="US"/>
    </style:style>
    <style:style style:name="T540" style:parent-style-name="DefaultParagraphFont" style:family="text">
      <style:text-properties fo:font-style="italic" style:font-style-asian="italic" style:font-style-complex="italic" fo:language="en" fo:country="US"/>
    </style:style>
    <style:style style:name="T541" style:parent-style-name="DefaultParagraphFont" style:family="text">
      <style:text-properties fo:language="en" fo:country="US"/>
    </style:style>
    <style:style style:name="T542" style:parent-style-name="Hyperlink" style:family="text">
      <style:text-properties style:use-window-font-color="true" fo:language="en" fo:country="US"/>
    </style:style>
    <style:style style:name="P543" style:parent-style-name="Normal" style:family="paragraph">
      <style:paragraph-properties fo:line-height="200%" fo:text-indent="-0.3333in"/>
    </style:style>
    <style:style style:name="T544" style:parent-style-name="DefaultParagraphFont" style:family="text">
      <style:text-properties fo:language="en" fo:country="US"/>
    </style:style>
    <style:style style:name="T545" style:parent-style-name="DefaultParagraphFont" style:family="text">
      <style:text-properties fo:font-style="italic" style:font-style-asian="italic" style:font-style-complex="italic" fo:language="en" fo:country="US"/>
    </style:style>
    <style:style style:name="T546" style:parent-style-name="DefaultParagraphFont" style:family="text">
      <style:text-properties fo:language="en" fo:country="US"/>
    </style:style>
    <style:style style:name="T547" style:parent-style-name="DefaultParagraphFont" style:family="text">
      <style:text-properties fo:font-style="italic" style:font-style-asian="italic" style:font-style-complex="italic" fo:language="en" fo:country="US"/>
    </style:style>
    <style:style style:name="T548" style:parent-style-name="DefaultParagraphFont" style:family="text">
      <style:text-properties fo:language="en" fo:country="US"/>
    </style:style>
    <style:style style:name="T549" style:parent-style-name="Hyperlink" style:family="text">
      <style:text-properties style:use-window-font-color="true" fo:language="en" fo:country="US"/>
    </style:style>
    <style:style style:name="P550" style:parent-style-name="Normal" style:family="paragraph">
      <style:paragraph-properties fo:line-height="200%" fo:text-indent="-0.3333in"/>
    </style:style>
    <style:style style:name="T551" style:parent-style-name="DefaultParagraphFont" style:family="text">
      <style:text-properties fo:language="en" fo:country="US"/>
    </style:style>
    <style:style style:name="T552" style:parent-style-name="DefaultParagraphFont" style:family="text">
      <style:text-properties fo:font-style="italic" style:font-style-asian="italic" style:font-style-complex="italic" fo:language="en" fo:country="US"/>
    </style:style>
    <style:style style:name="T553" style:parent-style-name="DefaultParagraphFont" style:family="text">
      <style:text-properties fo:language="en" fo:country="US"/>
    </style:style>
    <style:style style:name="T554" style:parent-style-name="DefaultParagraphFont" style:family="text">
      <style:text-properties fo:font-style="italic" style:font-style-asian="italic" style:font-style-complex="italic" fo:language="en" fo:country="US"/>
    </style:style>
    <style:style style:name="T555" style:parent-style-name="DefaultParagraphFont" style:family="text">
      <style:text-properties fo:language="en" fo:country="US"/>
    </style:style>
    <style:style style:name="T556" style:parent-style-name="Hyperlink" style:family="text">
      <style:text-properties style:use-window-font-color="true" fo:language="en" fo:country="US"/>
    </style:style>
    <style:style style:name="P557" style:parent-style-name="Normal" style:family="paragraph">
      <style:paragraph-properties fo:line-height="200%" fo:text-indent="-0.3333in"/>
    </style:style>
    <style:style style:name="T558" style:parent-style-name="DefaultParagraphFont" style:family="text">
      <style:text-properties fo:language="en" fo:country="US"/>
    </style:style>
    <style:style style:name="T559" style:parent-style-name="DefaultParagraphFont" style:family="text">
      <style:text-properties fo:font-style="italic" style:font-style-asian="italic" style:font-style-complex="italic" fo:language="en" fo:country="US"/>
    </style:style>
    <style:style style:name="T560" style:parent-style-name="DefaultParagraphFont" style:family="text">
      <style:text-properties fo:language="en" fo:country="US"/>
    </style:style>
    <style:style style:name="T561" style:parent-style-name="Hyperlink" style:family="text">
      <style:text-properties style:use-window-font-color="true"/>
    </style:style>
    <style:style style:name="P562" style:parent-style-name="Normal" style:family="paragraph">
      <style:paragraph-properties fo:line-height="200%" fo:text-indent="-0.3333in"/>
    </style:style>
    <style:style style:name="T563" style:parent-style-name="DefaultParagraphFont" style:family="text">
      <style:text-properties fo:language="en" fo:country="US"/>
    </style:style>
    <style:style style:name="T564" style:parent-style-name="DefaultParagraphFont" style:family="text">
      <style:text-properties fo:font-style="italic" style:font-style-asian="italic" style:font-style-complex="italic" fo:language="da" fo:country="DK"/>
    </style:style>
    <style:style style:name="T565" style:parent-style-name="DefaultParagraphFont" style:family="text">
      <style:text-properties fo:language="da" fo:country="DK"/>
    </style:style>
    <style:style style:name="T566" style:parent-style-name="DefaultParagraphFont" style:family="text">
      <style:text-properties fo:font-style="italic" style:font-style-asian="italic" style:font-style-complex="italic" fo:language="da" fo:country="DK"/>
    </style:style>
    <style:style style:name="T567" style:parent-style-name="DefaultParagraphFont" style:family="text">
      <style:text-properties fo:language="da" fo:country="DK"/>
    </style:style>
    <style:style style:name="P568" style:parent-style-name="Normal" style:family="paragraph">
      <style:paragraph-properties fo:line-height="200%" fo:text-indent="-0.3333in"/>
    </style:style>
    <style:style style:name="T569" style:parent-style-name="DefaultParagraphFont" style:family="text">
      <style:text-properties fo:language="da" fo:country="DK"/>
    </style:style>
    <style:style style:name="T570" style:parent-style-name="DefaultParagraphFont" style:family="text">
      <style:text-properties fo:language="en" fo:country="US"/>
    </style:style>
    <style:style style:name="T571" style:parent-style-name="DefaultParagraphFont" style:family="text">
      <style:text-properties fo:font-style="italic" style:font-style-asian="italic" style:font-style-complex="italic" fo:language="en" fo:country="US"/>
    </style:style>
    <style:style style:name="T572" style:parent-style-name="DefaultParagraphFont" style:family="text">
      <style:text-properties fo:language="en" fo:country="US"/>
    </style:style>
    <style:style style:name="T573" style:parent-style-name="DefaultParagraphFont" style:family="text">
      <style:text-properties fo:font-style="italic" style:font-style-asian="italic" style:font-style-complex="italic" fo:language="en" fo:country="US"/>
    </style:style>
    <style:style style:name="T574" style:parent-style-name="DefaultParagraphFont" style:family="text">
      <style:text-properties fo:language="en" fo:country="US"/>
    </style:style>
    <style:style style:name="T575" style:parent-style-name="Hyperlink" style:family="text">
      <style:text-properties style:use-window-font-color="true" fo:language="en" fo:country="US"/>
    </style:style>
    <style:style style:name="P576" style:parent-style-name="Normal" style:family="paragraph">
      <style:paragraph-properties fo:line-height="200%" fo:text-indent="-0.3333in"/>
    </style:style>
    <style:style style:name="T577" style:parent-style-name="DefaultParagraphFont" style:family="text">
      <style:text-properties fo:language="en" fo:country="US"/>
    </style:style>
    <style:style style:name="T578" style:parent-style-name="DefaultParagraphFont" style:family="text">
      <style:text-properties fo:font-style="italic" style:font-style-asian="italic" style:font-style-complex="italic" fo:language="en" fo:country="US"/>
    </style:style>
    <style:style style:name="T579" style:parent-style-name="DefaultParagraphFont" style:family="text">
      <style:text-properties fo:language="en" fo:country="US"/>
    </style:style>
    <style:style style:name="T580" style:parent-style-name="DefaultParagraphFont" style:family="text">
      <style:text-properties fo:font-style="italic" style:font-style-asian="italic" style:font-style-complex="italic" fo:language="en" fo:country="US"/>
    </style:style>
    <style:style style:name="T581" style:parent-style-name="DefaultParagraphFont" style:family="text">
      <style:text-properties fo:language="en" fo:country="US"/>
    </style:style>
    <style:style style:name="T582" style:parent-style-name="Hyperlink" style:family="text">
      <style:text-properties style:use-window-font-color="true" fo:language="en" fo:country="US"/>
    </style:style>
    <style:style style:name="P583" style:parent-style-name="Normal" style:family="paragraph">
      <style:paragraph-properties fo:line-height="200%" fo:text-indent="-0.3333in"/>
    </style:style>
    <style:style style:name="T584" style:parent-style-name="DefaultParagraphFont" style:family="text">
      <style:text-properties fo:language="en" fo:country="US"/>
    </style:style>
    <style:style style:name="T585" style:parent-style-name="DefaultParagraphFont" style:family="text">
      <style:text-properties fo:font-style="italic" style:font-style-asian="italic" style:font-style-complex="italic" fo:language="en" fo:country="US"/>
    </style:style>
    <style:style style:name="T586" style:parent-style-name="DefaultParagraphFont" style:family="text">
      <style:text-properties fo:language="en" fo:country="US"/>
    </style:style>
    <style:style style:name="T587" style:parent-style-name="DefaultParagraphFont" style:family="text">
      <style:text-properties fo:font-style="italic" style:font-style-asian="italic" style:font-style-complex="italic" fo:language="en" fo:country="US"/>
    </style:style>
    <style:style style:name="T588" style:parent-style-name="DefaultParagraphFont" style:family="text">
      <style:text-properties fo:language="en" fo:country="US"/>
    </style:style>
    <style:style style:name="T589" style:parent-style-name="Hyperlink" style:family="text">
      <style:text-properties style:use-window-font-color="true" fo:language="en" fo:country="US"/>
    </style:style>
    <style:style style:name="P590" style:parent-style-name="Normal" style:family="paragraph">
      <style:paragraph-properties fo:line-height="200%" fo:text-indent="-0.3333in"/>
    </style:style>
    <style:style style:name="T591" style:parent-style-name="DefaultParagraphFont" style:family="text">
      <style:text-properties fo:language="en" fo:country="US"/>
    </style:style>
    <style:style style:name="T592" style:parent-style-name="DefaultParagraphFont" style:family="text">
      <style:text-properties fo:font-style="italic" style:font-style-asian="italic" style:font-style-complex="italic" fo:language="en" fo:country="US"/>
    </style:style>
    <style:style style:name="T593" style:parent-style-name="DefaultParagraphFont" style:family="text">
      <style:text-properties fo:language="en" fo:country="US"/>
    </style:style>
    <style:style style:name="T594" style:parent-style-name="DefaultParagraphFont" style:family="text">
      <style:text-properties fo:font-style="italic" style:font-style-asian="italic" style:font-style-complex="italic" fo:language="en" fo:country="US"/>
    </style:style>
    <style:style style:name="T595" style:parent-style-name="DefaultParagraphFont" style:family="text">
      <style:text-properties fo:language="en" fo:country="US"/>
    </style:style>
    <style:style style:name="P596" style:parent-style-name="Normal" style:family="paragraph">
      <style:paragraph-properties fo:line-height="200%" fo:text-indent="-0.3333in"/>
    </style:style>
    <style:style style:name="T597" style:parent-style-name="DefaultParagraphFont" style:family="text">
      <style:text-properties fo:language="en" fo:country="US"/>
    </style:style>
    <style:style style:name="T598" style:parent-style-name="DefaultParagraphFont" style:family="text">
      <style:text-properties fo:font-style="italic" style:font-style-asian="italic" style:font-style-complex="italic" fo:language="en" fo:country="US"/>
    </style:style>
    <style:style style:name="T599" style:parent-style-name="DefaultParagraphFont" style:family="text">
      <style:text-properties fo:language="en" fo:country="US"/>
    </style:style>
    <style:style style:name="T600" style:parent-style-name="DefaultParagraphFont" style:family="text">
      <style:text-properties fo:font-style="italic" style:font-style-asian="italic" style:font-style-complex="italic" fo:language="en" fo:country="US"/>
    </style:style>
    <style:style style:name="T601" style:parent-style-name="DefaultParagraphFont" style:family="text">
      <style:text-properties fo:language="en" fo:country="US"/>
    </style:style>
    <style:style style:name="T602" style:parent-style-name="Hyperlink" style:family="text">
      <style:text-properties style:use-window-font-color="true" fo:language="en" fo:country="US"/>
    </style:style>
    <style:style style:name="P603" style:parent-style-name="Normal" style:family="paragraph">
      <style:paragraph-properties fo:line-height="200%" fo:text-indent="-0.3333in"/>
    </style:style>
    <style:style style:name="T604" style:parent-style-name="DefaultParagraphFont" style:family="text">
      <style:text-properties fo:language="en" fo:country="US"/>
    </style:style>
    <style:style style:name="T605" style:parent-style-name="DefaultParagraphFont" style:family="text">
      <style:text-properties fo:font-style="italic" style:font-style-asian="italic" style:font-style-complex="italic" fo:language="en" fo:country="US"/>
    </style:style>
    <style:style style:name="T606" style:parent-style-name="DefaultParagraphFont" style:family="text">
      <style:text-properties fo:language="en" fo:country="US"/>
    </style:style>
    <style:style style:name="T607" style:parent-style-name="DefaultParagraphFont" style:family="text">
      <style:text-properties fo:font-style="italic" style:font-style-asian="italic" style:font-style-complex="italic" fo:language="en" fo:country="US"/>
    </style:style>
    <style:style style:name="T608" style:parent-style-name="DefaultParagraphFont" style:family="text">
      <style:text-properties fo:language="en" fo:country="US"/>
    </style:style>
    <style:style style:name="T609" style:parent-style-name="Hyperlink" style:family="text">
      <style:text-properties style:use-window-font-color="true" fo:language="en" fo:country="US"/>
    </style:style>
    <style:style style:name="P610" style:parent-style-name="Normal" style:family="paragraph">
      <style:paragraph-properties fo:line-height="200%" fo:text-indent="-0.3333in"/>
    </style:style>
    <style:style style:name="T611" style:parent-style-name="DefaultParagraphFont" style:family="text">
      <style:text-properties fo:language="en" fo:country="US"/>
    </style:style>
    <style:style style:name="T612" style:parent-style-name="DefaultParagraphFont" style:family="text">
      <style:text-properties fo:font-style="italic" style:font-style-asian="italic" style:font-style-complex="italic" fo:language="en" fo:country="US"/>
    </style:style>
    <style:style style:name="T613" style:parent-style-name="DefaultParagraphFont" style:family="text">
      <style:text-properties fo:language="en" fo:country="US"/>
    </style:style>
    <style:style style:name="T614" style:parent-style-name="DefaultParagraphFont" style:family="text">
      <style:text-properties fo:font-style="italic" style:font-style-asian="italic" style:font-style-complex="italic" fo:language="en" fo:country="US"/>
    </style:style>
    <style:style style:name="T615" style:parent-style-name="DefaultParagraphFont" style:family="text">
      <style:text-properties fo:language="en" fo:country="US"/>
    </style:style>
    <style:style style:name="T616" style:parent-style-name="Hyperlink" style:family="text">
      <style:text-properties style:use-window-font-color="true" fo:language="en" fo:country="US"/>
    </style:style>
    <style:style style:name="P617" style:parent-style-name="Normal" style:family="paragraph">
      <style:paragraph-properties fo:line-height="200%" fo:text-indent="-0.3333in"/>
    </style:style>
    <style:style style:name="T618" style:parent-style-name="DefaultParagraphFont" style:family="text">
      <style:text-properties fo:language="en" fo:country="US"/>
    </style:style>
    <style:style style:name="T619" style:parent-style-name="DefaultParagraphFont" style:family="text">
      <style:text-properties fo:font-style="italic" style:font-style-asian="italic" style:font-style-complex="italic" fo:language="en" fo:country="US"/>
    </style:style>
    <style:style style:name="T620" style:parent-style-name="DefaultParagraphFont" style:family="text">
      <style:text-properties fo:language="en" fo:country="US"/>
    </style:style>
    <style:style style:name="T621" style:parent-style-name="Hyperlink" style:family="text">
      <style:text-properties style:use-window-font-color="true" fo:language="en" fo:country="US"/>
    </style:style>
    <style:style style:name="P622" style:parent-style-name="Normal" style:family="paragraph">
      <style:paragraph-properties fo:line-height="200%" fo:text-indent="-0.3333in"/>
    </style:style>
    <style:style style:name="T623" style:parent-style-name="DefaultParagraphFont" style:family="text">
      <style:text-properties fo:language="en" fo:country="US"/>
    </style:style>
    <style:style style:name="T624" style:parent-style-name="DefaultParagraphFont" style:family="text">
      <style:text-properties fo:font-style="italic" style:font-style-asian="italic" style:font-style-complex="italic" fo:language="en" fo:country="US"/>
    </style:style>
    <style:style style:name="T625" style:parent-style-name="DefaultParagraphFont" style:family="text">
      <style:text-properties fo:language="en" fo:country="US"/>
    </style:style>
    <style:style style:name="T626" style:parent-style-name="DefaultParagraphFont" style:family="text">
      <style:text-properties fo:font-style="italic" style:font-style-asian="italic" style:font-style-complex="italic" fo:language="en" fo:country="US"/>
    </style:style>
    <style:style style:name="T627" style:parent-style-name="DefaultParagraphFont" style:family="text">
      <style:text-properties fo:language="en" fo:country="US"/>
    </style:style>
    <style:style style:name="T628" style:parent-style-name="Hyperlink" style:family="text">
      <style:text-properties style:use-window-font-color="true" fo:language="en" fo:country="US"/>
    </style:style>
    <style:style style:name="P629" style:parent-style-name="Normal" style:family="paragraph">
      <style:paragraph-properties fo:line-height="200%" fo:text-indent="-0.3333in"/>
    </style:style>
    <style:style style:name="T630" style:parent-style-name="DefaultParagraphFont" style:family="text">
      <style:text-properties fo:language="en" fo:country="US"/>
    </style:style>
    <style:style style:name="T631" style:parent-style-name="DefaultParagraphFont" style:family="text">
      <style:text-properties fo:font-style="italic" style:font-style-asian="italic" style:font-style-complex="italic" fo:language="en" fo:country="US"/>
    </style:style>
    <style:style style:name="T632" style:parent-style-name="DefaultParagraphFont" style:family="text">
      <style:text-properties fo:language="en" fo:country="US"/>
    </style:style>
    <style:style style:name="P633" style:parent-style-name="Normal" style:family="paragraph">
      <style:paragraph-properties fo:line-height="200%" fo:text-indent="-0.3333in"/>
    </style:style>
    <style:style style:name="T634" style:parent-style-name="DefaultParagraphFont" style:family="text">
      <style:text-properties fo:language="en" fo:country="US"/>
    </style:style>
    <style:style style:name="T635" style:parent-style-name="DefaultParagraphFont" style:family="text">
      <style:text-properties fo:font-style="italic" style:font-style-asian="italic" style:font-style-complex="italic" fo:language="en" fo:country="US"/>
    </style:style>
    <style:style style:name="T636" style:parent-style-name="DefaultParagraphFont" style:family="text">
      <style:text-properties fo:language="en" fo:country="US"/>
    </style:style>
    <style:style style:name="T637" style:parent-style-name="DefaultParagraphFont" style:family="text">
      <style:text-properties fo:font-style="italic" style:font-style-asian="italic" style:font-style-complex="italic" fo:language="en" fo:country="US"/>
    </style:style>
    <style:style style:name="T638" style:parent-style-name="DefaultParagraphFont" style:family="text">
      <style:text-properties fo:language="en" fo:country="US"/>
    </style:style>
    <style:style style:name="P639" style:parent-style-name="Normal" style:family="paragraph">
      <style:paragraph-properties fo:line-height="200%" fo:text-indent="-0.3333in"/>
    </style:style>
    <style:style style:name="T640" style:parent-style-name="DefaultParagraphFont" style:family="text">
      <style:text-properties fo:language="en" fo:country="US"/>
    </style:style>
    <style:style style:name="T641" style:parent-style-name="DefaultParagraphFont" style:family="text">
      <style:text-properties fo:font-style="italic" style:font-style-asian="italic" style:font-style-complex="italic" fo:language="en" fo:country="US"/>
    </style:style>
    <style:style style:name="T642" style:parent-style-name="DefaultParagraphFont" style:family="text">
      <style:text-properties fo:language="en" fo:country="US"/>
    </style:style>
    <style:style style:name="T643" style:parent-style-name="DefaultParagraphFont" style:family="text">
      <style:text-properties fo:font-style="italic" style:font-style-asian="italic" style:font-style-complex="italic" fo:language="en" fo:country="US"/>
    </style:style>
    <style:style style:name="T644" style:parent-style-name="DefaultParagraphFont" style:family="text">
      <style:text-properties fo:language="en" fo:country="US"/>
    </style:style>
    <style:style style:name="T645" style:parent-style-name="Hyperlink" style:family="text">
      <style:text-properties style:use-window-font-color="true" fo:language="en" fo:country="US"/>
    </style:style>
    <style:style style:name="P646" style:parent-style-name="Normal" style:family="paragraph">
      <style:paragraph-properties fo:line-height="200%" fo:text-indent="-0.3333in"/>
    </style:style>
    <style:style style:name="T647" style:parent-style-name="DefaultParagraphFont" style:family="text">
      <style:text-properties fo:language="en" fo:country="US"/>
    </style:style>
    <style:style style:name="T648" style:parent-style-name="DefaultParagraphFont" style:family="text">
      <style:text-properties fo:font-style="italic" style:font-style-asian="italic" style:font-style-complex="italic" fo:language="en" fo:country="US"/>
    </style:style>
    <style:style style:name="T649" style:parent-style-name="DefaultParagraphFont" style:family="text">
      <style:text-properties fo:language="en" fo:country="US"/>
    </style:style>
    <style:style style:name="T650" style:parent-style-name="DefaultParagraphFont" style:family="text">
      <style:text-properties fo:font-style="italic" style:font-style-asian="italic" style:font-style-complex="italic" fo:language="en" fo:country="US"/>
    </style:style>
    <style:style style:name="T651" style:parent-style-name="DefaultParagraphFont" style:family="text">
      <style:text-properties fo:language="en" fo:country="US"/>
    </style:style>
    <style:style style:name="T652" style:parent-style-name="Hyperlink" style:family="text">
      <style:text-properties style:use-window-font-color="true" fo:language="en" fo:country="US"/>
    </style:style>
    <style:style style:name="P653" style:parent-style-name="Normal" style:family="paragraph">
      <style:paragraph-properties fo:line-height="200%" fo:text-indent="-0.3333in"/>
    </style:style>
    <style:style style:name="T654" style:parent-style-name="DefaultParagraphFont" style:family="text">
      <style:text-properties fo:language="en" fo:country="US"/>
    </style:style>
    <style:style style:name="T655" style:parent-style-name="DefaultParagraphFont" style:family="text">
      <style:text-properties fo:font-style="italic" style:font-style-asian="italic" style:font-style-complex="italic" fo:language="en" fo:country="US"/>
    </style:style>
    <style:style style:name="T656" style:parent-style-name="DefaultParagraphFont" style:family="text">
      <style:text-properties fo:language="en" fo:country="US"/>
    </style:style>
    <style:style style:name="P657" style:parent-style-name="Normal" style:family="paragraph">
      <style:paragraph-properties fo:line-height="200%" fo:text-indent="-0.3333in"/>
    </style:style>
    <style:style style:name="T658" style:parent-style-name="DefaultParagraphFont" style:family="text">
      <style:text-properties fo:language="en" fo:country="US"/>
    </style:style>
    <style:style style:name="T659" style:parent-style-name="DefaultParagraphFont" style:family="text">
      <style:text-properties fo:font-style="italic" style:font-style-asian="italic" style:font-style-complex="italic" fo:language="en" fo:country="US"/>
    </style:style>
    <style:style style:name="T660" style:parent-style-name="DefaultParagraphFont" style:family="text">
      <style:text-properties fo:language="en" fo:country="US"/>
    </style:style>
    <style:style style:name="T661" style:parent-style-name="DefaultParagraphFont" style:family="text">
      <style:text-properties fo:font-style="italic" style:font-style-asian="italic" style:font-style-complex="italic" fo:language="en" fo:country="US"/>
    </style:style>
    <style:style style:name="T662" style:parent-style-name="DefaultParagraphFont" style:family="text">
      <style:text-properties fo:language="en" fo:country="US"/>
    </style:style>
    <style:style style:name="T663" style:parent-style-name="Hyperlink" style:family="text">
      <style:text-properties style:use-window-font-color="true" fo:language="en" fo:country="US"/>
    </style:style>
    <style:style style:name="P664" style:parent-style-name="Normal" style:family="paragraph">
      <style:paragraph-properties fo:line-height="200%" fo:text-indent="-0.3333in"/>
    </style:style>
    <style:style style:name="T665" style:parent-style-name="DefaultParagraphFont" style:family="text">
      <style:text-properties fo:language="en" fo:country="US"/>
    </style:style>
    <style:style style:name="T666" style:parent-style-name="DefaultParagraphFont" style:family="text">
      <style:text-properties fo:font-style="italic" style:font-style-asian="italic" style:font-style-complex="italic" fo:language="en" fo:country="US"/>
    </style:style>
    <style:style style:name="T667" style:parent-style-name="DefaultParagraphFont" style:family="text">
      <style:text-properties fo:language="en" fo:country="US"/>
    </style:style>
    <style:style style:name="T668" style:parent-style-name="DefaultParagraphFont" style:family="text">
      <style:text-properties fo:font-style="italic" style:font-style-asian="italic" style:font-style-complex="italic" fo:language="en" fo:country="US"/>
    </style:style>
    <style:style style:name="T669" style:parent-style-name="DefaultParagraphFont" style:family="text">
      <style:text-properties fo:language="en" fo:country="US"/>
    </style:style>
    <style:style style:name="T670" style:parent-style-name="Hyperlink" style:family="text">
      <style:text-properties style:use-window-font-color="true" fo:language="en" fo:country="US"/>
    </style:style>
    <style:style style:name="P671" style:parent-style-name="Normal" style:family="paragraph">
      <style:paragraph-properties fo:line-height="200%" fo:text-indent="-0.3333in"/>
    </style:style>
    <style:style style:name="T672" style:parent-style-name="DefaultParagraphFont" style:family="text">
      <style:text-properties fo:language="en" fo:country="US"/>
    </style:style>
    <style:style style:name="T673" style:parent-style-name="DefaultParagraphFont" style:family="text">
      <style:text-properties fo:font-style="italic" style:font-style-asian="italic" style:font-style-complex="italic" fo:language="en" fo:country="US"/>
    </style:style>
    <style:style style:name="T674" style:parent-style-name="DefaultParagraphFont" style:family="text">
      <style:text-properties fo:language="en" fo:country="US"/>
    </style:style>
    <style:style style:name="T675" style:parent-style-name="DefaultParagraphFont" style:family="text">
      <style:text-properties fo:font-style="italic" style:font-style-asian="italic" style:font-style-complex="italic" fo:language="en" fo:country="US"/>
    </style:style>
    <style:style style:name="T676" style:parent-style-name="DefaultParagraphFont" style:family="text">
      <style:text-properties fo:language="en" fo:country="US"/>
    </style:style>
    <style:style style:name="T677" style:parent-style-name="Hyperlink" style:family="text">
      <style:text-properties style:use-window-font-color="true" fo:language="en" fo:country="US"/>
    </style:style>
    <style:style style:name="P678" style:parent-style-name="Normal" style:family="paragraph">
      <style:paragraph-properties fo:line-height="200%" fo:text-indent="-0.3333in"/>
    </style:style>
    <style:style style:name="T679" style:parent-style-name="DefaultParagraphFont" style:family="text">
      <style:text-properties fo:language="en" fo:country="US"/>
    </style:style>
    <style:style style:name="T680" style:parent-style-name="DefaultParagraphFont" style:family="text">
      <style:text-properties fo:font-style="italic" style:font-style-asian="italic" style:font-style-complex="italic" fo:language="en" fo:country="US"/>
    </style:style>
    <style:style style:name="T681" style:parent-style-name="DefaultParagraphFont" style:family="text">
      <style:text-properties fo:language="en" fo:country="US"/>
    </style:style>
    <style:style style:name="T682" style:parent-style-name="DefaultParagraphFont" style:family="text">
      <style:text-properties fo:font-style="italic" style:font-style-asian="italic" style:font-style-complex="italic" fo:language="en" fo:country="US"/>
    </style:style>
    <style:style style:name="T683" style:parent-style-name="DefaultParagraphFont" style:family="text">
      <style:text-properties fo:language="en" fo:country="US"/>
    </style:style>
    <style:style style:name="T684" style:parent-style-name="Hyperlink" style:family="text">
      <style:text-properties style:use-window-font-color="true" fo:language="en" fo:country="US"/>
    </style:style>
    <style:style style:name="P685" style:parent-style-name="Normal" style:family="paragraph">
      <style:paragraph-properties fo:line-height="200%" fo:text-indent="-0.3333in"/>
    </style:style>
    <style:style style:name="T686" style:parent-style-name="DefaultParagraphFont" style:family="text">
      <style:text-properties fo:language="en" fo:country="US"/>
    </style:style>
    <style:style style:name="T687" style:parent-style-name="DefaultParagraphFont" style:family="text">
      <style:text-properties fo:font-style="italic" style:font-style-asian="italic" style:font-style-complex="italic" fo:language="en" fo:country="US"/>
    </style:style>
    <style:style style:name="T688" style:parent-style-name="DefaultParagraphFont" style:family="text">
      <style:text-properties fo:language="en" fo:country="US"/>
    </style:style>
    <style:style style:name="T689" style:parent-style-name="DefaultParagraphFont" style:family="text">
      <style:text-properties fo:font-style="italic" style:font-style-asian="italic" style:font-style-complex="italic" fo:language="en" fo:country="US"/>
    </style:style>
    <style:style style:name="T690" style:parent-style-name="DefaultParagraphFont" style:family="text">
      <style:text-properties fo:language="en" fo:country="US"/>
    </style:style>
    <style:style style:name="T691" style:parent-style-name="Hyperlink" style:family="text">
      <style:text-properties style:use-window-font-color="true" fo:language="en" fo:country="US"/>
    </style:style>
    <style:style style:name="P692" style:parent-style-name="Normal" style:family="paragraph">
      <style:paragraph-properties fo:line-height="200%" fo:text-indent="-0.3333in"/>
    </style:style>
    <style:style style:name="T693" style:parent-style-name="DefaultParagraphFont" style:family="text">
      <style:text-properties fo:language="en" fo:country="US"/>
    </style:style>
    <style:style style:name="T694" style:parent-style-name="DefaultParagraphFont" style:family="text">
      <style:text-properties fo:font-style="italic" style:font-style-asian="italic" style:font-style-complex="italic" fo:language="en" fo:country="US"/>
    </style:style>
    <style:style style:name="T695" style:parent-style-name="DefaultParagraphFont" style:family="text">
      <style:text-properties fo:language="en" fo:country="US"/>
    </style:style>
    <style:style style:name="T696" style:parent-style-name="Hyperlink" style:family="text">
      <style:text-properties style:use-window-font-color="true" fo:language="en" fo:country="US"/>
    </style:style>
    <style:style style:name="P697" style:parent-style-name="Normal" style:family="paragraph">
      <style:paragraph-properties fo:line-height="200%" fo:text-indent="-0.3333in"/>
    </style:style>
    <style:style style:name="T698" style:parent-style-name="DefaultParagraphFont" style:family="text">
      <style:text-properties fo:language="en" fo:country="US"/>
    </style:style>
    <style:style style:name="T699" style:parent-style-name="DefaultParagraphFont" style:family="text">
      <style:text-properties fo:font-style="italic" style:font-style-asian="italic" style:font-style-complex="italic" fo:language="en" fo:country="US"/>
    </style:style>
    <style:style style:name="T700" style:parent-style-name="DefaultParagraphFont" style:family="text">
      <style:text-properties fo:language="en" fo:country="US"/>
    </style:style>
    <style:style style:name="T701" style:parent-style-name="Hyperlink" style:family="text">
      <style:text-properties style:use-window-font-color="true" fo:language="en" fo:country="US"/>
    </style:style>
    <style:style style:name="P702" style:parent-style-name="Normal" style:family="paragraph">
      <style:paragraph-properties fo:line-height="200%" fo:text-indent="-0.3333in"/>
    </style:style>
    <style:style style:name="T703" style:parent-style-name="DefaultParagraphFont" style:family="text">
      <style:text-properties fo:language="en" fo:country="US"/>
    </style:style>
    <style:style style:name="T704" style:parent-style-name="DefaultParagraphFont" style:family="text">
      <style:text-properties fo:font-style="italic" style:font-style-asian="italic" style:font-style-complex="italic" fo:language="en" fo:country="US"/>
    </style:style>
    <style:style style:name="T705" style:parent-style-name="DefaultParagraphFont" style:family="text">
      <style:text-properties fo:language="en" fo:country="US"/>
    </style:style>
    <style:style style:name="T706" style:parent-style-name="DefaultParagraphFont" style:family="text">
      <style:text-properties fo:font-style="italic" style:font-style-asian="italic" style:font-style-complex="italic" fo:language="en" fo:country="US"/>
    </style:style>
    <style:style style:name="T707" style:parent-style-name="DefaultParagraphFont" style:family="text">
      <style:text-properties fo:language="en" fo:country="US"/>
    </style:style>
    <style:style style:name="T708" style:parent-style-name="Hyperlink" style:family="text">
      <style:text-properties style:use-window-font-color="true" fo:language="en" fo:country="US"/>
    </style:style>
    <style:style style:name="P709" style:parent-style-name="Normal" style:family="paragraph">
      <style:paragraph-properties fo:line-height="200%" fo:text-indent="-0.3333in"/>
    </style:style>
    <style:style style:name="T710" style:parent-style-name="DefaultParagraphFont" style:family="text">
      <style:text-properties fo:language="en" fo:country="US"/>
    </style:style>
    <style:style style:name="T711" style:parent-style-name="DefaultParagraphFont" style:family="text">
      <style:text-properties fo:font-style="italic" style:font-style-asian="italic" style:font-style-complex="italic" fo:language="en" fo:country="US"/>
    </style:style>
    <style:style style:name="T712" style:parent-style-name="DefaultParagraphFont" style:family="text">
      <style:text-properties fo:language="en" fo:country="US"/>
    </style:style>
    <style:style style:name="T713" style:parent-style-name="DefaultParagraphFont" style:family="text">
      <style:text-properties fo:font-style="italic" style:font-style-asian="italic" style:font-style-complex="italic" fo:language="en" fo:country="US"/>
    </style:style>
    <style:style style:name="T714" style:parent-style-name="DefaultParagraphFont" style:family="text">
      <style:text-properties fo:language="en" fo:country="US"/>
    </style:style>
    <style:style style:name="T715" style:parent-style-name="Hyperlink" style:family="text">
      <style:text-properties style:use-window-font-color="true" fo:language="en" fo:country="US"/>
    </style:style>
    <style:style style:name="P716" style:parent-style-name="Normal" style:family="paragraph">
      <style:paragraph-properties fo:line-height="200%" fo:text-indent="-0.3333in"/>
    </style:style>
    <style:style style:name="T717" style:parent-style-name="DefaultParagraphFont" style:family="text">
      <style:text-properties fo:language="en" fo:country="US"/>
    </style:style>
    <style:style style:name="T718" style:parent-style-name="DefaultParagraphFont" style:family="text">
      <style:text-properties fo:font-style="italic" style:font-style-asian="italic" style:font-style-complex="italic" fo:language="en" fo:country="US"/>
    </style:style>
    <style:style style:name="T719" style:parent-style-name="DefaultParagraphFont" style:family="text">
      <style:text-properties fo:language="en" fo:country="US"/>
    </style:style>
    <style:style style:name="T720" style:parent-style-name="DefaultParagraphFont" style:family="text">
      <style:text-properties fo:font-style="italic" style:font-style-asian="italic" style:font-style-complex="italic" fo:language="en" fo:country="US"/>
    </style:style>
    <style:style style:name="T721" style:parent-style-name="DefaultParagraphFont" style:family="text">
      <style:text-properties fo:language="en" fo:country="US"/>
    </style:style>
    <style:style style:name="T722" style:parent-style-name="Hyperlink" style:family="text">
      <style:text-properties style:use-window-font-color="true" fo:language="en" fo:country="US"/>
    </style:style>
    <style:style style:name="P723" style:parent-style-name="Normal" style:family="paragraph">
      <style:paragraph-properties fo:line-height="200%" fo:text-indent="-0.3333in"/>
    </style:style>
    <style:style style:name="T724" style:parent-style-name="DefaultParagraphFont" style:family="text">
      <style:text-properties fo:language="en" fo:country="US"/>
    </style:style>
    <style:style style:name="T725" style:parent-style-name="DefaultParagraphFont" style:family="text">
      <style:text-properties fo:font-style="italic" style:font-style-asian="italic" style:font-style-complex="italic" fo:language="en" fo:country="US"/>
    </style:style>
    <style:style style:name="T726" style:parent-style-name="DefaultParagraphFont" style:family="text">
      <style:text-properties fo:language="en" fo:country="US"/>
    </style:style>
    <style:style style:name="T727" style:parent-style-name="DefaultParagraphFont" style:family="text">
      <style:text-properties fo:font-style="italic" style:font-style-asian="italic" style:font-style-complex="italic" fo:language="en" fo:country="US"/>
    </style:style>
    <style:style style:name="T728" style:parent-style-name="DefaultParagraphFont" style:family="text">
      <style:text-properties fo:language="en" fo:country="US"/>
    </style:style>
    <style:style style:name="T729" style:parent-style-name="Hyperlink" style:family="text">
      <style:text-properties style:use-window-font-color="true" fo:language="en" fo:country="US"/>
    </style:style>
    <style:style style:name="P730" style:parent-style-name="Normal" style:family="paragraph">
      <style:paragraph-properties fo:line-height="200%" fo:text-indent="-0.3333in"/>
    </style:style>
    <style:style style:name="T731" style:parent-style-name="DefaultParagraphFont" style:family="text">
      <style:text-properties fo:language="en" fo:country="US"/>
    </style:style>
    <style:style style:name="T732" style:parent-style-name="DefaultParagraphFont" style:family="text">
      <style:text-properties fo:font-style="italic" style:font-style-asian="italic" style:font-style-complex="italic" fo:language="en" fo:country="US"/>
    </style:style>
    <style:style style:name="T733" style:parent-style-name="DefaultParagraphFont" style:family="text">
      <style:text-properties fo:language="en" fo:country="US"/>
    </style:style>
    <style:style style:name="T734" style:parent-style-name="DefaultParagraphFont" style:family="text">
      <style:text-properties fo:font-style="italic" style:font-style-asian="italic" style:font-style-complex="italic" fo:language="en" fo:country="US"/>
    </style:style>
    <style:style style:name="T735" style:parent-style-name="DefaultParagraphFont" style:family="text">
      <style:text-properties fo:language="en" fo:country="US"/>
    </style:style>
    <style:style style:name="T736" style:parent-style-name="Hyperlink" style:family="text">
      <style:text-properties style:use-window-font-color="true" fo:language="en" fo:country="US"/>
    </style:style>
    <style:style style:name="P737" style:parent-style-name="Normal" style:family="paragraph">
      <style:paragraph-properties fo:line-height="200%" fo:text-indent="-0.3333in"/>
    </style:style>
    <style:style style:name="T738" style:parent-style-name="DefaultParagraphFont" style:family="text">
      <style:text-properties fo:font-style="italic" style:font-style-asian="italic" style:font-style-complex="italic" fo:language="en" fo:country="US"/>
    </style:style>
    <style:style style:name="T739" style:parent-style-name="DefaultParagraphFont" style:family="text">
      <style:text-properties fo:language="en" fo:country="US"/>
    </style:style>
    <style:style style:name="P740" style:parent-style-name="Normal" style:family="paragraph">
      <style:paragraph-properties fo:line-height="200%" fo:text-indent="-0.3333in"/>
    </style:style>
    <style:style style:name="T741" style:parent-style-name="DefaultParagraphFont" style:family="text">
      <style:text-properties fo:language="en" fo:country="US"/>
    </style:style>
    <style:style style:name="T742" style:parent-style-name="DefaultParagraphFont" style:family="text">
      <style:text-properties fo:font-style="italic" style:font-style-asian="italic" style:font-style-complex="italic" fo:language="en" fo:country="US"/>
    </style:style>
    <style:style style:name="T743" style:parent-style-name="DefaultParagraphFont" style:family="text">
      <style:text-properties fo:language="en" fo:country="US"/>
    </style:style>
    <style:style style:name="T744" style:parent-style-name="DefaultParagraphFont" style:family="text">
      <style:text-properties fo:font-style="italic" style:font-style-asian="italic" style:font-style-complex="italic" fo:language="en" fo:country="US"/>
    </style:style>
    <style:style style:name="T745" style:parent-style-name="DefaultParagraphFont" style:family="text">
      <style:text-properties fo:language="en" fo:country="US"/>
    </style:style>
    <style:style style:name="T746" style:parent-style-name="Hyperlink" style:family="text">
      <style:text-properties style:use-window-font-color="true" fo:language="en" fo:country="US"/>
    </style:style>
    <style:style style:name="P747" style:parent-style-name="Normal" style:family="paragraph">
      <style:paragraph-properties fo:line-height="200%" fo:text-indent="-0.3333in"/>
    </style:style>
    <style:style style:name="T748" style:parent-style-name="DefaultParagraphFont" style:family="text">
      <style:text-properties fo:language="en" fo:country="US"/>
    </style:style>
    <style:style style:name="T749" style:parent-style-name="DefaultParagraphFont" style:family="text">
      <style:text-properties fo:font-style="italic" style:font-style-asian="italic" style:font-style-complex="italic" fo:language="en" fo:country="US"/>
    </style:style>
    <style:style style:name="T750" style:parent-style-name="DefaultParagraphFont" style:family="text">
      <style:text-properties fo:language="en" fo:country="US"/>
    </style:style>
    <style:style style:name="T751" style:parent-style-name="DefaultParagraphFont" style:family="text">
      <style:text-properties fo:font-style="italic" style:font-style-asian="italic" style:font-style-complex="italic" fo:language="en" fo:country="US"/>
    </style:style>
    <style:style style:name="T752" style:parent-style-name="DefaultParagraphFont" style:family="text">
      <style:text-properties fo:language="en" fo:country="US"/>
    </style:style>
    <style:style style:name="T753" style:parent-style-name="Hyperlink" style:family="text">
      <style:text-properties style:use-window-font-color="true" fo:language="en" fo:country="US"/>
    </style:style>
    <style:style style:name="P754" style:parent-style-name="Normal" style:family="paragraph">
      <style:paragraph-properties fo:line-height="200%" fo:text-indent="-0.3333in"/>
    </style:style>
    <style:style style:name="T755" style:parent-style-name="DefaultParagraphFont" style:family="text">
      <style:text-properties fo:language="en" fo:country="US"/>
    </style:style>
    <style:style style:name="T756" style:parent-style-name="DefaultParagraphFont" style:family="text">
      <style:text-properties fo:font-style="italic" style:font-style-asian="italic" style:font-style-complex="italic"/>
    </style:style>
    <style:style style:name="P757" style:parent-style-name="Normal" style:family="paragraph">
      <style:paragraph-properties fo:line-height="200%" fo:text-indent="-0.3333in"/>
    </style:style>
    <style:style style:name="T758" style:parent-style-name="DefaultParagraphFont" style:family="text">
      <style:text-properties fo:language="en" fo:country="US"/>
    </style:style>
    <style:style style:name="T759" style:parent-style-name="DefaultParagraphFont" style:family="text">
      <style:text-properties fo:font-style="italic" style:font-style-asian="italic" style:font-style-complex="italic"/>
    </style:style>
    <style:style style:name="T760" style:parent-style-name="DefaultParagraphFont" style:family="text">
      <style:text-properties fo:font-style="italic" style:font-style-asian="italic" style:font-style-complex="italic"/>
    </style:style>
    <style:style style:name="T761" style:parent-style-name="Hyperlink" style:family="text">
      <style:text-properties style:use-window-font-color="true"/>
    </style:style>
    <style:style style:name="P762" style:parent-style-name="Normal" style:family="paragraph">
      <style:paragraph-properties fo:line-height="200%" fo:text-indent="-0.3333in"/>
    </style:style>
    <style:style style:name="T763" style:parent-style-name="DefaultParagraphFont" style:family="text">
      <style:text-properties fo:language="en" fo:country="US"/>
    </style:style>
    <style:style style:name="T764" style:parent-style-name="DefaultParagraphFont" style:family="text">
      <style:text-properties fo:font-style="italic" style:font-style-asian="italic" style:font-style-complex="italic"/>
    </style:style>
    <style:style style:name="T765" style:parent-style-name="Hyperlink" style:family="text">
      <style:text-properties style:use-window-font-color="true"/>
    </style:style>
    <style:style style:name="P766" style:parent-style-name="Normal" style:family="paragraph">
      <style:paragraph-properties fo:line-height="200%" fo:text-indent="-0.3333in"/>
    </style:style>
    <style:style style:name="T767" style:parent-style-name="DefaultParagraphFont" style:family="text">
      <style:text-properties fo:language="en" fo:country="US"/>
    </style:style>
    <style:style style:name="T768" style:parent-style-name="DefaultParagraphFont" style:family="text">
      <style:text-properties fo:font-style="italic" style:font-style-asian="italic" style:font-style-complex="italic" fo:language="en" fo:country="US"/>
    </style:style>
    <style:style style:name="T769" style:parent-style-name="DefaultParagraphFont" style:family="text">
      <style:text-properties fo:language="en" fo:country="US"/>
    </style:style>
    <style:style style:name="T770" style:parent-style-name="DefaultParagraphFont" style:family="text">
      <style:text-properties fo:font-style="italic" style:font-style-asian="italic" style:font-style-complex="italic" fo:language="en" fo:country="US"/>
    </style:style>
    <style:style style:name="T771" style:parent-style-name="DefaultParagraphFont" style:family="text">
      <style:text-properties fo:language="en" fo:country="US"/>
    </style:style>
    <style:style style:name="T772" style:parent-style-name="Hyperlink" style:family="text">
      <style:text-properties style:use-window-font-color="true" fo:language="en" fo:country="US"/>
    </style:style>
    <style:style style:name="P773" style:parent-style-name="Normal" style:family="paragraph">
      <style:paragraph-properties fo:line-height="200%" fo:text-indent="-0.3333in"/>
    </style:style>
    <style:style style:name="T774" style:parent-style-name="DefaultParagraphFont" style:family="text">
      <style:text-properties fo:language="en" fo:country="US"/>
    </style:style>
    <style:style style:name="T775" style:parent-style-name="DefaultParagraphFont" style:family="text">
      <style:text-properties fo:font-style="italic" style:font-style-asian="italic" style:font-style-complex="italic" fo:language="en" fo:country="US"/>
    </style:style>
    <style:style style:name="T776" style:parent-style-name="DefaultParagraphFont" style:family="text">
      <style:text-properties fo:language="en" fo:country="US"/>
    </style:style>
    <style:style style:name="T777" style:parent-style-name="DefaultParagraphFont" style:family="text">
      <style:text-properties fo:font-style="italic" style:font-style-asian="italic" style:font-style-complex="italic" fo:language="en" fo:country="US"/>
    </style:style>
    <style:style style:name="T778" style:parent-style-name="DefaultParagraphFont" style:family="text">
      <style:text-properties fo:language="en" fo:country="US"/>
    </style:style>
    <style:style style:name="T779" style:parent-style-name="Hyperlink" style:family="text">
      <style:text-properties style:use-window-font-color="true" fo:language="en" fo:country="US"/>
    </style:style>
    <style:style style:name="P780" style:parent-style-name="Normal" style:family="paragraph">
      <style:paragraph-properties fo:line-height="200%" fo:text-indent="-0.3333in"/>
    </style:style>
    <style:style style:name="T781" style:parent-style-name="DefaultParagraphFont" style:family="text">
      <style:text-properties fo:language="en" fo:country="US"/>
    </style:style>
    <style:style style:name="T782" style:parent-style-name="DefaultParagraphFont" style:family="text">
      <style:text-properties fo:font-style="italic" style:font-style-asian="italic" style:font-style-complex="italic" fo:language="en" fo:country="US"/>
    </style:style>
    <style:style style:name="T783" style:parent-style-name="DefaultParagraphFont" style:family="text">
      <style:text-properties fo:language="en" fo:country="US"/>
    </style:style>
    <style:style style:name="P784" style:parent-style-name="Normal" style:family="paragraph">
      <style:paragraph-properties fo:line-height="200%" fo:text-indent="-0.3333in"/>
    </style:style>
    <style:style style:name="T785" style:parent-style-name="DefaultParagraphFont" style:family="text">
      <style:text-properties fo:language="en" fo:country="US"/>
    </style:style>
    <style:style style:name="T786" style:parent-style-name="DefaultParagraphFont" style:family="text">
      <style:text-properties fo:font-style="italic" style:font-style-asian="italic" style:font-style-complex="italic" fo:language="en" fo:country="US"/>
    </style:style>
    <style:style style:name="T787" style:parent-style-name="DefaultParagraphFont" style:family="text">
      <style:text-properties fo:language="en" fo:country="US"/>
    </style:style>
    <style:style style:name="T788" style:parent-style-name="DefaultParagraphFont" style:family="text">
      <style:text-properties fo:font-style="italic" style:font-style-asian="italic" style:font-style-complex="italic" fo:language="en" fo:country="US"/>
    </style:style>
    <style:style style:name="T789" style:parent-style-name="DefaultParagraphFont" style:family="text">
      <style:text-properties fo:language="en" fo:country="US"/>
    </style:style>
    <style:style style:name="T790" style:parent-style-name="Hyperlink" style:family="text">
      <style:text-properties style:use-window-font-color="true" fo:language="en" fo:country="US"/>
    </style:style>
    <style:style style:name="P791" style:parent-style-name="Normal" style:family="paragraph">
      <style:paragraph-properties fo:line-height="200%" fo:text-indent="-0.3333in"/>
    </style:style>
    <style:style style:name="T792" style:parent-style-name="DefaultParagraphFont" style:family="text">
      <style:text-properties fo:language="en" fo:country="US"/>
    </style:style>
    <style:style style:name="T793" style:parent-style-name="DefaultParagraphFont" style:family="text">
      <style:text-properties fo:font-style="italic" style:font-style-asian="italic" style:font-style-complex="italic" fo:language="en" fo:country="US"/>
    </style:style>
    <style:style style:name="T794" style:parent-style-name="DefaultParagraphFont" style:family="text">
      <style:text-properties fo:language="en" fo:country="US"/>
    </style:style>
    <style:style style:name="T795" style:parent-style-name="DefaultParagraphFont" style:family="text">
      <style:text-properties fo:font-style="italic" style:font-style-asian="italic" style:font-style-complex="italic" fo:language="en" fo:country="US"/>
    </style:style>
    <style:style style:name="T796" style:parent-style-name="DefaultParagraphFont" style:family="text">
      <style:text-properties fo:language="en" fo:country="US"/>
    </style:style>
    <style:style style:name="T797" style:parent-style-name="Hyperlink" style:family="text">
      <style:text-properties style:use-window-font-color="true" fo:language="en" fo:country="US"/>
    </style:style>
    <style:style style:name="P798" style:parent-style-name="Normal" style:family="paragraph">
      <style:paragraph-properties fo:line-height="200%" fo:text-indent="-0.3333in"/>
    </style:style>
    <style:style style:name="T799" style:parent-style-name="DefaultParagraphFont" style:family="text">
      <style:text-properties fo:language="en" fo:country="US"/>
    </style:style>
    <style:style style:name="T800" style:parent-style-name="DefaultParagraphFont" style:family="text">
      <style:text-properties fo:font-style="italic" style:font-style-asian="italic" style:font-style-complex="italic" fo:language="en" fo:country="US"/>
    </style:style>
    <style:style style:name="T801" style:parent-style-name="DefaultParagraphFont" style:family="text">
      <style:text-properties fo:language="en" fo:country="US"/>
    </style:style>
    <style:style style:name="T802" style:parent-style-name="DefaultParagraphFont" style:family="text">
      <style:text-properties fo:font-style="italic" style:font-style-asian="italic" style:font-style-complex="italic" fo:language="en" fo:country="US"/>
    </style:style>
    <style:style style:name="T803" style:parent-style-name="DefaultParagraphFont" style:family="text">
      <style:text-properties fo:language="en" fo:country="US"/>
    </style:style>
    <style:style style:name="T804" style:parent-style-name="Hyperlink" style:family="text">
      <style:text-properties style:use-window-font-color="true" fo:language="en" fo:country="US"/>
    </style:style>
    <style:style style:name="P805" style:parent-style-name="Normal" style:family="paragraph">
      <style:paragraph-properties fo:line-height="200%" fo:text-indent="-0.3333in"/>
    </style:style>
    <style:style style:name="T806" style:parent-style-name="DefaultParagraphFont" style:family="text">
      <style:text-properties fo:language="en" fo:country="US"/>
    </style:style>
    <style:style style:name="T807" style:parent-style-name="DefaultParagraphFont" style:family="text">
      <style:text-properties fo:font-style="italic" style:font-style-asian="italic" style:font-style-complex="italic" fo:language="en" fo:country="US"/>
    </style:style>
    <style:style style:name="T808" style:parent-style-name="DefaultParagraphFont" style:family="text">
      <style:text-properties fo:language="en" fo:country="US"/>
    </style:style>
    <style:style style:name="T809" style:parent-style-name="DefaultParagraphFont" style:family="text">
      <style:text-properties fo:font-style="italic" style:font-style-asian="italic" style:font-style-complex="italic" fo:language="en" fo:country="US"/>
    </style:style>
    <style:style style:name="T810" style:parent-style-name="DefaultParagraphFont" style:family="text">
      <style:text-properties fo:language="en" fo:country="US"/>
    </style:style>
    <style:style style:name="T811" style:parent-style-name="DefaultParagraphFont" style:family="text">
      <style:text-properties fo:language="en" fo:country="US"/>
    </style:style>
    <style:style style:name="T812" style:parent-style-name="Hyperlink" style:family="text">
      <style:text-properties fo:language="en" fo:country="US"/>
    </style:style>
    <style:style style:name="P813" style:parent-style-name="Normal" style:family="paragraph">
      <style:paragraph-properties fo:line-height="200%" fo:text-indent="-0.3333in"/>
    </style:style>
    <style:style style:name="T814" style:parent-style-name="DefaultParagraphFont" style:family="text">
      <style:text-properties fo:language="en" fo:country="US"/>
    </style:style>
    <style:style style:name="T815" style:parent-style-name="DefaultParagraphFont" style:family="text">
      <style:text-properties fo:font-style="italic" style:font-style-asian="italic" style:font-style-complex="italic" fo:language="en" fo:country="US"/>
    </style:style>
    <style:style style:name="T816" style:parent-style-name="DefaultParagraphFont" style:family="text">
      <style:text-properties fo:language="en" fo:country="US"/>
    </style:style>
    <style:style style:name="T817" style:parent-style-name="Hyperlink" style:family="text">
      <style:text-properties style:use-window-font-color="true" fo:language="en" fo:country="US"/>
    </style:style>
    <style:style style:name="P818" style:parent-style-name="Normal" style:family="paragraph">
      <style:paragraph-properties fo:line-height="200%" fo:text-indent="-0.3333in"/>
    </style:style>
    <style:style style:name="T819" style:parent-style-name="DefaultParagraphFont" style:family="text">
      <style:text-properties fo:language="en" fo:country="US"/>
    </style:style>
    <style:style style:name="T820" style:parent-style-name="DefaultParagraphFont" style:family="text">
      <style:text-properties fo:font-style="italic" style:font-style-asian="italic" style:font-style-complex="italic"/>
    </style:style>
    <style:style style:name="T821" style:parent-style-name="DefaultParagraphFont" style:family="text">
      <style:text-properties fo:font-style="italic" style:font-style-asian="italic" style:font-style-complex="italic"/>
    </style:style>
    <style:style style:name="T822" style:parent-style-name="Hyperlink" style:family="text">
      <style:text-properties style:use-window-font-color="true"/>
    </style:style>
    <style:style style:name="P823"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office:automatic-styles>
  <office:body>
    <office:text text:use-soft-page-breaks="true">
      <text:p text:style-name="P1">Theoretical Background</text:p>
      <text:p text:style-name="P2"><text:span text:style-name="T3">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 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4">Cognitive impairment in PCS</text:p>
      <text:p text:style-name="P5"><text:span text:style-name="T6">Cognitive impairment is one of the most frequent symptoms of PCS (Davids et al., 2021; WHO) and is therefore of high interest. These impairments are characterized by confusion, memory difficulties, disorientation, and trouble concentrating,<text:s/></text:span><text:span text:style-name="T7"><office:annotation office:name="0" xml:id="715187412"><dc:creator>Christian Neumann</dc:creator><dc:date>2024-09-27T08:01:00</dc:date><meta:creator-initials>CN</meta:creator-initials><text:p text:style-name="Kommentartext">Ich glaube brain fog ist nochmal ein eigenes Phenomen, es ist nicht so dass<text:s/><text:span text:style-name="T8">confusion, memory difficulties, disorientation, and trouble concentrating einfach als brain fog zusammengefasst werden.</text:span></text:p></office:annotation>which are referred to as experiencing “brain fog”</text:span><text:span text:style-name="T9"><office:annotation-end office:name="0"/></text:span><text:span text:style-name="T10"><text:s/>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11"><text:span text:style-name="T12">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text:s/></text:span><text:span text:style-name="T13"><office:annotation office:name="1" xml:id="715187775"><dc:creator>Christian Neumann</dc:creator><dc:date>2024-09-27T08:07:00</dc:date><meta:creator-initials>CN</meta:creator-initials><text:p text:style-name="Kommentartext">Zeigt auch die Schwäche von den Screenings</text:p></office:annotation>objective cognitive screening tests confirmed impairment in only 25%, while extensive neurological assessment indicated impairments in 60% of these patients.<text:s/></text:span><text:span text:style-name="T14"><office:annotation-end office:name="1"/></text:span><text:span text:style-name="T15">Moreover, Schild, Scharfberg, Kirchner et al. (2023)<text:s/></text:span><text:soft-page-break/><text:span text:style-name="T16">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17">Subjective cognitive deficits in everyday situations are predicted by elevated anxiety and fatigue levels more than by objective cognitive performance (Zamarian et al., 2024).</text:p>
      <text:p text:style-name="P18">This lack of alignment highlights the complexity of cognitive impairment and raises questions about which additional factors may influence individuals’ perceptions of cognitive difficulties.<text:s/></text:p>
      <text:p text:style-name="P19">Recent research has addressed these questions by examining how psychological symptoms influence subjective cognitive and objective cognitive impairment.</text:p>
      <text:p text:style-name="P20">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text:span text:style-name="T22">Taken together, understanding the connection between subjective and objective cognitive impairment and the factors influencing them, is crucial for developing personalized rehabilitation programs that aim to improve cognitive function and assist in the recovery of<text:s/></text:span><text:span text:style-name="T23"><office:annotation office:name="2" xml:id="1421884634"><dc:creator>Janka Hauffe</dc:creator><dc:date>2024-09-25T17:13:00</dc:date><meta:creator-initials>JH</meta:creator-initials><text:p text:style-name="P24">Ich weiß nicht, ob das zu hochgestochen ist. Aber brauchte eine gute Überleitung und da viel mir nur sowas ein 😃</text:p></office:annotation><office:annotation office:name="3" xml:id="1554614655"><dc:creator>Janka Hauffe</dc:creator><dc:date>2024-09-27T06:56:00</dc:date><meta:creator-initials>JH</meta:creator-initials><text:p text:style-name="P25"><text:span text:style-name="T26">Taken together, understanding the connection between subjective and objective cognitive impairment and the factors influencing them is crucial for a comprehensive evaluation of cognitive<text:s/></text:span></text:p></office:annotation><office:annotation office:name="4" xml:id="715188131"><dc:creator>Christian Neumann</dc:creator><dc:date>2024-09-27T08:13:00</dc:date><meta:creator-initials>CN</meta:creator-initials><text:p text:style-name="Kommentartext">Ja, das kannst du auf jeden Fall noch etwas spezifischer Umformulieren. Im Endeffekt ist das Phenomen, dass subjective und objective impairments nicht übereinstimmen, das PROBLEM, was dir aufgefallen ist. Das ZIEL ist es, herauszufinden, was die unterschiedlichen Arten von subjective impariments trotzdem differenziert werden können. Das ist dann wiederum nützlich, um den jeweiligen PatientInnen eine passende Behandlung anzubieten.</text:p></office:annotation>PCS patients.<text:s/></text:span><text:span text:style-name="T27"><office:annotation-end office:name="2"/></text:span><text:span text:style-name="T28"><office:annotation-end office:name="3"/></text:span><text:span text:style-name="T29"><office:annotation-end office:name="4"/></text:span></text:p>
      <text:p text:style-name="P30">Given the complexity of cognitive impairment and the significant role that psychological factors may play in its perception, cognition and its measurement will be further explained. Additionally fatigue will be described.<text:s/></text:p>
      <text:p text:style-name="P31"/>
      <text:p text:style-name="P32"><text:span text:style-name="T33">(Subjective<text:s/></text:span><text:span text:style-name="T34"><office:annotation office:name="5" xml:id="603586744"><dc:creator>Janka Hauffe</dc:creator><dc:date>2024-09-27T07:01:00</dc:date><meta:creator-initials>JH</meta:creator-initials><text:p text:style-name="P35">I basically already explained it</text:p></office:annotation>cognitive measures</text:span><text:span text:style-name="T36"><office:annotation-end office:name="5"/></text:span><text:span text:style-name="T37">)</text:span></text:p>
      <text:p text:style-name="P38">Fatigue</text:p>
      <text:p text:style-name="P39">Cognition<text:s/></text:p>
      <text:p text:style-name="P40"><text:bookmark-start text:name="_Hlk178298318"/><text:soft-page-break/><text:span text:style-name="T41">EEG findings in PCS patients.</text:span><text:bookmark-start text:name="_Hlk178302760"/><text:span text:style-name="T42"><text:s/></text:span><text:span text:style-name="T43">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44">Because of this, EEG studies have become increasingly relevant for investigating individuals with COVID-19 and PCS, as they reveal changes in brain neural activity that correlate with fatigue and cognitive deficits in these patients<text:s/></text:span><text:span text:style-name="T45">(</text:span><text:span text:style-name="T46">Antony &amp; Haneef, 2020;<text:s/></text:span><text:span text:style-name="T47">Appelt et al., 2022; Cecchetti et al., 2022; Furlanis et al., 2023; Kopańska et al., 2022; Kubota, Gajera &amp; Kuroda, 2021;<text:s/></text:span><text:span text:style-name="T48">Pasini et al., 2020; Pastor, Vega-Zelaya &amp; Abad, 2020; Roberto, Espiritu, Fernandez &amp; Gutierrez, 2020;<text:s/></text:span><text:span text:style-name="T49">Wojcik et al., 2023)</text:span><text:span text:style-name="T50">.</text:span><text:bookmark-end text:name="_Hlk178302865"/><text:span text:style-name="T51"><text:s/></text:span></text:p>
      <text:p text:style-name="P52"><text:span text:style-name="T53">For example, Kubota et al.<text:s/></text:span><text:span text:style-name="T54"><office:annotation office:name="6" xml:id="1838030979"><dc:creator>Janka Hauffe</dc:creator><dc:date>2024-09-27T04:34:00</dc:date><meta:creator-initials>JH</meta:creator-initials><text:p text:style-name="P55">Muss eigentlich dazu sagen, von denen, bei den ein EEG gemacht worden ist, auf Grund der Symptom Schwere. Es geht nicht um die Gesamtstichprobe aller, die jemals Corona hatten.<text:s/></text:p></office:annotation><office:annotation office:name="7" xml:id="715188651"><dc:creator>Christian Neumann</dc:creator><dc:date>2024-09-27T08:22:00</dc:date><meta:creator-initials>CN</meta:creator-initials><text:p text:style-name="Kommentartext">Ja, generell ist dieser Abschnitt nicht super wichtig, weil das EEG ja in diesem Fall gemacht wurde noch während sie COVID hatten, richtig?</text:p></office:annotation>(2021</text:span><text:span text:style-name="T56"><office:annotation-end office:name="6"/></text:span><text:span text:style-name="T57"><office:annotation-end office:name="7"/></text:span><text:span text:style-name="T58">) reported that the proportion of abnormal background activity in COVID-19 patients was remarkably high at 96.1%. Similarly, Pasini et al. (2020) examined 15 patients with COVID-19, finding abnormal EEGs in all cases. Abnormalities were not only present in COVID-19 patients but also in those with PCS. As<text:s/></text:span><text:span text:style-name="T59">to mention only two examples</text:span><text:span text:style-name="T60">, Furlanis et al. (2023) found that two-thirds of the 20 participants presenting brain fog were characterized by<text:s/></text:span><text:span text:style-name="T61"><office:annotation office:name="8" xml:id="715188732"><dc:creator>Christian Neumann</dc:creator><dc:date>2024-09-27T08:23:00</dc:date><meta:creator-initials>CN</meta:creator-initials><text:p text:style-name="Kommentartext">Das klingt… sehr wage :D</text:p></office:annotation>unexpected abnormal EEG patterns</text:span><text:span text:style-name="T62"><office:annotation-end office:name="8"/></text:span><text:span text:style-name="T63">. Ortelli et al. (2023) found that lower performance on cognitive tasks, particularly those assessing executive function, was associated with changes in brain activity in PCS patients.<text:s/></text:span></text:p>
      <text:p text:style-name="P64"><text:span text:style-name="T65">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66"><text:s/></text:span></text:p>
      <text:p text:style-name="P67"><text:span text:style-name="T68">Delta Power in PCS patients.</text:span><text:span text:style-name="T69"><text:s/></text:span><text:span text:style-name="T70">Delta frequency (0.5-3 Hz) i</text:span><text:span text:style-name="T71">s</text:span><text:span text:style-name="T72"><text:s/>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text:s/></text:span><text:span text:style-name="T73">in</text:span><text:span text:style-name="T74"><text:s/>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text:s/></text:span><text:soft-page-break/><text:span text:style-name="T75">reported in<text:s/></text:span><text:span text:style-name="T76">the<text:s/></text:span><text:span text:style-name="T77">literature for healthy individuals. Similarly, Pastor et al. (2020) demonstrated a significant encephalopathic pattern in PCS patients characterized, among others, by an increase<text:s/></text:span><text:span text:style-name="T78">in</text:span><text:span text:style-name="T79"><text:s/>generalized delta activity.<text:s/></text:span></text:p>
      <text:p text:style-name="P80"><text:span text:style-name="T81">Beta Power in PCS patients.<text:s/></text:span><text:span text:style-name="T82">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83"><text:span text:style-name="T84">EEG findings conclusion.<text:s/></text:span><text:span text:style-name="T85">Those EEG findings discussed above are mainly based on subjective perceived cognitive impairment rather than objective measures of impairment. To illustrate this, the findings of Ortelli et al. (2023) provide relevant insights. The PCS group had<text:s/></text:span><text:span text:style-name="T86">a<text:s/></text:span><text:span text:style-name="T87">significant</text:span><text:span text:style-name="T88">ly</text:span><text:span text:style-name="T89"><text:s/>lower MoCA score and higher fatigue score (assessed with the self-evaluation scale measuring perceived fatigue (FSS)), than the control group. However, the global cognitive score assessed with the MoCA was still con</text:span><text:span text:style-name="T90">s</text:span><text:span text:style-name="T91">idered normal, implying that, overall, PCS patients did not have clinical</text:span><text:span text:style-name="T92">ly</text:span><text:span text:style-name="T93"><text:s/>significant cognitive impairment.<text:s/></text:span></text:p>
      <text:p text:style-name="P9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95"/>
      <text:p text:style-name="P96">That shows again, that<text:s/></text:p>
      <text:p text:style-name="P97"/>
      <text:p text:style-name="P98"><text:span text:style-name="T99">there was also no differenciation between cognitive impairment and fatigue. it is interesting to look at EEG patterns in purely cognitive group</text:span><text:span text:style-name="T100"><office:annotation office:name="9" xml:id="715188964"><dc:creator>Christian Neumann</dc:creator><dc:date>2024-09-27T08:27:00</dc:date><meta:creator-initials>CN</meta:creator-initials><text:p text:style-name="Kommentartext">Da hast du ja einen Einfluss drauf</text:p></office:annotation>. (If I manage to have no significant difference in fatigue levels between those two groups)</text:span><text:span text:style-name="T101"><office:annotation-end office:name="9"/></text:span><text:span text:style-name="T102"><text:s/>So that potential abnormalities in EEG can be related to objective cognitive impairment and not fatigue. <text:s/></text:span></text:p>
      <text:p text:style-name="P103">EEG studies have also provided insights into the neurophysiological impact of SARS-CoV-2 infection, revealing changes in brain electrical activity that correlate with cognitive deficits in PCS patients.<text:s/></text:p>
      <text:p text:style-name="P104"/>
      <text:soft-page-break/>
      <text:p text:style-name="P105"><text:span text:style-name="T106">To understand the relationship between subjective and objective cognitive impairment, a<text:s/></text:span><text:span text:style-name="T107"><office:annotation office:name="10" xml:id="1359818896"><dc:creator>Janka Hauffe</dc:creator><dc:date>2024-09-25T21:27:00</dc:date><meta:creator-initials>JH</meta:creator-initials><text:p text:style-name="P108"><text:span text:style-name="T109">Do I need to explain this approach already in theoretical background or first in methods</text:span></text:p></office:annotation><office:annotation office:name="11" xml:id="715188996"><dc:creator>Christian Neumann</dc:creator><dc:date>2024-09-27T08:27:00</dc:date><meta:creator-initials>CN</meta:creator-initials><text:p text:style-name="Kommentartext">Methoden… Eigentlich brauchst du im theoretischen Hintergrund noch nicht mal zu erwähnen, dass du ein Clustering verfahren benutzt. Im theoretischen Hintergrund sagst du „Ich frage mich, welche Unterschiede wir zwischen Gruppen finden, die sich größtmöglich hinsichtlich ihrer Kognition unterscheiden“ und „wir erwarten, dass sie sich in Reaktionszeit und dies und jenem unterscheiden“ (das sind dann die Hypothesen) und in den Methoden sagst du dann, wie du das machst<text:s/></text:p></office:annotation>cluster analysis approach<text:s/></text:span><text:span text:style-name="T110"><office:annotation-end office:name="10"/></text:span><text:span text:style-name="T111"><office:annotation-end office:name="11"/></text:span><text:span text:style-name="T112">will be used to identify two groups of individuals infected with SARS-CoV-2 based on (only) objective cognitive measures, aiming for similar cognitive performance levels within each group and maximizing the difference between the two groups.<text:s/></text:span></text:p>
      <text:p text:style-name="P113">After the cluster analysis was conducted, these groups will be compared not only in their cognitive performances but also in their self-reported cognitive level, well-being,<text:s/>and their resting state neural activity.<text:s/></text:p>
      <text:p text:style-name="P114"/>
      <text:p text:style-name="P115"/>
      <text:p text:style-name="P116">How do individuals with different cognitive performance levels differ in their self-reported limitations after SARS-CoV-2 infection, their well-being, and their resting state neural activity?</text:p>
      <text:p text:style-name="P117"><text:line-break/>Hypotheses</text:p>
      <text:p text:style-name="P118"/>
      <text:p text:style-name="P119">Methods</text:p>
      <text:p text:style-name="P120">Study Design and Participants</text:p>
      <text:p text:style-name="P121">This study is part of a larger research project (EPOC), which investigates neurophysiological parameters identified from neuropsychological paradigms using high-resolution stationary EEG to reflect cognitive impairment and fatigue.<text:s/></text:p>
      <text:p text:style-name="P122"><text:tab/>Participants for the EPOC study were recruited<text:s/>from the population-based cohort study COVIDOM, which investigates PCS<text:s/>(Bahmer et al., 2022).<text:s/>As EPOC is still ongoing at the time of writing this thesis, the analysis is being conducted based on a preliminary subset of 79 participants, of which 49 participants have PCS and 30 do not.<text:s/></text:p>
      <text:p text:style-name="P123"><text:span text:style-name="T124">Procedure</text:span><text:span text:style-name="T125">.<text:s/></text:span><text:span text:style-name="T126">In brief, the experiment consisted of neuropsychological tests</text:span><text:span text:style-name="T127"><text:s/>(TMT, Oddball task, n-back task, PVT, and RTE)</text:span><text:span text:style-name="T128">, assessing cognitive domains such as working memory, attention, preprocessing speed, cognitive flexibility, executive functions, and multisensory integration, EEG recordings, and questionnaires assessing fatigue, sleep quality, depression, and anxiety. All data were collected at the University Medical Center Schleswig-Holstein (UKSH), Campus Kiel.</text:span><text:span text:style-name="T129"><text:s/>In all, the experiment took u</text:span><text:span text:style-name="T130">p</text:span><text:span text:style-name="T131"><text:s/>to three hours.<text:s/></text:span></text:p>
      <text:p text:style-name="P132">Since this thesis focuses on behavioral data obtained from the TMT, n-back,<text:s/>and PVT, as well as EEG resting state data, and data from the questionnaires, the RTE, and the oddball task will not be further explained. In addition, the MoCA score was measured in the previous COVIDOM study.<text:s/></text:p>
      <text:soft-page-break/>
      <text:p text:style-name="P133"><text:span text:style-name="T134">Cognitive Tasks</text:span></text:p>
      <text:p text:style-name="P135"><text:span text:style-name="T136">Montreal Cognitive Assessment (MoCA).<text:s/></text:span><text:span text:style-name="T137">The Montreal Cognitive Assessment (MoCA; Nasreddine et al., 2005) is a widely used, validated screening tool originally designed to detect mild cognitive impairment (MCI) (Freitas, Simões, Alves, Vicente &amp; Santana, 2012</text:span><text:span text:style-name="T138">; Freitas, Simões, Marôco, Alves &amp; Santana</text:span><text:span text:style-name="T139">, 2012; Hoops et al., 2009</text:span><text:span text:style-name="T140">). It assesses several cognitive domains, including visuospatial skills/ability, executive function, naming, 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p>
      <text:p text:style-name="P141"><text:span text:style-name="T142">TMT Part A and B.<text:s/></text:span><text:span text:style-name="T143">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144">S</text:span><text:span text:style-name="T145">ánchez-Cubillo et al., 2009). The TMT assesses cognitive processing speed and executive functioning (Lezak, 1995; Mitrushina</text:span><text:span text:style-name="T146">, Boone, Razani &amp; D’Elia,<text:s/></text:span><text:span text:style-name="T147">2005;<text:s/></text:span><text:span text:style-name="T148">S</text:span><text:span text:style-name="T149">ánchez-Cubillo et al., 2009; Straus</text:span><text:span text:style-name="T150">, Sherman &amp; Spreen,<text:s/></text:span><text:span text:style-name="T151">20</text:span><text:span text:style-name="T152">0</text:span><text:span text:style-name="T153">6; Tombaugh, 2004), as well as visual search/scanning, and mental flexibility (</text:span><text:span text:style-name="T154">S</text:span><text:span text:style-name="T155">ánchez-Cubillo et al., 2009; Tombaugh, 2004).<text:s/></text:span></text:p>
      <text:p text:style-name="P156">The TMT consists of two parts: Part A (TMT-A), a number-connection task, and Part B (TMT-B), a number-letter alternation task. Both parts were administered in this study according to the guidelines provided by Straus et al., 2006.</text:p>
      <text:p text:style-name="P157"><text:span text:style-name="T158">N-back task.<text:s/></text:span><text:span text:style-name="T159">The n-back task (Kirchner, 1958) has become a widely used tool in neuroscience for assessing working memory (Jaeggi, Buschkuehl, Perrig &amp; Meier, 2010</text:span><text:span text:style-name="T160">; Pelegrina et al., 2015</text:span><text:span text:style-name="T161">)</text:span><text:span text:style-name="T162">. N-back tasks are continuous-re</text:span><text:span text:style-name="T163">c</text:span><text:span text:style-name="T164">ognition measures, that present sequences of stimuli (Kane, Conway, Miura &amp; Colflesh, 2007)</text:span><text:span text:style-name="T165">. In these tasks, participants must determine whether a given stimulus matches one tha</text:span><text:span text:style-name="T166">t</text:span><text:span text:style-name="T167"><text:s/>was presented “n” trials before. In this study, participants completed two blocks of the n-bac</text:span><text:span text:style-name="T168">k</text:span><text:span text:style-name="T169"><text:s/>task. A 1-back task and a 2-back task. Reaction time, hits, misses, and false ala</text:span><text:span text:style-name="T170">rm</text:span><text:span text:style-name="T171">s were recorded for analysis.<text:s/></text:span></text:p>
      <text:p text:style-name="P172"><text:span text:style-name="T173">PVT.<text:s/></text:span><text:span text:style-name="T174">The Psychomotor Vigilance Task (PVT) is a widely used reaction time test originally developed in 1985 to measure sustained attention (Drummond et al., 2005). Specifically, used to evaluate sustained attention and cognitive functions, particularly in contexts involving fatigue and sleep deprivation (Jakobsen, Sorensen, Rask, Jensen &amp; Kondrup, 2011; Molina, Sanabria, Jung &amp; Correa, 2019).</text:span><text:span text:style-name="T175"><text:s/>This study employed a 5-minute version of the PVT, which<text:s/></text:span><text:soft-page-break/><text:span text:style-name="T176">has been established as a valid alternati</text:span><text:span text:style-name="T177">v</text:span><text:span text:style-name="T178">e to the traditional 10-minute PVT-192 (Lamond et al., 2008).</text:span></text:p>
      <text:p text:style-name="P179">Questionnaires</text:p>
      <text:p text:style-name="P180"><text:span text:style-name="T181"><text:tab/></text:span><text:span text:style-name="T182">PSQI.<text:s/></text:span><text:span text:style-name="T183">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Scores &gt;5 indicate poor sleep quality (Buysse et al., 1989)</text:span></text:p>
      <text:p text:style-name="P184"><text:span text:style-name="T185"><text:tab/></text:span><text:span text:style-name="T186">HADS.<text:s/></text:span><text:span text:style-name="T187">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text:s/></text:span><text:span text:style-name="T188">Scores ≥8 indicate elevated anxiety and de</text:span><text:span text:style-name="T189">p</text:span><text:span text:style-name="T190">ression (Bjelland et al., 2002; Herrero et al., 2003; Zigmond &amp; Snaith, 1983).</text:span></text:p>
      <text:p text:style-name="P191"><text:span text:style-name="T192"><text:tab/></text:span><text:span text:style-name="T193">FACIT-F.<text:s/></text:span><text:span text:style-name="T194">The 13-item Functional Assessment of Chronic Illness Therapy (FACIT)-Fatigue Scale (FACIT-F; Version 4) was used to assess self-reported fatigue and its impact on daily activities and functions (Cella, Lai, Chang, Peterman &amp; Slavin, 2002; Yellen et al., 1997) during the last 7 days. While it was originally developed for cancer-related fatigue (Cella et al., 2002; 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Scores ≤30 indicate significant fatigue (Piper &amp; Cella, 2010).</text:span></text:p>
      <text:p text:style-name="P195">Cluster Analysis</text:p>
      <text:p text:style-name="P196">Cluster analysis is an explorative<text:s/>statistical method used to organize objects, data points, or observations into homogeneous groups, known as clusters, based on similarities (Ketchen &amp; Shook, 1996).<text:s/>The goal is to achieve high homogeneity within groups (intragroup homogeneity) and high heterogeneity between groups (intergroup heterogeneity)<text:s/>(Bacher, Pöge &amp;<text:s/>Wenzig, 2010; Backhaus,<text:s/>Erichson, Gensler, Weiber &amp; Weiber,<text:s/>2011).<text:s/>In this study, the behavioral cognitive data from the PVT, TMT, MoCA, and n-back task will be utilized as cluster variables, aiming to identify two clusters that differ in their<text:s/>cognitive performance levels suggesting, that one group<text:s/>may<text:s/>perform<text:s/>better<text:s/>or<text:s/>worse than the other.<text:s/></text:p>
      <text:soft-page-break/>
      <text:p text:style-name="P197"><text:span text:style-name="T198">Data Preprocessing.<text:s/></text:span><text:span text:style-name="T199">All participant</text:span><text:span text:style-name="T200"><text:s/></text:span><text:span text:style-name="T201">data will be imported into R, w</text:span><text:span text:style-name="T202">h</text:span><text:span text:style-name="T203">ere preprocessing and analy</text:span><text:span text:style-name="T204">sis</text:span><text:span text:style-name="T205"><text:s/>of<text:s/></text:span><text:span text:style-name="T206">the<text:s/></text:span><text:span text:style-name="T207">data will<text:s/></text:span><text:span text:style-name="T208">be conducted</text:span><text:span text:style-name="T209">.<text:s/></text:span><text:span text:style-name="T210">The MoCA variable will be converted to a binary variable: scores ≤25 indicate cognitive impairment, while scores &gt;25 indicate no impairment. Rows with missing values will be removed. Winzorising will be used to replace outliers by capping extreme values beyond 1.5 times the interquartile range (IQR).</text:span><text:span text:style-name="T211"><text:s/></text:span><text:span text:style-name="T212">To account for the influence of age on cognitive performance, participants will be d</text:span><text:span text:style-name="T213">i</text:span><text:span text:style-name="T214">vided into age groups, and z-scores will be calculated within each group to adjust the data.</text:span><text:span text:style-name="T215"><text:s/></text:span></text:p>
      <text:p text:style-name="P216"><text:span text:style-name="T217">Cluster Analysis.<text:s/></text:span><text:span text:style-name="T218">A hierarchical cluster analysis will be performed on the preprocessed test data to identify clusters among participants. PVT reaction time, TMT a, TMT b, TMT b-a, MoCA, and n-back scores will be included. Euclidean distance will be used as<text:s/></text:span><text:span text:style-name="T219">a<text:s/></text:span><text:span text:style-name="T220">distance matrix, and Wars’s method is selected for clustering, as it is widely used in practice and known for its effectiveness in identifying distinct clusters (Backhaus et al., 2011). It is cons</text:span><text:span text:style-name="T221">i</text:span><text:span text:style-name="T222">dered<text:s/></text:span><text:span text:style-name="T223">a reliable algorithm, provided that the variables are on a metric scale, are uncorrelated, and do not contain outliers (Wentura &amp; Pospeschill, 2015).<text:s/></text:span><text:span text:style-name="T224">As stated earlier, cluster analysis is an explorative method used to identify patterns in data. However, in this study, the approach is only semi-exploratory, as the number of clusters</text:span><text:span text:style-name="T225"><text:s/>to be generated will be predetermined based on prior<text:s/></text:span><text:span text:style-name="T226">knowledge. A two-cluster solution will be explored, as that aligns with the self-reported groups (with PCS, and without PCS),<text:s/></text:span><text:span text:style-name="T227">there</text:span><text:span text:style-name="T228">b</text:span><text:span text:style-name="T229">y allowing for good comparisons between the cluster solution and the self-reported groups. One could also consider this as a confirmatory cluster analysis (Bacher<text:s/></text:span><text:span text:style-name="T230">et al.</text:span><text:span text:style-name="T231">, 2010).</text:span><text:span text:style-name="T232"><text:s/>The stability of the clusters will be tested by comparing different proximity measures and algorithms using the adjusted Rand index (Hubert<text:s/></text:span><text:span text:style-name="T233">&amp;</text:span><text:span text:style-name="T234"><text:s/>Arabie, 1985)</text:span><text:span text:style-name="T235">.</text:span><text:span text:style-name="T236"><text:tab/></text:span></text:p>
      <text:p text:style-name="P237"><text:span text:style-name="T238">Statistical analysis.<text:s/></text:span><text:span text:style-name="T239">The two clusters will be compared in several aspects. First, the two clusters will be compared in their cognitive performance levels</text:span><text:span text:style-name="T240"><text:s/>to validate whether significant differences exist between clusters. Clusters will then be compared across demographic variables and results in questionnaires.</text:span><text:span text:style-name="T241"><text:s/>Of particular interest is examining how those two clusters differ from or align with the self-reported perception of cognitive performance level.<text:s/></text:span><text:span text:style-name="T242">To investigate differences between objective and subjective cognitive performance levels, comparisons will occur not only between two clusters but also within the clusters between the subjective groups with PCS and without PCS.<text:s/></text:span><text:span text:style-name="T243">Additionally, to maximize the insights from the cluster analysis,</text:span><text:span text:style-name="T244"><text:s/>the with PCS groups in<text:s/></text:span><text:span text:style-name="T245">clu</text:span><text:span text:style-name="T246">ster<text:s/></text:span><text:span text:style-name="T247">1<text:s/></text:span><text:span text:style-name="T248">will be compared to the with PCS group in cluster 2</text:span><text:span text:style-name="T249">, and similarly for the without PCS groups.<text:s/></text:span><text:span text:style-name="T250">A t</text:span><text:span text:style-name="T251">-test will be used for these comparisons.<text:s/></text:span></text:p>
      <text:p text:style-name="P252"/>
      <text:soft-page-break/>
      <text:p text:style-name="P253">Alongside the comparisons of demographic, cognitive data, and questionnaire results, the clusters will also be examined for their EEG resting state patterns.</text:p>
      <text:p text:style-name="P254">EEG Recording and Analysis</text:p>
      <text:p text:style-name="P255"><text:span text:style-name="T256">For each group (withPCS and withoutPCS), 5 minutes of resting state with eyes open and 5 minutes of resting state with eyes closed is recorded using high-density EEG. EEG signals<text:s/></text:span><text:span text:style-name="T257">are</text:span><text:span text:style-name="T258"><text:s/>recorded using a 128-channel EEG cap (128Ch Standard Brain Cap for actiCHamp Plus, Easycap GmbH, Wörthsee, Germany) with electrodes positioned in an equidistant layout, connected to an actiCHamp Plus amplifier (Brain Products GmbH, Gilching, Germany).<text:s/></text:span><text:span text:style-name="T259">The sampling rate is 1000 Hz with an amplitude resolution of 0.1 µV.<text:s/></text:span><text:span text:style-name="T260">Electrolyte gel is applied to improve conductivity between skin and electrodes, ensuring impedances remain below 20 k</text:span><text:span text:style-name="T261">Ω</text:span><text:span text:style-name="T262">.<text:s/></text:span><text:span text:style-name="T263">EOG activity is monitored using two EOG electrodes placed below each eye,<text:s/></text:span><text:span text:style-name="T264">with impedances also maintained below 20 k</text:span><text:span text:style-name="T265">Ω</text:span><text:span text:style-name="T266">. In addition, a ground electrode is positioned on the forehead, and a reference electrode is positioned on the tip of the nose. Impedances for both the reference and ground electrode<text:s/></text:span><text:span text:style-name="T267">are</text:span><text:span text:style-name="T268"><text:s/>kept below 5 k</text:span><text:span text:style-name="T269">Ω</text:span><text:span text:style-name="T270">.</text:span><text:span text:style-name="T271"><text:s/></text:span></text:p>
      <text:p text:style-name="P272"><text:span text:style-name="T273">Preprocessing.<text:s/></text:span><text:span text:style-name="T274">Data preprocessing will be performed using the FieldTrip toolbox (Fieldtrip-20240504; Oostenveld, Fries, Maris &amp; Schoffelen, 2011) and the EEGLab toolbox (v2024.0; Delorme &amp; Makeig, 2004) in Matlab (v24.1.0.2578822 (R2024a) Mathworks Inc., 2024, MathWorks®<text:s/></text:span><text:span text:style-name="T275">https://de.mathworks.com</text:span><text:span text:style-name="T276">).</text:span></text:p>
      <text:p text:style-name="P277"><text:span text:style-name="T278">Filtering and Resampling</text:span><text:span text:style-name="T279">.</text:span><text:span text:style-name="T280"><text:s/></text:span><text:span text:style-name="T281">A finite impulse response (FIR) windowed-sinc (firws) filter will be used for both high-pass and low-pass filtering. High-pass filtering will be applied with a cut-off frequency of 0.1 Hz to remove DC offset and low-frequency noise (slow drifts) for accurate analysis. Following the high-pass filtering, the data will be downsampled from 1000 Hz to 250 Hz. This resampling step will be conducted to reduce computational load while maintaining sufficient temporal resolution for subsequent analyses (Chiarion et al., 2023). After resampling, low-pass filtering will be performed with a cut-off frequency of 45 Hz to eliminate high-frequency noise and mitigate potential 50 Hz line noise (Delorme, 2023).<text:s/></text:span></text:p>
      <text:p text:style-name="P282"><text:span text:style-name="T283">Artifact removal</text:span><text:span text:style-name="T284">.</text:span><text:span text:style-name="T285"><text:s/></text:span><text:span text:style-name="T286">First</text:span><text:span text:style-name="T287">,</text:span><text:span text:style-name="T288"><text:s/>large artifacts will be removed using the EEGLAB pop_clean_rawdata function. After that, Independent Component Analysis (ICA) will be performed, to detect and reject further artifacts, such as eye or muscle movement (Makeig et al., 1995).</text:span><text:span text:style-name="T289"><text:s/>The data will be checked again to reject more possible bad channels or epochs. After that, all previously excluded channels will be interpolated (Miljevic,</text:span><text:span text:style-name="T290"><text:s/>Bailey, Vila-Rodriguez, Herring &amp; Fitzgerald,</text:span><text:span text:style-name="T291"><text:s/>2022).</text:span></text:p>
      <text:p text:style-name="P292"><text:span text:style-name="T293">Epoch length.<text:s/></text:span><text:span text:style-name="T294">The</text:span><text:span text:style-name="T295"><text:s/>data</text:span><text:span text:style-name="T296"><text:s/>will be cut into 5 s<text:s/></text:span><text:span text:style-name="T297"><text:s/>long<text:s/></text:span><text:span text:style-name="T298">epochs for delta and beta power analysis, since for resting state delta power, longer segments are preferred.</text:span></text:p>
      <text:soft-page-break/>
      <text:p text:style-name="P299"><text:span text:style-name="T300">Power Analysis.<text:s/></text:span><text:span text:style-name="T301">Donoghue et al. (2020) noted that changes in absolute power may indicate a true change, but they could also reflect alterations in the aperiodic exponent, broadband offset, or a shift in frequency center. Therefore, the focus will be on analyzing relative power while also examining the exponent.<text:s/></text:span><text:span text:style-name="T302">The power analysis will be conducted in R.</text:span></text:p>
      <text:p text:style-name="P303"><text:span text:style-name="T304">Statistical Analysis.<text:s/></text:span><text:span text:style-name="T305">When c</text:span><text:span text:style-name="T306">alculating</text:span><text:span text:style-name="T307"><text:s/>the power in the delta band (frontal region of interest) and<text:s/></text:span><text:span text:style-name="T308">the<text:s/></text:span><text:span text:style-name="T309">beta band (sensorimotor areas as<text:s/></text:span><text:span text:style-name="T310">the<text:s/></text:span><text:span text:style-name="T311">region of interest),</text:span><text:span text:style-name="T312"><text:s/>a si</text:span><text:span text:style-name="T313">n</text:span><text:span text:style-name="T314">gle value will derived for each band. These values will then be compared between clusters/groups using a t-test.</text:span><text:span text:style-name="T315"><text:s/></text:span><text:span text:style-name="T316">Similarly to the statistical analysis conducted after the cluster analysis, all possible comparisons will be made regarding EEG power in delta and beta bands.</text:span></text:p>
      <text:p text:style-name="P317"/>
      <text:p text:style-name="P318"/>
      <text:p text:style-name="P319"><text:span text:style-name="T320"><text:s/></text:span></text:p>
      <text:p text:style-name="P321"/>
      <text:p text:style-name="P322"/>
      <text:p text:style-name="P323"><text:bookmark-end text:name="_Hlk178298318"/></text:p>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soft-page-break/>
      <text:p text:style-name="P343">References</text:p>
      <text:p text:style-name="P344"><text:span text:style-name="T345">Almeria, M., Cejudo, J. C., Sotoca, J., Deus, J., &amp; Krupinski, J. (2020). Cognitive profile following COVID-19 infection: Clinical predictors leading to neuropsychological impairment.<text:s/></text:span><text:span text:style-name="T346">Brain, Behavior, &amp; Immunity-Health</text:span><text:span text:style-name="T347">,<text:s/></text:span><text:span text:style-name="T348">9</text:span><text:span text:style-name="T349">, 100163.<text:s/></text:span><text:a xlink:href="https://doi.org/10.1016/j.bbih.2020.100163" office:target-frame-name="_top" xlink:show="replace"><text:span text:style-name="T350">https://doi.org/10.1016/j.bbih.2020.100163</text:span></text:a></text:p>
      <text:p text:style-name="P351"><text:span text:style-name="T352">Andrei Appelt, P., Taciana Sisconetto, A., Baldo Sucupira, K. S. M., Neto, E. D. M., Chagas, T. D. J., Bazan, R., Moura Cabral, A., Andrade, A. D. O., De Souza, L. A. P. S., &amp; José Luvizutto, G. (2022). Changes in Electrical Brain Activity and Cognitive Functions Following Mild to Moderate COVID-19: A one-Year Prospective Study After Acute Infection.<text:s/></text:span><text:span text:style-name="T353">Clinical EEG and Neuroscience</text:span><text:span text:style-name="T354">,<text:s/></text:span><text:span text:style-name="T355">53</text:span><text:span text:style-name="T356">(6), 543–557.<text:s/></text:span><text:a xlink:href="https://doi.org/10.1177/15500594221103834" office:target-frame-name="_top" xlink:show="replace"><text:span text:style-name="T357">https://doi.org/10.1177/15500594221103834</text:span></text:a></text:p>
      <text:p text:style-name="P358"><text:span text:style-name="T359">Antony, A. R., &amp; Haneef, Z. (2020). Systematic review of EEG findings in 617 patients diagnosed with COVID-19.<text:s/></text:span><text:span text:style-name="T360">Seizure</text:span>,<text:s/><text:span text:style-name="T361">83</text:span>, 234–241.<text:s/><text:a xlink:href="https://doi.org/10.1016/j.seizure.2020.10.014" office:target-frame-name="_top" xlink:show="replace"><text:span text:style-name="T362">https://doi.org/10.1016/j.seizure.2020.10.014</text:span></text:a></text:p>
      <text:p text:style-name="P363">Arbuthnott, K., &amp; Frank, J. (2000).<text:s/><text:span text:style-name="T364">Trail Making Test, Part B as a Measure of Executive Control: Validation Using a Set-Switching Paradigm.<text:s/></text:span><text:span text:style-name="T365">Journal of Clinical and Experimental Neuropsychology</text:span><text:span text:style-name="T366">,<text:s/></text:span><text:span text:style-name="T367">22</text:span><text:span text:style-name="T368">(4), 518–528.<text:s/></text:span><text:a xlink:href="https://doi.org/10.1076/1380-3395(200008)22:4;1-0;FT518" office:target-frame-name="_top" xlink:show="replace"><text:span text:style-name="T369">https://doi.org/10.1076/1380-3395(200008)22:4;1-0;FT518</text:span></text:a></text:p>
      <text:p text:style-name="P370"><text:span text:style-name="T371">Bahmer, T., Borzikowsky, C., Lieb, W., Horn, A., Krist, L., Fricke, J., Scheibenbogen, C., Rabe, K. F., Maetzler, W., Maetzler, C., &amp; others. (2022). Severity, predictors and clinical correlates of Post-COVID syndrome (PCS) in Germany: A prospective, multi-centre, population-based cohort study.<text:s/></text:span><text:span text:style-name="T372">EClinicalMedicine</text:span><text:span text:style-name="T373">,<text:s/></text:span><text:span text:style-name="T374">51</text:span><text:span text:style-name="T375">.<text:s/></text:span><text:a xlink:href="https://doi.org/10.1016/j.eclinm.2022.101549" office:target-frame-name="_top" xlink:show="replace"><text:span text:style-name="T376">https://doi.org/10.1016/j.eclinm.2022.101549</text:span></text:a></text:p>
      <text:p text:style-name="P377"><text:span text:style-name="T378">Bjelland, I., Dahl, A. A., Haug, T. T., &amp; Neckelmann, D. (2002). The validity of the Hospital Anxiety and Depression Scale: An updated literature review.<text:s/></text:span><text:span text:style-name="T379">Journal of Psychosomatic Research</text:span><text:span text:style-name="T380">,<text:s/></text:span><text:span text:style-name="T381">52</text:span><text:span text:style-name="T382">(2), 69–77.<text:s/></text:span><text:a xlink:href="https://doi.org/10.1016/S0022-3999(01)00296-3" office:target-frame-name="_top" xlink:show="replace"><text:span text:style-name="T383">https://doi.org/10.1016/S0022-3999(01)00296-3</text:span></text:a></text:p>
      <text:p text:style-name="P384"><text:span text:style-name="T385">Bland, A., Barraclough, M., Trender, W., Mehta, M., Hellyer, P., Hampshire, A., Penner, I.-K., Elliott, R., &amp; Harenwall, S. (2024). Profiles of objective and subjective cognitive function in Post-COVID Syndrome, COVID-19 recovered, and COVID-19 naïve individuals.<text:s/></text:span><text:span text:style-name="T386">Scientific Reports</text:span><text:span text:style-name="T387">,<text:s/></text:span><text:span text:style-name="T388">14</text:span><text:span text:style-name="T389">(1), 13368.<text:s/></text:span><text:a xlink:href="https://doi.org/10.1038/s41598-024-62050-x" office:target-frame-name="_top" xlink:show="replace"><text:span text:style-name="T390">https://doi.org/10.1038/s41598-024-62050-x</text:span></text:a></text:p>
      <text:p text:style-name="P391"><text:span text:style-name="T392">Brück, E., Larsson, J. W., Lasselin, J., Bottai, M., Hirvikoski, T., Sundman, E., Eberhardson, M., Sackey, P., &amp; Olofsson, P. S. (2019). Lack of clinically relevant correlation between subjective and objective cognitive<text:s/></text:span><text:soft-page-break/><text:span text:style-name="T393">function in ICU survivors: A prospective 12-month follow-up study.<text:s/></text:span><text:span text:style-name="T394">Critical Care</text:span><text:span text:style-name="T395">,<text:s/></text:span><text:span text:style-name="T396">23</text:span><text:span text:style-name="T397">, 1–11.<text:s/></text:span><text:a xlink:href="https://doi.org/10.1186/s13054-019-2527-1" office:target-frame-name="_top" xlink:show="replace"><text:span text:style-name="T398">https://doi.org/10.1186/s13054-019-2527-1</text:span></text:a></text:p>
      <text:p text:style-name="P399"><text:span text:style-name="T400">Butt, Z., Lai, J., Rao, D., Heinemann, A. W., Bill, A., &amp; Cella, D. (2013). Measurement of fatigue in cancer, stroke, and HIV using the Functional Assessment of Chronic Illness Therapy—Fatigue (FACIT-F) scale.<text:s/></text:span><text:span text:style-name="T401">Journal of Psychosomatic Research</text:span><text:span text:style-name="T402">,<text:s/></text:span><text:span text:style-name="T403">74</text:span><text:span text:style-name="T404">(1), 64–68.<text:s/></text:span><text:a xlink:href="https://doi.org/10.1016/j.jpsychores.2012.10.011" office:target-frame-name="_top" xlink:show="replace"><text:span text:style-name="T405">https://doi.org/10.1016/j.jpsychores.2012.10.011</text:span></text:a></text:p>
      <text:p text:style-name="P406"><text:span text:style-name="T407">Buysse, D. J., Reynolds III, C. F., Monk, T. H., Berman, S. R., &amp; Kupfer, D. J. (1989). The Pittsburgh Sleep Quality Index: A new instrument for psychiatric practice and research.<text:s/></text:span><text:span text:style-name="T408">Psychiatry Research</text:span><text:span text:style-name="T409">,<text:s/></text:span><text:span text:style-name="T410">28</text:span><text:span text:style-name="T411">(2), 193–213.<text:s/></text:span><text:a xlink:href="https://doi.org/10.1016/0165-1781(89)90047-4" office:target-frame-name="_top" xlink:show="replace"><text:span text:style-name="T412">https://doi.org/10.1016/0165-1781(89)90047-4</text:span></text:a></text:p>
      <text:p text:style-name="P413"><text:span text:style-name="T414">Carpenter, J. S., &amp; Andrykowski, M. A. (1998). Psychometric evaluation of the Pittsburgh sleep quality index.<text:s/></text:span><text:span text:style-name="T415">Journal of Psychosomatic Research</text:span><text:span text:style-name="T416">,<text:s/></text:span><text:span text:style-name="T417">45</text:span><text:span text:style-name="T418">(1), 5–13.<text:s/></text:span><text:a xlink:href="https://doi.org/10.1016/S0022-3999(97)00298-5" office:target-frame-name="_top" xlink:show="replace"><text:span text:style-name="T419">https://doi.org/10.1016/S0022-3999(97)00298-5</text:span></text:a></text:p>
      <text:p text:style-name="P420"><text:span text:style-name="T421">Ceban, F., Ling, S., Lui, L. M., Lee, Y., Gill, H., Teopiz, K. M., Rodrigues, N. B., Subramaniapillai, M., Di Vincenzo, J. D., Cao, B., &amp; others. (2022). Fatigue and cognitive impairment in Post-COVID-19 Syndrome: A systematic review and meta-analysis.<text:s/></text:span><text:span text:style-name="T422">Brain, Behavior, and Immunity</text:span><text:span text:style-name="T423">,<text:s/></text:span><text:span text:style-name="T424">101</text:span><text:span text:style-name="T425">, 93–135.<text:s/></text:span><text:a xlink:href="https://doi.org/10.1016/j.bbi.2021.12.020" office:target-frame-name="_top" xlink:show="replace"><text:span text:style-name="T426">https://doi.org/10.1016/j.bbi.2021.12.020</text:span></text:a></text:p>
      <text:p text:style-name="P427"><text:span text:style-name="T428">Cecchetti, G., Agosta, F., Canu, E., Basaia, S., Barbieri, A., Cardamone, R., Bernasconi, M. P., Castelnovo, V., Cividini, C., Cursi, M., Vabanesi, M., Impellizzeri, M., Lazzarin, S. M., Fanelli, G. F., Minicucci, F., Giacalone, G., Falini, A., Falautano, M., Rovere-Querini, P., … Filippi, M. (2022). Cognitive, EEG, and MRI features of COVID-19 survivors: A 10-month study.<text:s/></text:span><text:span text:style-name="T429">Journal of Neurology</text:span><text:span text:style-name="T430">,<text:s/></text:span><text:span text:style-name="T431">269</text:span><text:span text:style-name="T432">(7), 3400–3412.<text:s/></text:span><text:a xlink:href="https://doi.org/10.1007/s00415-022-11047-5" office:target-frame-name="_top" xlink:show="replace"><text:span text:style-name="T433">https://doi.org/10.1007/s00415-022-11047-5</text:span></text:a></text:p>
      <text:p text:style-name="P434"><text:span text:style-name="T435">Cella, D., Lai, J., Chang, C.-H., Peterman, A., &amp; Slavin, M. (2002). Fatigue in cancer patients compared with fatigue in the general United States population.<text:s/></text:span><text:span text:style-name="T436">Cancer</text:span><text:span text:style-name="T437">,<text:s/></text:span><text:span text:style-name="T438">94</text:span><text:span text:style-name="T439">(2), 528–538.<text:s/></text:span><text:a xlink:href="https://doi.org/10.1002/cncr.10245" office:target-frame-name="_top" xlink:show="replace"><text:span text:style-name="T440">https://doi.org/10.1002/cncr.10245</text:span></text:a></text:p>
      <text:p text:style-name="P441"><text:span text:style-name="T442">Chiarion, G., Sparacino, L., Antonacci, Y., Faes, L., &amp; Mesin, L. (2023). Connectivity Analysis in EEG Data: A Tutorial Review of the State of the Art and Emerging Trends.<text:s/></text:span><text:span text:style-name="T443">Bioengineering</text:span><text:span text:style-name="T444">,<text:s/></text:span><text:span text:style-name="T445">10</text:span><text:span text:style-name="T446">(3), 372.<text:s/></text:span><text:a xlink:href="https://doi.org/10.3390/bioengineering10030372" office:target-frame-name="_top" xlink:show="replace"><text:span text:style-name="T447">https://doi.org/10.3390/bioengineering10030372</text:span></text:a></text:p>
      <text:p text:style-name="P448"><text:span text:style-name="T449">Costas-Carrera, A., Sánchez-Rodríguez, M. M., Cañizares, S., Ojeda, A., Martín-Villalba, I., Primé-Tous, M., Rodríguez-Rey, M. A., Segú, X., Valdesoiro-Pulido, F., Borras, R., &amp; others. (2022). Neuropsychological<text:s/></text:span><text:soft-page-break/><text:span text:style-name="T450">functioning in post-ICU patients after severe COVID-19 infection: The role of cognitive reserve.<text:s/></text:span><text:span text:style-name="T451">Brain, Behavior, &amp; Immunity-Health</text:span><text:span text:style-name="T452">,<text:s/></text:span><text:span text:style-name="T453">21</text:span><text:span text:style-name="T454">, 100425.<text:s/></text:span><text:a xlink:href="https://doi.org/10.1016/j.bbih.2022.100425" office:target-frame-name="_top" xlink:show="replace"><text:span text:style-name="T455">https://doi.org/10.1016/j.bbih.2022.100425</text:span></text:a></text:p>
      <text:p text:style-name="P456"><text:span text:style-name="T457">Delgado-Alonso, C., Díez-Cirarda, M., Pagán, J., Pérez-Izquierdo, C., Oliver-Mas, S., Fernández-Romero, L., Martínez-Petit, Á., Valles-Salgado, M., Gil-Moreno, M. J., Yus, M., &amp; others. (2023). Unraveling brain fog in post-COVID syndrome: Relationship between subjective cognitive complaints and cognitive function, fatigue, and neuropsychiatric symptoms.<text:s/></text:span><text:span text:style-name="T458">European Journal of Neurology</text:span><text:span text:style-name="T459">.<text:s/></text:span><text:a xlink:href="https://doi.org/10.1111/ene.16084" office:target-frame-name="_top" xlink:show="replace"><text:span text:style-name="T460">https://doi.org/10.1111/ene.16084</text:span></text:a></text:p>
      <text:p text:style-name="P461"><text:span text:style-name="T462">Delorme, A. (2023). EEG is better left alone.<text:s/></text:span><text:span text:style-name="T463">Scientific Reports</text:span><text:span text:style-name="T464">,<text:s/></text:span><text:span text:style-name="T465">13</text:span><text:span text:style-name="T466">(1), 2372.<text:s/></text:span><text:a xlink:href="https://doi.org/10.1038/s41598-023-27528-0" office:target-frame-name="_top" xlink:show="replace"><text:span text:style-name="T467">https://doi.org/10.1038/s41598-023-27528-0</text:span></text:a></text:p>
      <text:p text:style-name="P468"><text:span text:style-name="T469">Delorme, A., &amp; Makeig, S. (2004). EEGLAB: an open source toolbox for analysis of single-trial EEG dynamics including independent component analysis.<text:s/></text:span><text:span text:style-name="T470">Journal of Neuroscience Methods</text:span><text:span text:style-name="T471">,<text:s/></text:span><text:span text:style-name="T472">134</text:span><text:span text:style-name="T473">(1), 9–21.<text:s/></text:span><text:a xlink:href="https://doi.org/10.1016/j.jneumeth.2003.10.009" office:target-frame-name="_top" xlink:show="replace"><text:span text:style-name="T474">https://doi.org/10.1016/j.jneumeth.2003.10.009</text:span></text:a></text:p>
      <text:p text:style-name="P475"><text:span text:style-name="T476">Donoghue, T., Haller, M., Peterson, E. J., Varma, P., Sebastian, P., Gao, R., Noto, T., Lara, A. H., Wallis, J. D., Knight, R. T., Shestyuk, A., &amp; Voytek, B. (2020). Parameterizing neural power spectra into periodic and aperiodic components.<text:s/></text:span><text:span text:style-name="T477">Nature Neuroscience</text:span><text:span text:style-name="T478">,<text:s/></text:span><text:span text:style-name="T479">23</text:span><text:span text:style-name="T480">(12), 1655–1665.<text:s/></text:span><text:a xlink:href="https://doi.org/10.1038/s41593-020-00744-x" office:target-frame-name="_top" xlink:show="replace"><text:span text:style-name="T481">https://doi.org/10.1038/s41593-020-00744-x</text:span></text:a></text:p>
      <text:p text:style-name="P482"><text:span text:style-name="T483">Drummond, S. P. A., Bischoff-Grethe, A., Dinges, D. F., Ayalon, L., Mednick, S. C., &amp; Meloy, M. J. (2005). The Neural Basis of the Psychomotor Vigilance Task.<text:s/></text:span><text:span text:style-name="T484">Sleep</text:span><text:span text:style-name="T485">.<text:s/></text:span><text:a xlink:href="https://doi.org/10.1093/sleep/28.9.1059" office:target-frame-name="_top" xlink:show="replace"><text:span text:style-name="T486">https://doi.org/10.1093/sleep/28.9.1059</text:span></text:a></text:p>
      <text:p text:style-name="P487"><text:span text:style-name="T488">Freitas, S., Simões, M. R., Alves, L., &amp; Santana, I. (2013). Montreal cognitive assessment: Validation study for mild cognitive impairment and Alzheimer disease.<text:s/></text:span><text:span text:style-name="T489">Alzheimer Disease &amp; Associated Disorders</text:span><text:span text:style-name="T490">,<text:s/></text:span><text:span text:style-name="T491">27</text:span><text:span text:style-name="T492">(1), 37–43.<text:s/></text:span><text:a xlink:href="https://doi.org/10.1097/WAD.0b013e3182420bfe" office:target-frame-name="_top" xlink:show="replace"><text:span text:style-name="T493">https://doi.org/10.1097/WAD.0b013e3182420bfe</text:span></text:a></text:p>
      <text:p text:style-name="P494"><text:span text:style-name="T495">Freitas, S., Simões, M. R., Alves, L., Vicente, M., &amp; Santana, I. (2012). Montreal Cognitive Assessment (MoCA): Validation Study for Vascular Dementia.<text:s/></text:span><text:span text:style-name="T496">Journal of the International Neuropsychological Society</text:span><text:span text:style-name="T497">,<text:s/></text:span><text:span text:style-name="T498">18</text:span><text:span text:style-name="T499">(6), 1031–1040.<text:s/></text:span><text:a xlink:href="https://doi.org/10.1017/S135561771200077X" office:target-frame-name="_top" xlink:show="replace"><text:span text:style-name="T500">https://doi.org/10.1017/S135561771200077X</text:span></text:a></text:p>
      <text:p text:style-name="P501"><text:span text:style-name="T502">Freitas, S., Simões, M. R., Marôco, J., Alves, L., &amp; Santana, I. (2012). Construct Validity of the Montreal Cognitive Assessment (MoCA).<text:s/></text:span><text:span text:style-name="T503">Journal of the International Neuropsychological Society</text:span><text:span text:style-name="T504">,<text:s/></text:span><text:span text:style-name="T505">18</text:span><text:span text:style-name="T506">(2), 242–250.<text:s/></text:span><text:a xlink:href="https://doi.org/10.1017/S1355617711001573" office:target-frame-name="_top" xlink:show="replace"><text:span text:style-name="T507">https://doi.org/10.1017/S1355617711001573</text:span></text:a></text:p>
      <text:soft-page-break/>
      <text:p text:style-name="P508"><text:span text:style-name="T509">Furlanis, G., Buoite Stella, A., Biaduzzini, F., Bellavita, G., Frezza, N. A., Olivo, S., Menichelli, A., Lunardelli, A., Ajčević, M., &amp; Manganotti, P. (2023). Cognitive deficit in post-acute COVID-19: An opportunity for EEG evaluation?<text:s/></text:span><text:span text:style-name="T510">Neurological Sciences</text:span><text:span text:style-name="T511">,<text:s/></text:span><text:span text:style-name="T512">44</text:span><text:span text:style-name="T513">(5), 1491–1498.<text:s/></text:span><text:a xlink:href="https://doi.org/10.1007/s10072-023-06615-0" office:target-frame-name="_top" xlink:show="replace"><text:span text:style-name="T514">https://doi.org/10.1007/s10072-023-06615-0</text:span></text:a></text:p>
      <text:p text:style-name="P515"><text:span text:style-name="T516">Henneghan, A. M., Lewis, K. A., Gill, E., &amp; Kesler, S. R. (2022). Cognitive impairment in non-critical, mild-to-moderate COVID-19 survivors.<text:s/></text:span><text:span text:style-name="T517">Frontiers in Psychology</text:span><text:span text:style-name="T518">,<text:s/></text:span><text:span text:style-name="T519">13</text:span><text:span text:style-name="T520">, 770459.<text:s/></text:span><text:a xlink:href="https://doi.org/10.3389/fpsyg.2022.770459" office:target-frame-name="_top" xlink:show="replace"><text:span text:style-name="T521">https://doi.org/10.3389/fpsyg.2022.770459</text:span></text:a></text:p>
      <text:p text:style-name="P522"><text:span text:style-name="T523">Herrero, M. J., Blanch, J., Peri, J. M., De Pablo, J., Pintor, L., &amp; Bulbena, A. (2003). A validation study of the hospital anxiety and depression scale (HADS) in a Spanish population.<text:s/></text:span><text:span text:style-name="T524">General Hospital Psychiatry</text:span><text:span text:style-name="T525">,<text:s/></text:span><text:span text:style-name="T526">25</text:span><text:span text:style-name="T527">(4), 277–283.<text:s/></text:span><text:a xlink:href="https://doi.org/10.1016/S0163-8343(03)00043-4" office:target-frame-name="_top" xlink:show="replace"><text:span text:style-name="T528">https://doi.org/10.1016/S0163-8343(03)00043-4</text:span></text:a></text:p>
      <text:p text:style-name="P529"><text:span text:style-name="T530">Herrmann, C. (1997). International experiences with the Hospital Anxiety and Depression Scale-a review of validation data and clinical results.<text:s/></text:span><text:span text:style-name="T531">Journal of Psychosomatic Research</text:span><text:span text:style-name="T532">,<text:s/></text:span><text:span text:style-name="T533">42</text:span><text:span text:style-name="T534">(1), 17–41.<text:s/></text:span><text:a xlink:href="https://doi.org/10.1016/S0022-3999(96)00216-4" office:target-frame-name="_top" xlink:show="replace"><text:span text:style-name="T535">https://doi.org/10.1016/S0022-3999(96)00216-4</text:span></text:a></text:p>
      <text:p text:style-name="P536"><text:span text:style-name="T537">Hill, N. L., Mogle, J., Wion, R., Munoz, E., DePasquale, N., Yevchak, A. M., &amp; Parisi, J. M. (2016). Subjective cognitive impairment and affective symptoms: A systematic review.<text:s/></text:span><text:span text:style-name="T538">The Gerontologist</text:span><text:span text:style-name="T539">,<text:s/></text:span><text:span text:style-name="T540">56</text:span><text:span text:style-name="T541">(6), e109–e127.<text:s/></text:span><text:a xlink:href="https://doi.org/10.1093/geront/gnw091" office:target-frame-name="_top" xlink:show="replace"><text:span text:style-name="T542">https://doi.org/10.1093/geront/gnw091</text:span></text:a></text:p>
      <text:p text:style-name="P543"><text:span text:style-name="T544">Hobson, J. (2015). The montreal cognitive assessment (MoCA).<text:s/></text:span><text:span text:style-name="T545">Occupational Medicine</text:span><text:span text:style-name="T546">,<text:s/></text:span><text:span text:style-name="T547">65</text:span><text:span text:style-name="T548">(9), 764–765.<text:s/></text:span><text:a xlink:href="https://doi.org/10.1093/occmed/kqv078" office:target-frame-name="_top" xlink:show="replace"><text:span text:style-name="T549">https://doi.org/10.1093/occmed/kqv078</text:span></text:a></text:p>
      <text:p text:style-name="P550">Hoops, S., Nazem, S., Siderowf, A. D., Duda, J. E., Xie, S. X., Stern, M. B., &amp; Weintraub, D. (2009).<text:s/><text:span text:style-name="T551">Validity of the MoCA and MMSE in the detection of MCI and dementia in Parkinson disease.<text:s/></text:span><text:span text:style-name="T552">Neurology</text:span><text:span text:style-name="T553">,<text:s/></text:span><text:span text:style-name="T554">73</text:span><text:span text:style-name="T555">(21), 1738–1745.<text:s/></text:span><text:a xlink:href="https://doi.org/10.1212/WNL.0b013e3181c34b47" office:target-frame-name="_top" xlink:show="replace"><text:span text:style-name="T556">https://doi.org/10.1212/WNL.0b013e3181c34b47</text:span></text:a></text:p>
      <text:p text:style-name="P557"><text:span text:style-name="T558">Inc, T. M. (2024).<text:s/></text:span><text:span text:style-name="T559">MATLAB version: 24.1.0.2578822 (R2024a)</text:span><text:span text:style-name="T560"><text:s/>[Computer software]. The MathWorks Inc.<text:s/></text:span><text:a xlink:href="https://www.mathworks.com" office:target-frame-name="_top" xlink:show="replace"><text:span text:style-name="T561">https://www.mathworks.com</text:span></text:a></text:p>
      <text:p text:style-name="P562">Jaeggi, S. M., Buschkuehl, M., Perrig, W. J., &amp; Meier, B. (2010).<text:s/><text:span text:style-name="T563">The concurrent validity of the N-back task as a working memory measure.<text:s/></text:span><text:span text:style-name="T564">Memory</text:span><text:span text:style-name="T565">,<text:s/></text:span><text:span text:style-name="T566">18</text:span><text:span text:style-name="T567">(4), 394–412.</text:span></text:p>
      <text:p text:style-name="P568"><text:span text:style-name="T569">Jakobsen, L. H., Sorensen, J. M., Rask, I. K., Jensen, B. S., &amp; Kondrup, J. (2011).<text:s/></text:span><text:span text:style-name="T570">Validation of reaction time as a measure of cognitive function and quality of life in healthy subjects and patients.<text:s/></text:span><text:span text:style-name="T571">Nutrition</text:span><text:span text:style-name="T572">,<text:s/></text:span><text:span text:style-name="T573">27</text:span><text:span text:style-name="T574">(5), 561–570.<text:s/></text:span><text:a xlink:href="https://doi.org/10.1016/j.nut.2010.08.003" office:target-frame-name="_top" xlink:show="replace"><text:span text:style-name="T575">https://doi.org/10.1016/j.nut.2010.08.003</text:span></text:a></text:p>
      <text:soft-page-break/>
      <text:p text:style-name="P576"><text:span text:style-name="T577">Kane, M. J., Conway, A. R. A., Miura, T. K., &amp; Colflesh, G. J. H. (2007). Working memory, attention control, and the n-back task: A question of construct validity.<text:s/></text:span><text:span text:style-name="T578">Journal of Experimental Psychology: Learning, Memory, and Cognition</text:span><text:span text:style-name="T579">,<text:s/></text:span><text:span text:style-name="T580">33</text:span><text:span text:style-name="T581">(3), 615–622.<text:s/></text:span><text:a xlink:href="https://doi.org/10.1037/0278-7393.33.3.615" office:target-frame-name="_top" xlink:show="replace"><text:span text:style-name="T582">https://doi.org/10.1037/0278-7393.33.3.615</text:span></text:a></text:p>
      <text:p text:style-name="P583"><text:span text:style-name="T584">Kang, J. M., Cho, Y.-S., Park, S., Lee, B. H., Sohn, B. K., Choi, C. H., Choi, J.-S., Jeong, H. Y., Cho, S.-J., Lee, J.-H., &amp; others. (2018). Montreal cognitive assessment reflects cognitive reserve.<text:s/></text:span><text:span text:style-name="T585">BMC Geriatrics</text:span><text:span text:style-name="T586">,<text:s/></text:span><text:span text:style-name="T587">18</text:span><text:span text:style-name="T588">, 1–8.<text:s/></text:span><text:a xlink:href="https://doi.org/10.1186/s12877-018-0951-8" office:target-frame-name="_top" xlink:show="replace"><text:span text:style-name="T589">https://doi.org/10.1186/s12877-018-0951-8</text:span></text:a></text:p>
      <text:p text:style-name="P590"><text:span text:style-name="T591">Kirchner, W. K. (1958). Age differences in short-term retention of rapidly changing information.<text:s/></text:span><text:span text:style-name="T592">Journal of Experimental Psychology</text:span><text:span text:style-name="T593">,<text:s/></text:span><text:span text:style-name="T594">55</text:span><text:span text:style-name="T595">(4), 352.</text:span></text:p>
      <text:p text:style-name="P596"><text:span text:style-name="T597">Koenig, T., Smailovic, U., &amp; Jelic, V. (2020). Past, present and future EEG in the clinical workup of dementias.<text:s/></text:span><text:span text:style-name="T598">Psychiatry Research: Neuroimaging</text:span><text:span text:style-name="T599">,<text:s/></text:span><text:span text:style-name="T600">306</text:span><text:span text:style-name="T601">, 111182.<text:s/></text:span><text:a xlink:href="https://doi.org/10.1016/j.pscychresns.2020.111182" office:target-frame-name="_top" xlink:show="replace"><text:span text:style-name="T602">https://doi.org/10.1016/j.pscychresns.2020.111182</text:span></text:a></text:p>
      <text:p text:style-name="P603"><text:span text:style-name="T604">Kopańska, M., Ochojska, D., Muchacka, R., Dejnowicz-Velitchkov, A., Banaś-Ząbczyk, A., &amp; Szczygielski, J. (2022). Comparison of QEEG Findings before and after Onset of Post-COVID-19 Brain Fog Symptoms.<text:s/></text:span><text:span text:style-name="T605">Sensors</text:span><text:span text:style-name="T606">,<text:s/></text:span><text:span text:style-name="T607">22</text:span><text:span text:style-name="T608">(17), 6606.<text:s/></text:span><text:a xlink:href="https://doi.org/10.3390/s22176606" office:target-frame-name="_top" xlink:show="replace"><text:span text:style-name="T609">https://doi.org/10.3390/s22176606</text:span></text:a></text:p>
      <text:p text:style-name="P610"><text:span text:style-name="T611">Kubota, T., Gajera, P. K., &amp; Kuroda, N. (2021). Meta-analysis of EEG findings in patients with COVID-19.<text:s/></text:span><text:span text:style-name="T612">Epilepsy &amp; Behavior</text:span><text:span text:style-name="T613">,<text:s/></text:span><text:span text:style-name="T614">115</text:span><text:span text:style-name="T615">, 107682.<text:s/></text:span><text:a xlink:href="https://doi.org/10.1016/j.yebeh.2020.107682" office:target-frame-name="_top" xlink:show="replace"><text:span text:style-name="T616">https://doi.org/10.1016/j.yebeh.2020.107682</text:span></text:a></text:p>
      <text:p text:style-name="P617"><text:span text:style-name="T618">Kwan, A. T., Lakhani, M., Le, G. H., Singh, G., Teopiz, K. M., Ceban, F., Nijjar, C. S., Meshkat, S., Badulescu, S., Ho, R., &amp; others. (2024). Subjective and objective measures of cognitive function are correlated in persons with Post-COVID-19 Condition: A secondary analysis of a Randomized Controlled Trial.<text:s/></text:span><text:span text:style-name="T619">European Archives of Psychiatry and Clinical Neuroscience</text:span><text:span text:style-name="T620">, 1–8.<text:s/></text:span><text:a xlink:href="https://doi.org/10.1007/s00406-024-01877-x" office:target-frame-name="_top" xlink:show="replace"><text:span text:style-name="T621">https://doi.org/10.1007/s00406-024-01877-x</text:span></text:a></text:p>
      <text:p text:style-name="P622"><text:span text:style-name="T623">Lamond, N., Jay, S. M., Dorrian, J., Ferguson, S. A., Roach, G. D., &amp; Dawson, D. (2008). The sensitivity of a palm-based psychomotor vigilance task to severe sleep loss.<text:s/></text:span><text:span text:style-name="T624">Behavior Research Methods</text:span><text:span text:style-name="T625">,<text:s/></text:span><text:span text:style-name="T626">40</text:span><text:span text:style-name="T627">(1), 347–352.<text:s/></text:span><text:a xlink:href="https://doi.org/10.3758/BRM.40.1.347" office:target-frame-name="_top" xlink:show="replace"><text:span text:style-name="T628">https://doi.org/10.3758/BRM.40.1.347</text:span></text:a></text:p>
      <text:p text:style-name="P629"><text:span text:style-name="T630">Lezak, M. D. (2004).<text:s/></text:span><text:span text:style-name="T631">Neuropsychological assessment</text:span><text:span text:style-name="T632">. Oxford University Press, USA.</text:span></text:p>
      <text:p text:style-name="P633"><text:span text:style-name="T634">Makeig, S., Bell, A., Jung, T.-P., &amp; Sejnowski, T. J. (1995). Independent component analysis of electroencephalographic data.<text:s/></text:span><text:span text:style-name="T635">Advances in Neural Information Processing Systems</text:span><text:span text:style-name="T636">,<text:s/></text:span><text:span text:style-name="T637">8</text:span><text:span text:style-name="T638">.</text:span></text:p>
      <text:soft-page-break/>
      <text:p text:style-name="P639"><text:span text:style-name="T640">Manzar, M. D., BaHammam, A. S., Hameed, U. A., Spence, D. W., Pandi-Perumal, S. R., Moscovitch, A., &amp; Streiner, D. L. (2018). Dimensionality of the Pittsburgh Sleep Quality Index: A systematic review.<text:s/></text:span><text:span text:style-name="T641">Health and Quality of Life Outcomes</text:span><text:span text:style-name="T642">,<text:s/></text:span><text:span text:style-name="T643">16</text:span><text:span text:style-name="T644">, 1–22.<text:s/></text:span><text:a xlink:href="https://doi.org/10.1186/s12955-018-0915-x" office:target-frame-name="_top" xlink:show="replace"><text:span text:style-name="T645">https://doi.org/10.1186/s12955-018-0915-x</text:span></text:a></text:p>
      <text:p text:style-name="P646"><text:span text:style-name="T647">Miljevic, A., Bailey, N. W., Vila-Rodriguez, F., Herring, S. E., &amp; Fitzgerald, P. B. (2022). Electroencephalographic Connectivity: A Fundamental Guide and Checklist for Optimal Study Design and Evaluation.<text:s/></text:span><text:span text:style-name="T648">Biological Psychiatry: Cognitive Neuroscience and Neuroimaging</text:span><text:span text:style-name="T649">,<text:s/></text:span><text:span text:style-name="T650">7</text:span><text:span text:style-name="T651">(6), 546–554.<text:s/></text:span><text:a xlink:href="https://doi.org/10.1016/j.bpsc.2021.10.017" office:target-frame-name="_top" xlink:show="replace"><text:span text:style-name="T652">https://doi.org/10.1016/j.bpsc.2021.10.017</text:span></text:a></text:p>
      <text:p text:style-name="P653"><text:span text:style-name="T654">Mitrushina, M., Boone, K. B., Razani, J., &amp; D’Elia, L. F. (2005).<text:s/></text:span><text:span text:style-name="T655">Handbook of normative data for neuropsychological assessment</text:span><text:span text:style-name="T656">. Oxford University Press.</text:span></text:p>
      <text:p text:style-name="P657"><text:span text:style-name="T658">Molina, E., Sanabria, D., Jung, T.-P., &amp; Correa, Á. (2019). Electroencephalographic and peripheral temperature dynamics during a prolonged psychomotor vigilance task.<text:s/></text:span><text:span text:style-name="T659">Accident Analysis &amp; Prevention</text:span><text:span text:style-name="T660">,<text:s/></text:span><text:span text:style-name="T661">126</text:span><text:span text:style-name="T662">, 198–208.<text:s/></text:span><text:a xlink:href="https://doi.org/10.1016/j.aap.2017.10.014" office:target-frame-name="_top" xlink:show="replace"><text:span text:style-name="T663">https://doi.org/10.1016/j.aap.2017.10.014</text:span></text:a></text:p>
      <text:p text:style-name="P664"><text:span text:style-name="T665">Mollayeva, T., Thurairajah, P., Burton, K., Mollayeva, S., Shapiro, C. M., &amp; Colantonio, A. (2016). The Pittsburgh sleep quality index as a screening tool for sleep dysfunction in clinical and non-clinical samples: A systematic review and meta-analysis.<text:s/></text:span><text:span text:style-name="T666">Sleep Medicine Reviews</text:span><text:span text:style-name="T667">,<text:s/></text:span><text:span text:style-name="T668">25</text:span><text:span text:style-name="T669">, 52–73.<text:s/></text:span><text:a xlink:href="https://doi.org/10.1016/j.smrv.2015.01.009" office:target-frame-name="_top" xlink:show="replace"><text:span text:style-name="T670">https://doi.org/10.1016/j.smrv.2015.01.009</text:span></text:a></text:p>
      <text:p text:style-name="P671"><text:span text:style-name="T672">Montan, I., Löwe, B., Cella, D., Mehnert, A., &amp; Hinz, A. (2018). General population norms for the functional assessment of chronic illness therapy (FACIT)-fatigue scale.<text:s/></text:span><text:span text:style-name="T673">Value in Health</text:span><text:span text:style-name="T674">,<text:s/></text:span><text:span text:style-name="T675">21</text:span><text:span text:style-name="T676">(11), 1313–1321.<text:s/></text:span><text:a xlink:href="https://doi.org/10.1016/j.jval.2018.03.013" office:target-frame-name="_top" xlink:show="replace"><text:span text:style-name="T677">https://doi.org/10.1016/j.jval.2018.03.013</text:span></text:a></text:p>
      <text:p text:style-name="P678"><text:span text:style-name="T679">Nasreddine, Z. S., Phillips, N. A., Bédirian, V., Charbonneau, S., Whitehead, V., Collin, I., Cummings, J. L., &amp; Chertkow, H. (2005). The Montreal Cognitive Assessment, MoCA: a brief screening tool for mild cognitive impairment.<text:s/></text:span><text:span text:style-name="T680">Journal of the American Geriatrics Society</text:span><text:span text:style-name="T681">,<text:s/></text:span><text:span text:style-name="T682">53</text:span><text:span text:style-name="T683">(4), 695–699.<text:s/></text:span><text:a xlink:href="https://doi.org/10.1111/j.1532-5415.2005.53221.x" office:target-frame-name="_top" xlink:show="replace"><text:span text:style-name="T684">https://doi.org/10.1111/j.1532-5415.2005.53221.x</text:span></text:a></text:p>
      <text:p text:style-name="P685"><text:span text:style-name="T686">Oostenveld, R., Fries, P., Maris, E., &amp; Schoffelen, J.-M. (2011). FieldTrip: Open source software for advanced analysis of MEG, EEG, and invasive electrophysiological data.<text:s/></text:span><text:span text:style-name="T687">Computational Intelligence and Neuroscience</text:span><text:span text:style-name="T688">,<text:s/></text:span><text:span text:style-name="T689">2011</text:span><text:span text:style-name="T690">(1), 156869.<text:s/></text:span><text:a xlink:href="https://doi.org/10.1155/2011/156869" office:target-frame-name="_top" xlink:show="replace"><text:span text:style-name="T691">https://doi.org/10.1155/2011/156869</text:span></text:a></text:p>
      <text:soft-page-break/>
      <text:p text:style-name="P692"><text:span text:style-name="T693">Organization, W. H. (2023).<text:s/></text:span><text:span text:style-name="T694">WHO Coronavirus (COVID-19) Dashboard &gt; Cases</text:span><text:span text:style-name="T695">.<text:s/></text:span><text:a xlink:href="https://data.who.int/dashboards/covid19/cases" office:target-frame-name="_top" xlink:show="replace"><text:span text:style-name="T696">https://data.who.int/dashboards/covid19/cases</text:span></text:a></text:p>
      <text:p text:style-name="P697"><text:span text:style-name="T698">Organization, W. H. &amp; others. (2021).<text:s/></text:span><text:span text:style-name="T699">A clinical case definition of post COVID-19 condition by a Delphi consensus, 6 October 2021</text:span><text:span text:style-name="T700">. World Health Organization.<text:s/></text:span><text:a xlink:href="https://www.who.int/publications/i/item/clinical-case-definition-of-post-covid-19-condition" office:target-frame-name="_top" xlink:show="replace"><text:span text:style-name="T701">https://www.who.int/publications/i/item/clinical-case-definition-of-post-covid-19-condition</text:span></text:a></text:p>
      <text:p text:style-name="P702"><text:span text:style-name="T703">Ortelli, P., Quercia, A., Cerasa, A., Dezi, S., Ferrazzoli, D., Sebastianelli, L., Saltuari, L., Versace, V., &amp; Quartarone, A. (2023). Lowered Delta Activity in Post-COVID-19 Patients with Fatigue and Cognitive Impairment.<text:s/></text:span><text:span text:style-name="T704">Biomedicines</text:span><text:span text:style-name="T705">,<text:s/></text:span><text:span text:style-name="T706">11</text:span><text:span text:style-name="T707">(8), 2228.<text:s/></text:span><text:a xlink:href="https://doi.org/10.3390/biomedicines11082228" office:target-frame-name="_top" xlink:show="replace"><text:span text:style-name="T708">https://doi.org/10.3390/biomedicines11082228</text:span></text:a></text:p>
      <text:p text:style-name="P709"><text:span text:style-name="T710">Pasini, E., Bisulli, F., Volpi, L., Minardi, I., Tappatà, M., Muccioli, L., Pensato, U., Riguzzi, P., Tinuper, P., &amp; Michelucci, R. (2020). EEG findings in COVID-19 related encephalopathy.<text:s/></text:span><text:span text:style-name="T711">Clinical Neurophysiology</text:span><text:span text:style-name="T712">,<text:s/></text:span><text:span text:style-name="T713">131</text:span><text:span text:style-name="T714">(9), 2265–2267.<text:s/></text:span><text:a xlink:href="https://doi.org/10.1016/j.clinph.2020.07.003" office:target-frame-name="_top" xlink:show="replace"><text:span text:style-name="T715">https://doi.org/10.1016/j.clinph.2020.07.003</text:span></text:a></text:p>
      <text:p text:style-name="P716"><text:span text:style-name="T717">Pastor, J., Vega-Zelaya, L., &amp; Martín Abad, E. (2020). Specific EEG Encephalopathy Pattern in SARS-CoV-2 Patients.<text:s/></text:span><text:span text:style-name="T718">Journal of Clinical Medicine</text:span><text:span text:style-name="T719">,<text:s/></text:span><text:span text:style-name="T720">9</text:span><text:span text:style-name="T721">(5), 1545.<text:s/></text:span><text:a xlink:href="https://doi.org/10.3390/jcm9051545" office:target-frame-name="_top" xlink:show="replace"><text:span text:style-name="T722">https://doi.org/10.3390/jcm9051545</text:span></text:a></text:p>
      <text:p text:style-name="P723"><text:span text:style-name="T724">Pelegrina, S., Lechuga, M. T., García-Madruga, J. A., Elosúa, M. R., Macizo, P., Carreiras, M., Fuentes, L. J., &amp; Bajo, M. T. (2015). Normative data on the n-back task for children and young adolescents.<text:s/></text:span><text:span text:style-name="T725">Frontiers in Psychology</text:span><text:span text:style-name="T726">,<text:s/></text:span><text:span text:style-name="T727">6</text:span><text:span text:style-name="T728">.<text:s/></text:span><text:a xlink:href="https://doi.org/10.3389/fpsyg.2015.01544" office:target-frame-name="_top" xlink:show="replace"><text:span text:style-name="T729">https://doi.org/10.3389/fpsyg.2015.01544</text:span></text:a></text:p>
      <text:p text:style-name="P730"><text:span text:style-name="T731">Piper, B. F., &amp; Cella, D. (2010). Cancer-related fatigue: Definitions and clinical subtypes.<text:s/></text:span><text:span text:style-name="T732">Journal of the National Comprehensive Cancer Network</text:span><text:span text:style-name="T733">,<text:s/></text:span><text:span text:style-name="T734">8</text:span><text:span text:style-name="T735">(8), 958–966.<text:s/></text:span><text:a xlink:href="https://doi.org/10.6004/jnccn.2010.0070" office:target-frame-name="_top" xlink:show="replace"><text:span text:style-name="T736">https://doi.org/10.6004/jnccn.2010.0070</text:span></text:a></text:p>
      <text:p text:style-name="P737">Reitan, R. M., &amp; Wolfson, D. (1985).<text:s/><text:span text:style-name="T738">The Halstead-Reitan neuropsychological test battery: Theory and clinical interpretation</text:span><text:span text:style-name="T739"><text:s/>(Vol. 4). Neuropsychology press.</text:span></text:p>
      <text:p text:style-name="P740"><text:span text:style-name="T741">Roberto, K. T., Espiritu, A. I., Fernandez, M. L. L., &amp; Gutierrez, J. C. (2020). Electroencephalographic findings in COVID-19 patients: A systematic review.<text:s/></text:span><text:span text:style-name="T742">Seizure</text:span><text:span text:style-name="T743">,<text:s/></text:span><text:span text:style-name="T744">82</text:span><text:span text:style-name="T745">, 17–22.<text:s/></text:span><text:a xlink:href="https://doi.org/10.1016/j.seizure.2020.09.007" office:target-frame-name="_top" xlink:show="replace"><text:span text:style-name="T746">https://doi.org/10.1016/j.seizure.2020.09.007</text:span></text:a></text:p>
      <text:p text:style-name="P747"><text:span text:style-name="T748">Sánchez-Cubillo, I., Periáñez, J. A., Adrover-Roig, D., Rodríguez-Sánchez, J. M., Ríos-Lago, M., Tirapu, J., &amp; Barceló, F. (2009). Construct validity of the Trail Making Test: Role of task-switching, working memory, inhibition/interference control, and visuomotor abilities.<text:s/></text:span><text:span text:style-name="T749">Journal of the International Neuropsychological Society</text:span><text:span text:style-name="T750">,<text:s/></text:span><text:span text:style-name="T751">15</text:span><text:span text:style-name="T752">(3), 438–450.<text:s/></text:span><text:a xlink:href="https://doi.org/10.1017/S1355617709090626" office:target-frame-name="_top" xlink:show="replace"><text:span text:style-name="T753">https://doi.org/10.1017/S1355617709090626</text:span></text:a></text:p>
      <text:soft-page-break/>
      <text:p text:style-name="P754"><text:span text:style-name="T755">Schandry, R. (2016).<text:s/></text:span><text:span text:style-name="T756">Biologische Psychologie. 4., überarbeitete Auflage</text:span>. Beltz - Psychologie-Verlags-Union.</text:p>
      <text:p text:style-name="P757">Schild, A.-K., Goereci, Y., Scharfenberg, D., Klein, K., Lülling, J., Meiberth, D., Schweitzer, F., Stürmer, S., Zeyen, P., Sahin, D., &amp; others.<text:s/><text:span text:style-name="T758">(2023). Multidomain cognitive impairment in non-hospitalized patients with the post-COVID-19 syndrome: Results from a prospective monocentric cohort.<text:s/></text:span><text:span text:style-name="T759">Journal of Neurology</text:span>,<text:s/><text:span text:style-name="T760">270</text:span>(3), 1215–1223.<text:s/><text:a xlink:href="https://doi.org/10.1007/s00415-022-11444-w" office:target-frame-name="_top" xlink:show="replace"><text:span text:style-name="T761">https://doi.org/10.1007/s00415-022-11444-w</text:span></text:a></text:p>
      <text:p text:style-name="P762">Schild, A.-K., Scharfenberg, D., Kirchner, L., Klein, K., Regorius, A., Goereci, Y., Meiberth, D., Sannemann, L., Lülling, J., Schweitzer, F., &amp; others.<text:s/><text:span text:style-name="T763">(2023). Subjective and objective cognitive deficits in patients with post-COVID syndrome.<text:s/></text:span><text:span text:style-name="T764">Zeitschrift Für Neuropsychologie</text:span>.<text:s/><text:a xlink:href="https://doi.org/10.1024/1016-264X/a000374" office:target-frame-name="_top" xlink:show="replace"><text:span text:style-name="T765">https://doi.org/10.1024/1016-264X/a000374</text:span></text:a></text:p>
      <text:p text:style-name="P766">Spinhoven, P., Ormel, J., Sloekers, P., Kempen, G., Speckens, A. E., &amp; van Hemert, A. M. (1997).<text:s/><text:span text:style-name="T767">A validation study of the Hospital Anxiety and Depression Scale (HADS) in different groups of Dutch subjects.<text:s/></text:span><text:span text:style-name="T768">Psychological Medicine</text:span><text:span text:style-name="T769">,<text:s/></text:span><text:span text:style-name="T770">27</text:span><text:span text:style-name="T771">(2), 363–370.<text:s/></text:span><text:a xlink:href="https://doi.org/10.1017/S0033291796004382" office:target-frame-name="_top" xlink:show="replace"><text:span text:style-name="T772">https://doi.org/10.1017/S0033291796004382</text:span></text:a></text:p>
      <text:p text:style-name="P773"><text:span text:style-name="T774">Stewart, R. (2012). Subjective cognitive impairment.<text:s/></text:span><text:span text:style-name="T775">Current Opinion in Psychiatry</text:span><text:span text:style-name="T776">,<text:s/></text:span><text:span text:style-name="T777">25</text:span><text:span text:style-name="T778">(6), 445–450.<text:s/></text:span><text:a xlink:href="https://doi.org/10.1097/YCO.0b013e3283586fd8" office:target-frame-name="_top" xlink:show="replace"><text:span text:style-name="T779">https://doi.org/10.1097/YCO.0b013e3283586fd8</text:span></text:a></text:p>
      <text:p text:style-name="P780"><text:span text:style-name="T781">Straus, E., Sherman, E., &amp; Spreen, O. (2006). A compendium of neuropsychological tests: Administration, norms, and commentary.<text:s/></text:span><text:span text:style-name="T782">American Journal of Hypnosis</text:span><text:span text:style-name="T783">, 267–270.</text:span></text:p>
      <text:p text:style-name="P784"><text:span text:style-name="T785">Tinsley, A., Macklin, E., Korzenik, J., &amp; Sands, B. (2011). Validation of the Functional Assessment of Chronic Illness Therapy-Fatigue (FACIT-F) in patients with inflammatory bowel disease.<text:s/></text:span><text:span text:style-name="T786">Alimentary Pharmacology &amp; Therapeutics</text:span><text:span text:style-name="T787">,<text:s/></text:span><text:span text:style-name="T788">34</text:span><text:span text:style-name="T789">(11–12), 1328–1336.<text:s/></text:span><text:a xlink:href="https://doi.org/10.1111/j.1365-2036.2011.04871.x" office:target-frame-name="_top" xlink:show="replace"><text:span text:style-name="T790">https://doi.org/10.1111/j.1365-2036.2011.04871.x</text:span></text:a></text:p>
      <text:p text:style-name="P791"><text:span text:style-name="T792">Tombaugh, T. (2004). Trail Making Test A and B: Normative data stratified by age and education.<text:s/></text:span><text:span text:style-name="T793">Archives of Clinical Neuropsychology</text:span><text:span text:style-name="T794">,<text:s/></text:span><text:span text:style-name="T795">19</text:span><text:span text:style-name="T796">(2), 203–214.<text:s/></text:span><text:a xlink:href="https://doi.org/10.1016/S0887-6177(03)00039-8" office:target-frame-name="_top" xlink:show="replace"><text:span text:style-name="T797">https://doi.org/10.1016/S0887-6177(03)00039-8</text:span></text:a></text:p>
      <text:p text:style-name="P798"><text:span text:style-name="T799">Wojcik, G. M., Shriki, O., Kwasniewicz, L., Kawiak, A., Ben-Horin, Y., Furman, S., Wróbel, K., Bartosik, B., &amp; Panas, E. (2023). Investigating brain cortical activity in patients with post-COVID-19 brain fog.<text:s/></text:span><text:span text:style-name="T800">Frontiers in Neuroscience</text:span><text:span text:style-name="T801">,<text:s/></text:span><text:span text:style-name="T802">17</text:span><text:span text:style-name="T803">, 1019778.<text:s/></text:span><text:a xlink:href="https://doi.org/10.3389/fnins.2023.1019778" office:target-frame-name="_top" xlink:show="replace"><text:span text:style-name="T804">https://doi.org/10.3389/fnins.2023.1019778</text:span></text:a></text:p>
      <text:p text:style-name="P805"><text:span text:style-name="T806">Yellen, S. B., Cella, D. F., Webster, K., Blendowski, C., &amp; Kaplan, E. (1997). Measuring fatigue and other anemia-related symptoms with the Functional Assessment of Cancer Therapy (FACT) measurement system.<text:s/></text:span><text:span text:style-name="T807">Journal of Pain and Symptom Management</text:span><text:span text:style-name="T808">,<text:s/></text:span><text:span text:style-name="T809">13</text:span><text:span text:style-name="T810">(2), 63–74.</text:span><text:span text:style-name="T811"><text:s/></text:span><text:a xlink:href="https://doi.org/10.1016/S0885-3924(96)00274-6" office:target-frame-name="_top" xlink:show="replace"><text:span text:style-name="T812">https://doi.org/10.1016/S0885-3924(96)00274-6</text:span></text:a></text:p>
      <text:soft-page-break/>
      <text:p text:style-name="P813"><text:span text:style-name="T814">Zamarian, L., Rass, V., Goettfried, E., Mayr, V., Carbone, F., Kindl, P., Delazer, M., Djamshidian, A., Fanciulli, A., Mahlknecht, P., &amp; others. (2024). Objective and subjective cognitive outcomes one year after COVID-19.<text:s/></text:span><text:span text:style-name="T815">Annals of Clinical and Translational Neurology</text:span><text:span text:style-name="T816">.<text:s/></text:span><text:a xlink:href="https://doi.org/10.1002/acn3.52149" office:target-frame-name="_top" xlink:show="replace"><text:span text:style-name="T817">https://doi.org/10.1002/acn3.52149</text:span></text:a></text:p>
      <text:p text:style-name="P818"><text:span text:style-name="T819">Zigmond, A. S., &amp; Snaith, R. P. (1983). The hospital anxiety and depression scale.<text:s/></text:span><text:span text:style-name="T820">Acta Psychiatrica Scandinavica</text:span>,<text:s/><text:span text:style-name="T821">67</text:span>(6), 361–370.<text:s/><text:a xlink:href="https://doi.org/10.1111/j.1600-0447.1983.tb09716.x" office:target-frame-name="_top" xlink:show="replace"><text:span text:style-name="T822">https://doi.org/10.1111/j.1600-0447.1983.tb09716.x</text:span></text:a></text:p>
      <text:p text:style-name="P8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animate-in" style:display-name="animate-in" style:family="text" style:parent-style-name="DefaultParagraphFont"/>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9T11:28:00Z</meta:creation-date>
    <dc:date>2024-09-30T01:53:00Z</dc:date>
    <meta:print-date>2024-09-26T09:19:00Z</meta:print-date>
    <meta:template xlink:href="Normal.dotm" xlink:type="simple"/>
    <meta:editing-cycles>71</meta:editing-cycles>
    <meta:editing-duration>PT0S</meta:editing-duration>
    <meta:document-statistic meta:page-count="19" meta:paragraph-count="96" meta:word-count="6592" meta:character-count="48027" meta:row-count="346" meta:non-whitespace-character-count="41531"/>
  </office:meta>
</office:document-meta>
</file>